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cm"/>
    </style:style>
    <style:style style:name="pr8" style:family="presentation" style:parent-style-name="Default-subtitle">
      <style:graphic-properties draw:fill-color="#ffffff" draw:textarea-vertical-align="top" fo:min-height="10.647cm"/>
    </style:style>
    <style:style style:name="pr9" style:family="presentation" style:parent-style-name="Default-title">
      <style:graphic-properties fo:min-height="1.406cm"/>
    </style:style>
    <style:style style:name="pr10" style:family="presentation" style:parent-style-name="Default-subtitle">
      <style:graphic-properties draw:fill-color="#ffffff" draw:textarea-vertical-align="top" fo:min-height="13.4cm"/>
    </style:style>
    <style:style style:name="pr11" style:family="presentation" style:parent-style-name="Default-title">
      <style:graphic-properties draw:textarea-vertical-align="top" fo:min-height="14.583cm"/>
    </style:style>
    <style:style style:name="pr12" style:family="presentation" style:parent-style-name="Default-title">
      <style:graphic-properties draw:textarea-vertical-align="top" fo:min-height="14.572cm"/>
    </style:style>
    <style:style style:name="pr13" style:family="presentation" style:parent-style-name="Default-title">
      <style:graphic-properties fo:min-height="2.629cm"/>
    </style:style>
    <style:style style:name="pr14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co17" style:family="table-column">
      <style:table-column-properties style:column-width="2.258cm" style:use-optimal-column-width="false"/>
    </style:style>
    <style:style style:name="co18" style:family="table-column">
      <style:table-column-properties style:column-width="5.735cm" style:use-optimal-column-width="false"/>
    </style:style>
    <style:style style:name="co19" style:family="table-column">
      <style:table-column-properties style:column-width="12.776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ro9" style:family="table-row">
      <style:table-row-properties style:row-height="1.785cm"/>
    </style:style>
    <style:style style:name="ro10" style:family="table-row">
      <style:table-row-properties style:row-height="1.7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ce4" style:family="table-cell">
      <loext:graphic-properties draw:fill="solid" draw:fill-color="#ffffff" draw:textarea-vertical-align="middle"/>
      <style:paragraph-properties fo:text-align="center"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36pt"/>
    </style:style>
    <style:style style:name="T14" style:family="text">
      <style:text-properties fo:color="#cf3834" style:font-name="Liberation Serif1" fo:font-size="36pt"/>
    </style:style>
    <style:style style:name="T1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5§display§\sin^{-1}\left( \frac{x}{a} \right) \ + \ c §svg§600§FALSE§</svg:desc>
          <draw:polygon draw:style-name="gr2" draw:text-style-name="P6" draw:layer="layout" svg:width="3.529cm" svg:height="0.921cm" svg:x="16.611cm" svg:y="9.679cm" svg:viewBox="0 0 3530 922" draw:points="1766,922 0,922 0,0 3530,0 3530,922">
            <text:p/>
          </draw:polygon>
          <draw:path draw:style-name="gr3" draw:text-style-name="P7" draw:layer="layout" svg:width="0.173cm" svg:height="0.243cm" svg:x="16.601cm" svg:y="10.023cm" svg:viewBox="0 0 174 244" svg:d="M92 134c12 3 56 11 56 50 0 26-18 48-60 48-45 0-64-30-74-76-1-6-2-8-7-8-7 0-7 3-7 13v70c0 9 0 13 6 13 2 0 4-1 13-11 1-1 1-2 11-12 23 22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16.81cm" svg:y="9.906cm" svg:viewBox="0 0 114 354" svg:d="M77 120l-75 6v17c35 0 40 2 40 29v141c0 24-6 24-42 24v17c17-1 46-1 59-1 18 0 37 0 55 1v-17c-35 0-37-2-37-22zM79 28c0-17-13-28-29-28s-27 14-27 28 11 28 27 28 29-12 29-28z">
            <text:p/>
          </draw:path>
          <draw:path draw:style-name="gr3" draw:text-style-name="P7" draw:layer="layout" svg:width="0.265cm" svg:height="0.233cm" svg:x="16.955cm" svg:y="10.026cm" svg:viewBox="0 0 266 234" svg:d="M41 52v143c0 22-5 22-41 22v17c18 0 46-1 60-1 13 0 41 1 59 1v-17c-35 0-41 0-41-22v-99c0-55 37-84 71-84 33 0 39 29 39 59v124c0 22-6 22-40 22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25cm" svg:height="0.018cm" svg:x="17.272cm" svg:y="9.936cm" svg:viewBox="0 0 251 19" svg:d="M236 19c5 0 15 0 15-9 0-10-9-10-15-10h-222c-6 0-14 0-14 10 0 9 8 9 14 9z">
            <text:p/>
          </draw:path>
          <draw:path draw:style-name="gr3" draw:text-style-name="P7" draw:layer="layout" svg:width="0.135cm" svg:height="0.245cm" svg:x="17.601cm" svg:y="9.792cm" svg:viewBox="0 0 136 246" svg:d="M84 11c0-11-1-11-11-11-24 23-57 24-73 24v13c8 0 34 0 54-11v190c0 12 0 17-37 17h-15v13c8 0 53-1 66-1 12 0 59 1 68 1v-13h-15c-37 0-37-5-37-17z">
            <text:p/>
          </draw:path>
          <draw:path draw:style-name="gr3" draw:text-style-name="P7" draw:layer="layout" svg:width="0.201cm" svg:height="0.949cm" svg:x="17.98cm" svg:y="9.653cm" svg:viewBox="0 0 202 950" svg:d="M178 945c1 0 6 5 6 5h12c1 0 6 0 6-5 0-2-2-4-3-5-19-19-48-48-80-105-58-103-78-233-78-360 0-234 66-372 159-465 2-2 2-4 2-5 0-5-4-5-10-5-7 0-8 0-13 5-51 43-107 116-144 228-23 70-35 154-35 241 0 126 23 268 106 391 14 20 34 42 34 42 5 7 12 15 17 19z">
            <text:p/>
          </draw:path>
          <draw:path draw:style-name="gr3" draw:text-style-name="P7" draw:layer="layout" svg:width="0.263cm" svg:height="0.239cm" svg:x="18.279cm" svg:y="9.67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50 35 35 0 54-37 56-41 6 21 25 41 57 41 54 0 84-68 84-82 0-4-5-4-6-4-5 0-6 1-7 4-17 58-54 70-71 70-20 0-29-17-29-35 0-12 4-22 10-47z">
            <text:p/>
          </draw:path>
          <draw:polygon draw:style-name="gr3" draw:text-style-name="P7" draw:layer="layout" svg:width="0.301cm" svg:height="0.022cm" svg:x="18.263cm" svg:y="10.118cm" svg:viewBox="0 0 302 23" draw:points="151,23 0,23 0,0 302,0 302,23">
            <text:p/>
          </draw:polygon>
          <draw:path draw:style-name="gr3" draw:text-style-name="P7" draw:layer="layout" svg:width="0.241cm" svg:height="0.239cm" svg:x="18.296cm" svg:y="10.388cm" svg:viewBox="0 0 242 240" svg:d="M176 34c-9-20-25-34-49-34-61 0-127 78-127 155 0 50 29 85 71 85 11 0 37-2 68-39 5 21 23 39 48 39 19 0 31-12 40-29 8-19 15-51 15-53 0-4-4-4-6-4-6 0-6 1-7 9-9 34-19 65-41 65-14 0-15-13-15-24 0-12 1-15 7-39 5-22 6-28 11-47l19-75c4-15 4-15 4-18 0-9-6-14-15-14-13 0-21 12-23 23zM142 172c-3 9-3 9-11 19-23 29-45 37-59 37-28 0-35-29-35-49 0-27 17-93 30-117 16-31 40-50 61-50 35 0 42 43 42 47 0 2-1 6-2 8z">
            <text:p/>
          </draw:path>
          <draw:path draw:style-name="gr3" draw:text-style-name="P7" draw:layer="layout" svg:width="0.201cm" svg:height="0.949cm" svg:x="18.647cm" svg:y="9.653cm" svg:viewBox="0 0 202 950" svg:d="M202 474c0-151-36-312-141-431-7-8-26-29-39-39-4-4-5-4-12-4-5 0-10 0-10 5 0 2 2 5 4 6 18 18 46 47 79 105 57 101 78 232 78 358 0 230-64 370-159 466-1 1-2 4-2 5 0 5 5 5 10 5 7 0 8 0 13-4 50-43 107-116 144-228 23-72 35-158 35-244z">
            <text:p/>
          </draw:path>
          <draw:path draw:style-name="gr3" draw:text-style-name="P7" draw:layer="layout" svg:width="0.351cm" svg:height="0.352cm" svg:x="19.266cm" svg:y="9.952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19.961cm" svg:y="10.026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cm" svg:x="1.401cm" svg:y="9.6cm" presentation:class="title" presentation:user-transformed="true">
          <draw:text-box>
            <text:p xml:id="id154" text:id="id154"><text:span text:style-name="T4">Theorem</text:span></text:p>
          </draw:text-box>
        </draw:frame>
        <draw:frame presentation:style-name="pr8" draw:text-style-name="P10" draw:layer="layout" svg:width="26.6cm" svg:height="10.647cm" svg:x="0.6cm" svg:y="0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frame draw:style-name="standard" xml:id="id141" draw:id="id141" draw:layer="layout" svg:width="20.768cm" svg:height="7.14cm" svg:x="3.875cm" svg:y="1.892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9" table:default-cell-style-name="ce3">
              <table:table-cell table:style-name="ce4"/>
              <table:table-cell/>
              <table:table-cell/>
            </table:table-row>
            <table:table-row table:style-name="ro10" table:default-cell-style-name="ce3">
              <table:table-cell table:style-name="ce4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40" draw:id="id140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142" draw:id="id142">
          <svg:title>TexMaths</svg:title>
          <svg:desc>26§display§44§svg§600§FALSE§</svg:desc>
          <draw:polygon draw:style-name="gr2" draw:text-style-name="P6" draw:layer="layout" svg:width="0.796cm" svg:height="0.527cm" svg:x="4.525cm" svg:y="2.482cm" svg:viewBox="0 0 797 528" draw:points="400,528 0,528 0,0 797,0 797,528">
            <text:p/>
          </draw:polygon>
          <draw:path draw:style-name="gr3" draw:text-style-name="P7" draw:layer="layout" svg:width="0.407cm" svg:height="0.618cm" svg:x="4.504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  <draw:path draw:style-name="gr3" draw:text-style-name="P7" draw:layer="layout" svg:width="0.407cm" svg:height="0.618cm" svg:x="4.962cm" svg:y="2.436cm" svg:viewBox="0 0 408 619" svg:d="M244 469v79c0 34 0 44-69 44h-19v27c38-2 85-2 123-2 40 0 87 0 125 2v-27h-19c-69 0-71-10-71-44v-79h94v-29h-94v-417c0-17 0-23-14-23-9 0-11 0-17 10l-283 430v29zM250 440h-225l225-340z">
            <text:p/>
          </draw:path>
        </draw:g>
        <draw:g xml:id="id145" draw:id="id145">
          <svg:title>TexMaths</svg:title>
          <svg:desc>26§display§45§svg§600§FALSE§</svg:desc>
          <draw:polygon draw:style-name="gr2" draw:text-style-name="P6" draw:layer="layout" svg:width="0.777cm" svg:height="0.548cm" svg:x="4.526cm" svg:y="4.281cm" svg:viewBox="0 0 778 549" draw:points="389,549 0,549 0,0 778,0 778,549">
            <text:p/>
          </draw:polygon>
          <draw:path draw:style-name="gr3" draw:text-style-name="P7" draw:layer="layout" svg:width="0.407cm" svg:height="0.618cm" svg:x="4.505cm" svg:y="4.235cm" svg:viewBox="0 0 408 619" svg:d="M244 470v79c0 33 0 43-69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65cm" svg:height="0.629cm" svg:x="4.984cm" svg:y="4.245cm" svg:viewBox="0 0 366 630" svg:d="M366 426c0-108-75-202-175-202-43 0-83 15-116 48v-178c19 6 50 12 79 12 112 0 177-83 177-96 0-6-2-10-8-10-2 0-5 0-9 2-18 8-62 27-125 27-37 0-79-6-122-25-7-4-9-4-11-4-8 0-8 8-8 23v270c0 17 0 25 12 25 7 0 9-2 11-8 10-15 46-65 118-65 48 0 71 42 79 58 15 36 17 71 17 117 0 31 0 87-23 124-21 36-56 61-98 61-66 0-118-48-135-102 2 0 6 0 17 0 29 0 46-23 46-44 0-23-17-45-46-45-15 0-46 6-46 49 0 77 62 167 167 167 106 0 199-88 199-204z">
            <text:p/>
          </draw:path>
        </draw:g>
        <draw:g xml:id="id148" draw:id="id148">
          <svg:title>TexMaths</svg:title>
          <svg:desc>26§display§46§svg§600§FALSE§</svg:desc>
          <draw:polygon draw:style-name="gr2" draw:text-style-name="P6" draw:layer="layout" svg:width="0.782cm" svg:height="0.548cm" svg:x="4.525cm" svg:y="5.981cm" svg:viewBox="0 0 783 549" draw:points="393,549 0,549 0,0 783,0 783,549">
            <text:p/>
          </draw:polygon>
          <draw:path draw:style-name="gr3" draw:text-style-name="P7" draw:layer="layout" svg:width="0.406cm" svg:height="0.618cm" svg:x="4.504cm" svg:y="5.9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4.974cm" svg:y="5.945cm" svg:viewBox="0 0 380 630" svg:d="M83 310v-23c0-231 114-264 160-264 23 0 60 6 81 37-14 0-50 0-50 40 0 29 21 43 42 43 14 0 41-8 41-43 0-56-39-100-116-100-116 0-241 118-241 320 0 245 106 310 191 310 102 0 189-86 189-206 0-116-81-206-183-206-62 0-95 48-114 92zM191 605c-58 0-85-56-89-69-17-44-17-116-17-133 0-71 29-164 112-164 15 0 57 0 86 58 16 33 16 81 16 125 0 43 0 89-16 122-27 57-71 61-92 61z">
            <text:p/>
          </draw:path>
        </draw:g>
        <draw:g xml:id="id151" draw:id="id151">
          <svg:title>TexMaths</svg:title>
          <svg:desc>26§display§47§svg§600§FALSE§</svg:desc>
          <draw:polygon draw:style-name="gr2" draw:text-style-name="P6" draw:layer="layout" svg:width="0.81cm" svg:height="0.548cm" svg:x="4.526cm" svg:y="7.681cm" svg:viewBox="0 0 811 549" draw:points="406,549 0,549 0,0 811,0 811,549">
            <text:p/>
          </draw:polygon>
          <draw:path draw:style-name="gr3" draw:text-style-name="P7" draw:layer="layout" svg:width="0.407cm" svg:height="0.618cm" svg:x="4.505cm" svg:y="7.635cm" svg:viewBox="0 0 408 619" svg:d="M243 470v79c0 33 0 43-68 43h-19v27c38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92cm" svg:height="0.639cm" svg:x="4.988cm" svg:y="7.63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143" draw:id="id143">
          <svg:title>TexMaths</svg:title>
          <svg:desc>26§display§\smallint uv \ dx§svg§600§FALSE§</svg:desc>
          <draw:polygon draw:style-name="gr2" draw:text-style-name="P6" draw:layer="layout" svg:width="2.805cm" svg:height="0.76cm" svg:x="6.498cm" svg:y="2.4cm" svg:viewBox="0 0 2806 761" draw:points="1402,761 0,761 0,0 2806,0 2806,761">
            <text:p/>
          </draw:polygon>
          <draw:path draw:style-name="gr3" draw:text-style-name="P7" draw:layer="layout" svg:width="0.382cm" svg:height="0.852cm" svg:x="6.502cm" svg:y="2.35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71cm" svg:height="0.415cm" svg:x="7.114cm" svg:y="2.604cm" svg:viewBox="0 0 472 416" svg:d="M295 354c11 39 42 62 82 62 31 0 54-21 68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403cm" svg:height="0.415cm" svg:x="7.636cm" svg:y="2.604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7-54 148-54 188 0 100 81 114 125 114 154 0 206-304 206-352z">
            <text:p/>
          </draw:path>
          <draw:path draw:style-name="gr3" draw:text-style-name="P7" draw:layer="layout" svg:width="0.436cm" svg:height="0.646cm" svg:x="8.426cm" svg:y="2.37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8.892cm" svg:y="2.60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99-94 120-123 120-35 0-50-29-50-60 0-21 6-40 17-81z">
            <text:p/>
          </draw:path>
        </draw:g>
        <draw:g xml:id="id144" draw:id="id144">
          <svg:title>TexMaths</svg:title>
          <svg:desc>18§display§u \int v\ dx - \int \left( \smallint v \ dx. \frac{du}{dx} \right)\ dx.§svg§600§FALSE§</svg:desc>
          <draw:polygon draw:style-name="gr2" draw:text-style-name="P6" draw:layer="layout" svg:width="8.634cm" svg:height="1.455cm" svg:x="12.713cm" svg:y="2.088cm" svg:viewBox="0 0 8635 1456" draw:points="4317,1456 0,1456 0,0 8635,0 8635,1456">
            <text:p/>
          </draw:polygon>
          <draw:path draw:style-name="gr3" draw:text-style-name="P7" draw:layer="layout" svg:width="0.326cm" svg:height="0.287cm" svg:x="12.7cm" svg:y="2.694cm" svg:viewBox="0 0 327 288" svg:d="M204 245c8 27 29 43 57 43 21 0 37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" draw:text-style-name="P7" draw:layer="layout" svg:width="0.562cm" svg:height="1.406cm" svg:x="13.184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78cm" svg:height="0.287cm" svg:x="13.905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4.452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14.775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386cm" svg:height="0.026cm" svg:x="15.311cm" svg:y="2.802cm" svg:viewBox="0 0 387 27" svg:d="M366 27c10 0 21 0 21-14 0-13-11-13-21-13h-344c-10 0-22 0-22 13 0 14 12 14 22 14z">
            <text:p/>
          </draw:path>
          <draw:path draw:style-name="gr3" draw:text-style-name="P7" draw:layer="layout" svg:width="0.562cm" svg:height="1.406cm" svg:x="15.927cm" svg:y="2.112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1cm" svg:height="1.518cm" svg:x="16.761cm" svg:y="2.056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64cm" svg:height="0.589cm" svg:x="17.129cm" svg:y="2.52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2-34 7-70 11-101 6-47 16-72 39-72 12 0 20 6 24 12z">
            <text:p/>
          </draw:path>
          <draw:path draw:style-name="gr3" draw:text-style-name="P7" draw:layer="layout" svg:width="0.278cm" svg:height="0.287cm" svg:x="17.553cm" svg:y="2.694cm" svg:viewBox="0 0 279 288" svg:d="M279 45c0-35-17-45-28-45-16 0-31 16-31 30 0 9 3 13 10 19 13 13 22 30 22 53 0 26-39 172-114 172-31 0-46-22-46-55 0-36 17-82 36-135 4-11 9-19 9-32 0-29-22-52-53-52-60 0-84 92-84 98s6 6 7 6c7 0 7 0 10-12 19-63 46-78 65-78 6 0 16 0 16 21 0 15-6 33-10 44-29 74-38 102-38 130 0 69 57 79 87 79 106 0 142-210 142-243z">
            <text:p/>
          </draw:path>
          <draw:path draw:style-name="gr3" draw:text-style-name="P7" draw:layer="layout" svg:width="0.301cm" svg:height="0.447cm" svg:x="18.1cm" svg:y="2.534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18.422cm" svg:y="2.6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068cm" svg:height="0.068cm" svg:x="18.82cm" svg:y="2.905cm" svg:viewBox="0 0 69 69" svg:d="M69 35c0-19-16-35-34-35-19 0-35 16-35 35 0 18 16 34 35 34 18 0 34-16 34-34z">
            <text:p/>
          </draw:path>
          <draw:path draw:style-name="gr3" draw:text-style-name="P7" draw:layer="layout" svg:width="0.301cm" svg:height="0.447cm" svg:x="19.042cm" svg:y="2.106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26cm" svg:height="0.287cm" svg:x="19.364cm" svg:y="2.266cm" svg:viewBox="0 0 327 288" svg:d="M204 245c6 27 29 43 57 43 21 0 36-14 47-35 10-23 19-62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olygon draw:style-name="gr3" draw:text-style-name="P7" draw:layer="layout" svg:width="0.692cm" svg:height="0.026cm" svg:x="19.017cm" svg:y="2.802cm" svg:viewBox="0 0 693 27" draw:points="347,27 0,27 0,0 693,0 693,27">
            <text:p/>
          </draw:polygon>
          <draw:path draw:style-name="gr3" draw:text-style-name="P7" draw:layer="layout" svg:width="0.301cm" svg:height="0.447cm" svg:x="19.043cm" svg:y="2.967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19.364cm" svg:y="3.12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11cm" svg:height="1.518cm" svg:x="19.806cm" svg:y="2.056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301cm" svg:height="0.447cm" svg:x="20.591cm" svg:y="2.534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0.913cm" svg:y="2.6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068cm" svg:height="0.068cm" svg:x="21.311cm" svg:y="2.905cm" svg:viewBox="0 0 69 69" svg:d="M69 35c0-19-16-35-34-35-19 0-35 16-35 35 0 18 16 34 35 34 18 0 34-16 34-34z">
            <text:p/>
          </draw:path>
        </draw:g>
        <draw:g xml:id="id146" draw:id="id146">
          <svg:title>TexMaths</svg:title>
          <svg:desc>22§display§\smallint \sqrt{a^2 - x^2}\ dx§svg§600§FALSE§</svg:desc>
          <draw:polygon draw:style-name="gr2" draw:text-style-name="P6" draw:layer="layout" svg:width="4.79cm" svg:height="0.881cm" svg:x="6.22cm" svg:y="4.044cm" svg:viewBox="0 0 4791 882" draw:points="2395,882 0,882 0,0 4791,0 4791,882">
            <text:p/>
          </draw:polygon>
          <draw:path draw:style-name="gr3" draw:text-style-name="P7" draw:layer="layout" svg:width="0.323cm" svg:height="0.72cm" svg:x="6.224cm" svg:y="4.2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3cm" svg:y="4.0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1cm" svg:y="4.005cm" svg:viewBox="0 0 2490 33" draw:points="1246,33 0,33 0,0 2490,0 2490,33">
            <text:p/>
          </draw:polygon>
          <draw:path draw:style-name="gr3" draw:text-style-name="P7" draw:layer="layout" svg:width="0.355cm" svg:height="0.351cm" svg:x="7.522cm" svg:y="4.4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7.934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83cm" svg:y="4.58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21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68cm" svg:y="4.2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cm" svg:y="4.2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4cm" svg:y="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9" draw:id="id149">
          <svg:title>TexMaths</svg:title>
          <svg:desc>22§display§\smallint \sqrt{x^2 + a^2} \ dx§svg§600§FALSE§</svg:desc>
          <draw:polygon draw:style-name="gr2" draw:text-style-name="P6" draw:layer="layout" svg:width="4.79cm" svg:height="0.881cm" svg:x="6.219cm" svg:y="5.943cm" svg:viewBox="0 0 4791 882" draw:points="2395,882 0,882 0,0 4791,0 4791,882">
            <text:p/>
          </draw:polygon>
          <draw:path draw:style-name="gr3" draw:text-style-name="P7" draw:layer="layout" svg:width="0.323cm" svg:height="0.72cm" svg:x="6.223cm" svg:y="6.142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2cm" svg:y="5.90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cm" svg:y="5.904cm" svg:viewBox="0 0 2490 33" draw:points="1246,33 0,33 0,0 2490,0 2490,33">
            <text:p/>
          </draw:polygon>
          <draw:path draw:style-name="gr3" draw:text-style-name="P7" draw:layer="layout" svg:width="0.386cm" svg:height="0.351cm" svg:x="7.51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95cm" svg:y="6.24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55cm" svg:height="0.351cm" svg:x="9.255cm" svg:y="6.353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7cm" svg:y="6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69cm" svg:y="6.15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3cm" svg:y="6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7" draw:id="id147">
          <svg:title>TexMaths</svg:title>
          <svg:desc>18§display§\frac{x\sqrt{a^2 - x^2}}{2} + \frac{a^2}{2} \sin^{-1} \left( \frac{x}{a} \right) + c§svg§600§FALSE§</svg:desc>
          <draw:polygon draw:style-name="gr2" draw:text-style-name="P6" draw:layer="layout" svg:width="8.464cm" svg:height="1.358cm" svg:x="12.751cm" svg:y="3.935cm" svg:viewBox="0 0 8465 1359" draw:points="4232,1359 0,1359 0,0 8465,0 8465,1359">
            <text:p/>
          </draw:polygon>
          <draw:path draw:style-name="gr3" draw:text-style-name="P7" draw:layer="layout" svg:width="0.316cm" svg:height="0.287cm" svg:x="12.738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5-45 68-49 7 24 30 49 67 49 67 0 103-82 103-98 0-6-6-6-8-6-5 0-7 2-8 6-20 69-65 83-85 83-25 0-35-20-35-41 0-15 5-28 12-56z">
            <text:p/>
          </draw:path>
          <draw:path draw:style-name="gr3" draw:text-style-name="P7" draw:layer="layout" svg:width="0.494cm" svg:height="0.632cm" svg:x="13.127cm" svg:y="3.903cm" svg:viewBox="0 0 495 633" svg:d="M200 567l-111-246c-4-10-8-10-10-10 0 0-4 0-10 4l-60 46c-9 6-9 9-9 10 0 3 1 8 6 8 4 0 16-9 21-15 5-3 15-10 21-14l125 273c4 10 8 10 14 10 9 0 10-3 16-11l288-596c4-10 4-12 4-13 0-7-5-13-13-13-5 0-10 3-14 13z">
            <text:p/>
          </draw:path>
          <draw:polygon draw:style-name="gr3" draw:text-style-name="P7" draw:layer="layout" svg:width="2.037cm" svg:height="0.026cm" svg:x="13.608cm" svg:y="3.903cm" svg:viewBox="0 0 2038 27" draw:points="1020,27 0,27 0,0 2038,0 2038,27">
            <text:p/>
          </draw:polygon>
          <draw:path draw:style-name="gr3" draw:text-style-name="P7" draw:layer="layout" svg:width="0.29cm" svg:height="0.287cm" svg:x="13.633cm" svg:y="4.175cm" svg:viewBox="0 0 291 288" svg:d="M212 40c-12-23-31-40-59-40-74 0-153 94-153 186 0 60 35 102 85 102 13 0 45-3 82-48 6 26 27 48 58 48 23 0 37-15 47-35 10-23 19-62 19-63 0-6-6-6-7-6-8 0-8 2-9 12-11 40-23 77-49 77-17 0-19-15-19-28 0-15 2-19 9-48 7-26 7-33 13-56l23-89c4-19 4-19 4-22 0-11-7-17-17-17-16 0-26 14-27 27zM170 206c-3 11-3 11-13 23-27 34-53 44-71 44-31 0-41-34-41-59 0-31 20-110 36-139 18-38 47-61 73-61 42 0 50 52 50 57 0 2-1 7-2 10z">
            <text:p/>
          </draw:path>
          <draw:path draw:style-name="gr3" draw:text-style-name="P7" draw:layer="layout" svg:width="0.196cm" svg:height="0.294cm" svg:x="13.97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386cm" svg:height="0.026cm" svg:x="14.42cm" svg:y="4.284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15.017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ath draw:style-name="gr3" draw:text-style-name="P7" draw:layer="layout" svg:width="0.196cm" svg:height="0.294cm" svg:x="15.389cm" svg:y="3.979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2.927cm" svg:height="0.026cm" svg:x="12.719cm" svg:y="4.712cm" svg:viewBox="0 0 2928 27" draw:points="1463,27 0,27 0,0 2928,0 2928,27">
            <text:p/>
          </draw:polygon>
          <draw:path draw:style-name="gr3" draw:text-style-name="P7" draw:layer="layout" svg:width="0.252cm" svg:height="0.422cm" svg:x="14.055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421cm" svg:height="0.422cm" svg:x="15.897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6cm" svg:y="4.175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0-110 36-139 18-38 47-61 73-61 42 0 50 52 50 57 0 2-1 7-2 10z">
            <text:p/>
          </draw:path>
          <draw:path draw:style-name="gr3" draw:text-style-name="P7" draw:layer="layout" svg:width="0.196cm" svg:height="0.294cm" svg:x="16.933cm" svg:y="3.932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7" draw:layer="layout" svg:width="0.618cm" svg:height="0.026cm" svg:x="16.57cm" svg:y="4.712cm" svg:viewBox="0 0 619 27" draw:points="310,27 0,27 0,0 619,0 619,27">
            <text:p/>
          </draw:polygon>
          <draw:path draw:style-name="gr3" draw:text-style-name="P7" draw:layer="layout" svg:width="0.252cm" svg:height="0.422cm" svg:x="16.753cm" svg:y="4.896cm" svg:viewBox="0 0 253 423" svg:d="M49 374l68-66c99-88 136-121 136-184 0-74-56-124-133-124-72 0-120 59-120 115 0 35 32 35 33 35 12 0 33-8 33-33 0-16-11-34-33-34-6 0-6 0-9 2 15-42 49-65 87-65 57 0 85 51 85 104 0 50-32 101-66 139l-123 136c-7 7-7 8-7 24h236l17-111h-15c-3 19-8 48-13 56-6 6-48 6-61 6z">
            <text:p/>
          </draw:path>
          <draw:path draw:style-name="gr3" draw:text-style-name="P7" draw:layer="layout" svg:width="0.208cm" svg:height="0.291cm" svg:x="17.391cm" svg:y="4.6cm" svg:viewBox="0 0 209 292" svg:d="M111 161c14 3 66 13 66 59 0 32-21 58-72 58-53 0-76-36-88-91-1-7-3-10-8-10-9 0-9 4-9 16v83c0 12 0 16 7 16 3 0 5-1 16-13 1-1 1-3 13-14 27 26 56 27 69 27 74 0 104-43 104-89 0-33-20-52-28-61-21-20-46-24-72-30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17.64cm" svg:y="4.46cm" svg:viewBox="0 0 137 425" svg:d="M92 144l-89 7v20c42 0 47 3 47 35v170c0 28-7 28-50 28v21c20-2 55-2 71-2 21 0 44 0 66 2v-21c-42 0-45-2-45-27zM95 33c0-20-16-33-35-33-20 0-33 17-33 33 0 17 13 35 33 35 19 0 35-15 35-35z">
            <text:p/>
          </draw:path>
          <draw:path draw:style-name="gr3" draw:text-style-name="P7" draw:layer="layout" svg:width="0.319cm" svg:height="0.28cm" svg:x="17.815cm" svg:y="4.604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8.194cm" svg:y="4.496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8.59cm" svg:y="4.323cm" svg:viewBox="0 0 163 295" svg:d="M101 13c0-13-2-13-13-13-29 27-69 29-88 29v16c10 0 40 0 65-13v227c0 14 0 20-45 20h-17v16c9 0 63-1 79-1 14 0 71 1 81 1v-16h-18c-44 0-44-6-44-20z">
            <text:p/>
          </draw:path>
          <draw:path draw:style-name="gr3" draw:text-style-name="P7" draw:layer="layout" svg:width="0.241cm" svg:height="1.137cm" svg:x="19.045cm" svg:y="4.156cm" svg:viewBox="0 0 242 1138" svg:d="M213 1133c2 0 7 5 7 5h15c1 0 7 0 7-5 0-3-2-5-3-6-23-23-58-58-96-127-70-122-94-279-94-430 0-281 79-446 191-558 2-2 2-5 2-6 0-6-4-6-12-6s-10 0-15 6c-61 52-129 139-173 273-28 84-42 184-42 290 0 151 27 320 127 467 17 25 41 51 41 51 6 8 15 18 21 23z">
            <text:p/>
          </draw:path>
          <draw:path draw:style-name="gr3" draw:text-style-name="P7" draw:layer="layout" svg:width="0.316cm" svg:height="0.287cm" svg:x="19.402cm" svg:y="4.17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7 49 67 0 103-82 103-98 0-6-6-6-8-6-5 0-7 2-8 6-20 69-65 83-85 83-25 0-35-20-35-41 0-15 5-28 12-56z">
            <text:p/>
          </draw:path>
          <draw:polygon draw:style-name="gr3" draw:text-style-name="P7" draw:layer="layout" svg:width="0.362cm" svg:height="0.026cm" svg:x="19.385cm" svg:y="4.712cm" svg:viewBox="0 0 363 27" draw:points="181,27 0,27 0,0 363,0 363,27">
            <text:p/>
          </draw:polygon>
          <draw:path draw:style-name="gr3" draw:text-style-name="P7" draw:layer="layout" svg:width="0.29cm" svg:height="0.287cm" svg:x="19.424cm" svg:y="5.037cm" svg:viewBox="0 0 291 288" svg:d="M212 40c-12-23-31-40-59-40-74 0-153 94-153 186 0 60 35 102 85 102 13 0 45-3 82-48 6 26 27 48 58 48 23 0 37-15 47-35 10-23 19-62 19-63 0-6-6-6-7-6-6 0-8 2-9 12-11 40-23 77-49 77-17 0-19-15-19-28 0-15 2-19 9-48 7-26 7-33 13-56l23-89c4-19 4-19 4-22 0-11-7-17-17-17-16 0-26 14-27 27zM170 206c-3 11-3 11-12 23-28 34-54 44-72 44-31 0-41-34-41-59 0-31 21-110 36-139 18-38 47-61 73-61 42 0 50 52 50 57 0 2-1 7-2 10z">
            <text:p/>
          </draw:path>
          <draw:path draw:style-name="gr3" draw:text-style-name="P7" draw:layer="layout" svg:width="0.241cm" svg:height="1.137cm" svg:x="19.844cm" svg:y="4.156cm" svg:viewBox="0 0 242 1138" svg:d="M242 569c0-182-43-375-169-517-8-10-31-35-47-48-4-4-6-4-14-4-6 0-12 0-12 6 0 3 3 6 4 7 22 22 56 56 95 127 69 121 94 277 94 429 0 274-76 443-190 558-2 1-3 4-3 6 0 5 6 5 12 5 8 0 10 0 15-4 61-52 129-139 173-273 28-87 42-190 42-292z">
            <text:p/>
          </draw:path>
          <draw:path draw:style-name="gr3" draw:text-style-name="P7" draw:layer="layout" svg:width="0.421cm" svg:height="0.422cm" svg:x="20.376cm" svg:y="4.51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0.999cm" svg:y="4.604cm" svg:viewBox="0 0 248 288" svg:d="M226 39c-10 0-19 0-29 10-10 9-11 20-11 24 0 15 11 22 24 22 19 0 36-14 36-40 0-32-30-55-76-55-85 0-170 91-170 180 0 57 37 108 104 108 90 0 144-68 144-75 0-4-5-9-8-9-4 0-5 2-8 8-51 61-120 61-128 61-39 0-56-30-56-69 0-26 12-87 34-126 19-36 55-64 89-64 22 0 46 8 55 25z">
            <text:p/>
          </draw:path>
        </draw:g>
        <draw:g xml:id="id150" draw:id="id150">
          <svg:title>TexMaths</svg:title>
          <svg:desc>18§display§\frac{x\sqrt{x^2 + a^2}}{2} +  \frac{a^2}{2} \log [\ x + \sqrt{x^2 + a^2}\ ] + c§svg§600§FALSE§</svg:desc>
          <draw:polygon draw:style-name="gr2" draw:text-style-name="P6" draw:layer="layout" svg:width="11.028cm" svg:height="1.351cm" svg:x="12.752cm" svg:y="5.737cm" svg:viewBox="0 0 11029 1352" draw:points="5514,1352 0,1352 0,0 11029,0 11029,1352">
            <text:p/>
          </draw:polygon>
          <draw:path draw:style-name="gr3" draw:text-style-name="P7" draw:layer="layout" svg:width="0.316cm" svg:height="0.287cm" svg:x="12.739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8cm" svg:y="5.7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09cm" svg:y="5.705cm" svg:viewBox="0 0 2038 27" draw:points="1020,27 0,27 0,0 2038,0 2038,27">
            <text:p/>
          </draw:polygon>
          <draw:path draw:style-name="gr3" draw:text-style-name="P7" draw:layer="layout" svg:width="0.316cm" svg:height="0.287cm" svg:x="13.627cm" svg:y="5.9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3.99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14.431cm" svg:y="5.88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5.053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cm" svg:y="5.7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cm" svg:y="6.514cm" svg:viewBox="0 0 2928 27" draw:points="1463,27 0,27 0,0 2928,0 2928,27">
            <text:p/>
          </draw:polygon>
          <draw:path draw:style-name="gr3" draw:text-style-name="P7" draw:layer="layout" svg:width="0.252cm" svg:height="0.422cm" svg:x="14.056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421cm" svg:height="0.422cm" svg:x="15.898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16.597cm" svg:y="5.9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4cm" svg:y="5.7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1cm" svg:y="6.514cm" svg:viewBox="0 0 619 27" draw:points="310,27 0,27 0,0 619,0 619,27">
            <text:p/>
          </draw:polygon>
          <draw:path draw:style-name="gr3" draw:text-style-name="P7" draw:layer="layout" svg:width="0.252cm" svg:height="0.422cm" svg:x="16.754cm" svg:y="6.6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2cm" svg:y="6.2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5cm" svg:y="6.4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cm" svg:y="6.3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3cm" svg:y="6.2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3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3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cm" svg:y="6.0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3cm" svg:y="6.039cm" svg:viewBox="0 0 2038 27" draw:points="1020,27 0,27 0,0 2038,0 2038,27">
            <text:p/>
          </draw:polygon>
          <draw:path draw:style-name="gr3" draw:text-style-name="P7" draw:layer="layout" svg:width="0.316cm" svg:height="0.287cm" svg:x="20.36cm" svg:y="6.4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2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421cm" svg:height="0.422cm" svg:x="21.164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1.786cm" svg:y="6.4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3cm" svg:y="6.2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4cm" svg:y="6.2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2cm" svg:y="6.3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4cm" svg:y="6.4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2" draw:id="id152">
          <svg:title>TexMaths</svg:title>
          <svg:desc>22§display§\smallint \sqrt{x^2 - a^2} \ dx§svg§600§FALSE§</svg:desc>
          <draw:polygon draw:style-name="gr2" draw:text-style-name="P6" draw:layer="layout" svg:width="4.79cm" svg:height="0.881cm" svg:x="6.221cm" svg:y="7.644cm" svg:viewBox="0 0 4791 882" draw:points="2395,882 0,882 0,0 4791,0 4791,882">
            <text:p/>
          </draw:polygon>
          <draw:path draw:style-name="gr3" draw:text-style-name="P7" draw:layer="layout" svg:width="0.323cm" svg:height="0.72cm" svg:x="6.225cm" svg:y="7.84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804cm" svg:y="7.6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489cm" svg:height="0.032cm" svg:x="7.492cm" svg:y="7.605cm" svg:viewBox="0 0 2490 33" draw:points="1246,33 0,33 0,0 2490,0 2490,33">
            <text:p/>
          </draw:polygon>
          <draw:path draw:style-name="gr3" draw:text-style-name="P7" draw:layer="layout" svg:width="0.386cm" svg:height="0.351cm" svg:x="7.51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9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518cm" svg:y="8.18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257cm" svg:y="8.05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ath draw:style-name="gr3" draw:text-style-name="P7" draw:layer="layout" svg:width="0.24cm" svg:height="0.36cm" svg:x="9.669cm" svg:y="7.8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71cm" svg:y="7.8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665cm" svg:y="8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53" draw:id="id153">
          <svg:title>TexMaths</svg:title>
          <svg:desc>18§display§\frac{x\sqrt{x^2 - a^2}}{2} -  \frac{a^2}{2} \log [\ x + \sqrt{x^2 - a^2}\ ] + c§svg§600§FALSE§</svg:desc>
          <draw:polygon draw:style-name="gr2" draw:text-style-name="P6" draw:layer="layout" svg:width="11.028cm" svg:height="1.351cm" svg:x="12.753cm" svg:y="7.537cm" svg:viewBox="0 0 11029 1352" draw:points="5514,1352 0,1352 0,0 11029,0 11029,1352">
            <text:p/>
          </draw:polygon>
          <draw:path draw:style-name="gr3" draw:text-style-name="P7" draw:layer="layout" svg:width="0.316cm" svg:height="0.287cm" svg:x="12.74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94cm" svg:height="0.633cm" svg:x="13.129cm" svg:y="7.505cm" svg:viewBox="0 0 495 634" svg:d="M200 567l-111-246c-4-10-8-10-10-10 0 0-4 0-10 4l-60 46c-9 6-9 9-9 11s1 7 6 7c4 0 16-9 21-15 5-3 15-10 21-14l125 274c4 10 8 10 14 10 9 0 10-3 16-12l288-596c4-10 4-12 4-13 0-7-5-13-13-13-5 0-10 3-14 13z">
            <text:p/>
          </draw:path>
          <draw:polygon draw:style-name="gr3" draw:text-style-name="P7" draw:layer="layout" svg:width="2.037cm" svg:height="0.026cm" svg:x="13.61cm" svg:y="7.505cm" svg:viewBox="0 0 2038 27" draw:points="1020,27 0,27 0,0 2038,0 2038,27">
            <text:p/>
          </draw:polygon>
          <draw:path draw:style-name="gr3" draw:text-style-name="P7" draw:layer="layout" svg:width="0.316cm" svg:height="0.287cm" svg:x="13.628cm" svg:y="7.77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14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4.448cm" svg:y="7.887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5.054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5.391cm" svg:y="7.581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2.927cm" svg:height="0.026cm" svg:x="12.721cm" svg:y="8.314cm" svg:viewBox="0 0 2928 27" draw:points="1463,27 0,27 0,0 2928,0 2928,27">
            <text:p/>
          </draw:polygon>
          <draw:path draw:style-name="gr3" draw:text-style-name="P7" draw:layer="layout" svg:width="0.252cm" svg:height="0.422cm" svg:x="14.057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386cm" svg:height="0.026cm" svg:x="15.915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6.598cm" svg:y="7.777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16.935cm" svg:y="7.534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618cm" svg:height="0.026cm" svg:x="16.572cm" svg:y="8.314cm" svg:viewBox="0 0 619 27" draw:points="310,27 0,27 0,0 619,0 619,27">
            <text:p/>
          </draw:polygon>
          <draw:path draw:style-name="gr3" draw:text-style-name="P7" draw:layer="layout" svg:width="0.252cm" svg:height="0.422cm" svg:x="16.755cm" svg:y="8.499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3" draw:text-style-name="P7" draw:layer="layout" svg:width="0.142cm" svg:height="0.44cm" svg:x="17.393cm" svg:y="8.04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7.566cm" svg:y="8.20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881cm" svg:y="8.19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1-73-35-18-71-18-110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8.264cm" svg:y="8.01cm" svg:viewBox="0 0 88 634" draw:points="88,634 88,609 26,609 26,26 88,26 88,0 0,0 0,634">
            <text:p/>
          </draw:polygon>
          <draw:path draw:style-name="gr3" draw:text-style-name="P7" draw:layer="layout" svg:width="0.316cm" svg:height="0.287cm" svg:x="18.594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8 12-56z">
            <text:p/>
          </draw:path>
          <draw:path draw:style-name="gr3" draw:text-style-name="P7" draw:layer="layout" svg:width="0.421cm" svg:height="0.422cm" svg:x="19.114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576cm" svg:height="0.759cm" svg:x="19.781cm" svg:y="7.839cm" svg:viewBox="0 0 577 760" svg:d="M199 760c20 0 20 0 27-13l347-723c4-8 4-10 4-11 0-7-5-13-12-13-9 0-11 6-15 13l-327 681-135-314-88 68 10 10 45-35z">
            <text:p/>
          </draw:path>
          <draw:polygon draw:style-name="gr3" draw:text-style-name="P7" draw:layer="layout" svg:width="2.037cm" svg:height="0.026cm" svg:x="20.344cm" svg:y="7.839cm" svg:viewBox="0 0 2038 27" draw:points="1020,27 0,27 0,0 2038,0 2038,27">
            <text:p/>
          </draw:polygon>
          <draw:path draw:style-name="gr3" draw:text-style-name="P7" draw:layer="layout" svg:width="0.316cm" svg:height="0.287cm" svg:x="20.361cm" svg:y="8.20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3" draw:text-style-name="P7" draw:layer="layout" svg:width="0.196cm" svg:height="0.294cm" svg:x="20.733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82cm" svg:y="8.314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1.787cm" svg:y="8.206cm" svg:viewBox="0 0 291 288" svg:d="M212 40c-12-23-31-40-59-40-74 0-153 94-153 186 0 60 35 102 85 102 13 0 45-3 82-48 6 26 27 48 58 48 23 0 37-14 47-35 10-23 19-61 19-63 0-6-6-6-7-6-6 0-7 2-9 12-11 40-23 78-49 78-17 0-19-16-19-29 0-15 2-19 9-48 7-26 7-33 13-56l23-89c4-19 4-19 4-22 0-11-7-17-17-17-16 0-26 14-27 27zM170 206c-3 11-3 11-12 23-28 35-54 45-72 45-31 0-41-35-41-59 0-32 20-111 36-140 18-38 47-61 73-61 42 0 51 52 51 57 0 2-2 7-3 10z">
            <text:p/>
          </draw:path>
          <draw:path draw:style-name="gr3" draw:text-style-name="P7" draw:layer="layout" svg:width="0.196cm" svg:height="0.294cm" svg:x="22.124cm" svg:y="8.009cm" svg:viewBox="0 0 197 295" svg:d="M197 215h-16c-1 10-5 36-11 40-3 3-38 3-43 3h-82c46-42 62-54 89-75 33-26 63-53 63-97 0-53-47-86-105-86-55 0-92 39-92 79 0 23 19 26 23 26 12 0 25-9 25-24 0-8-3-23-26-23 13-32 43-42 64-42 45 0 68 34 68 70 0 39-27 70-42 87l-108 105c-4 4-4 6-4 17h184z">
            <text:p/>
          </draw:path>
          <draw:polygon draw:style-name="gr3" draw:text-style-name="P7" draw:layer="layout" svg:width="0.087cm" svg:height="0.633cm" svg:x="22.605cm" svg:y="8.01cm" svg:viewBox="0 0 88 634" draw:points="88,0 0,0 0,26 62,26 62,609 0,609 0,634 88,634">
            <text:p/>
          </draw:polygon>
          <draw:path draw:style-name="gr3" draw:text-style-name="P7" draw:layer="layout" svg:width="0.421cm" svg:height="0.422cm" svg:x="22.943cm" svg:y="8.1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3.565cm" svg:y="8.206cm" svg:viewBox="0 0 248 288" svg:d="M226 39c-10 0-19 0-29 10-10 9-10 20-10 24 0 15 10 22 23 22 19 0 36-14 36-40 0-32-30-55-76-55-85 0-170 91-170 180 0 58 37 108 104 108 90 0 144-68 144-75 0-4-5-9-7-9-5 0-5 2-9 8-51 62-120 62-128 62-39 0-56-31-56-70 0-25 12-87 34-126 19-36 55-64 89-64 22 0 46 8 55 25z">
            <text:p/>
          </draw:path>
        </draw:g>
        <draw:g xml:id="id155" draw:id="id155">
          <svg:title>TexMaths</svg:title>
          <svg:desc>26§display§\text {If } f(x) \text { is a differentiable function of } x, \text { then}§svg§600§FALSE§</svg:desc>
          <draw:polygon draw:style-name="gr2" draw:text-style-name="P6" draw:layer="layout" svg:width="17.682cm" svg:height="0.822cm" svg:x="4.141cm" svg:y="11.648cm" svg:viewBox="0 0 17683 823" draw:points="8842,823 0,823 0,0 17683,0 17683,823">
            <text:p/>
          </draw:polygon>
          <draw:path draw:style-name="gr3" draw:text-style-name="P7" draw:layer="layout" svg:width="0.28cm" svg:height="0.625cm" svg:x="4.12cm" svg:y="11.66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4.455cm" svg:y="11.644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5.058cm" svg:y="11.64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5.645cm" svg:y="11.60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5.936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213cm" svg:height="0.914cm" svg:x="6.485cm" svg:y="11.6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7.121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7.375cm" svg:y="11.87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8.049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8.804cm" svg:y="11.654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9.309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55cm" svg:height="0.646cm" svg:x="9.559cm" svg:y="11.644cm" svg:viewBox="0 0 551 647" svg:d="M387 279h104v-27h-108v-106c0-84 45-125 85-125 4 0 17 0 31 6-10 4-27 15-27 37 0 21 15 40 40 40s39-19 39-40c0-33-31-64-83-64-54 0-96 35-100 40-27-36-77-40-102-40-87 0-193 48-193 148v104h-73v27h73v297c0 42-11 42-73 42v29c31-2 79-4 102-4s69 2 102 4v-29c-60 0-71 0-71-42v-297h194v297c0 42-11 42-73 42v29c35-2 79-4 104-4 37 0 81 0 116 4v-29h-18c-67 0-69-11-69-44zM131 252v-104c0-90 75-127 133-127 46 0 71 16 73 16v3c-17 0-33 12-33 37 0 6 0 29 25 37-2 13-2 21-2 32v106z">
            <text:p/>
          </draw:path>
          <draw:path draw:style-name="gr3" draw:text-style-name="P7" draw:layer="layout" svg:width="0.355cm" svg:height="0.421cm" svg:x="10.091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0.499cm" svg:y="11.88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0.857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1.267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11.73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2.105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1cm" svg:x="12.367cm" svg:y="11.879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2.81cm" svg:y="11.654cm" svg:viewBox="0 0 453 647" svg:d="M133 291v-291l-133 10v30c64 0 71 6 71 49v547h23c2-2 8-14 33-56 14 21 54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205cm" svg:height="0.635cm" svg:x="13.324cm" svg:y="11.65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13.573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4.287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61cm" svg:height="0.415cm" svg:x="14.565cm" svg:y="11.883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15.07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48cm" svg:height="0.421cm" svg:x="15.582cm" svg:y="11.87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8cm" svg:height="0.573cm" svg:x="15.976cm" svg:y="11.72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197cm" svg:height="0.612cm" svg:x="16.344cm" svg:y="11.67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6.593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61cm" svg:height="0.405cm" svg:x="17.053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7.862cm" svg:y="11.87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8.324cm" svg:y="11.64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57cm" svg:height="0.415cm" svg:x="18.904cm" svg:y="11.8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107cm" svg:height="0.274cm" svg:x="19.478cm" svg:y="12.191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7" draw:layer="layout" svg:width="0.286cm" svg:height="0.573cm" svg:x="20.127cm" svg:y="11.72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20.495cm" svg:y="11.65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20.999cm" svg:y="11.87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21.408cm" svg:y="11.88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</draw:g>
        <draw:g xml:id="id156" draw:id="id156">
          <svg:title>TexMaths</svg:title>
          <svg:desc>26§display§\int e^x [\ f(x) + f'(x) \ ] \ dx = e^x f(x) + c§svg§600§FALSE§</svg:desc>
          <draw:polygon draw:style-name="gr2" draw:text-style-name="P6" draw:layer="layout" svg:width="14.602cm" svg:height="1.94cm" svg:x="4.121cm" svg:y="12.75cm" svg:viewBox="0 0 14603 1941" draw:points="7303,1941 0,1941 0,0 14603,0 14603,1941">
            <text:p/>
          </draw:polygon>
          <draw:path draw:style-name="gr3" draw:text-style-name="P7" draw:layer="layout" svg:width="0.812cm" svg:height="2.032cm" svg:x="4.127cm" svg:y="12.704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353cm" svg:height="0.415cm" svg:x="5.184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7" draw:layer="layout" svg:width="0.344cm" svg:height="0.29cm" svg:x="5.598cm" svg:y="13.289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olygon draw:style-name="gr3" draw:text-style-name="P7" draw:layer="layout" svg:width="0.126cm" svg:height="0.915cm" svg:x="6.134cm" svg:y="13.262cm" svg:viewBox="0 0 127 916" draw:points="127,916 127,880 37,880 37,37 127,37 127,0 0,0 0,916">
            <text:p/>
          </draw:polygon>
          <draw:path draw:style-name="gr3" draw:text-style-name="P7" draw:layer="layout" svg:width="0.457cm" svg:height="0.833cm" svg:x="6.634cm" svg:y="13.303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7.222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7.513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213cm" svg:height="0.915cm" svg:x="8.0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8.618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57cm" svg:height="0.833cm" svg:x="9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81 173-2 0-25 0-44-17 44-2 52-35 52-50 0-21-16-31-35-31-23 0-50 21-50 54 0 42 40 64 77 64 52 0 87-54 104-89 29-58 52-169 52-175z">
            <text:p/>
          </draw:path>
          <draw:path draw:style-name="gr3" draw:text-style-name="P7" draw:layer="layout" svg:width="0.161cm" svg:height="0.332cm" svg:x="10.057cm" svg:y="13.214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10.373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0.664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213cm" svg:height="0.915cm" svg:x="11.214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11.84cm" svg:y="13.262cm" svg:viewBox="0 0 127 916" draw:points="127,0 0,0 0,37 89,37 89,880 0,880 0,916 127,916">
            <text:p/>
          </draw:polygon>
          <draw:path draw:style-name="gr3" draw:text-style-name="P7" draw:layer="layout" svg:width="0.436cm" svg:height="0.646cm" svg:x="12.416cm" svg:y="13.314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7" draw:layer="layout" svg:width="0.457cm" svg:height="0.415cm" svg:x="12.882cm" svg:y="13.54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608cm" svg:height="0.215cm" svg:x="13.682cm" svg:y="13.6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53cm" svg:height="0.415cm" svg:x="14.637cm" svg:y="13.545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9 27 69 58 0 94-148 94-185 94z">
            <text:p/>
          </draw:path>
          <draw:path draw:style-name="gr3" draw:text-style-name="P7" draw:layer="layout" svg:width="0.344cm" svg:height="0.29cm" svg:x="15.051cm" svg:y="13.289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57cm" svg:height="0.833cm" svg:x="15.529cm" svg:y="13.3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213cm" svg:height="0.915cm" svg:x="16.116cm" svg:y="13.26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6.407cm" svg:y="13.5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213cm" svg:height="0.915cm" svg:x="16.956cm" svg:y="13.26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17.514cm" svg:y="13.41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57cm" svg:height="0.415cm" svg:x="18.414cm" svg:y="13.545cm" svg:viewBox="0 0 358 416" svg:d="M327 56c-15 0-27 0-42 15-15 12-17 29-17 35 0 21 17 31 36 31 27 0 52-20 52-58 0-46-44-79-111-79-122 0-245 131-245 260 0 83 54 156 150 156 131 0 208-98 208-108 0-6-6-13-11-13-6 0-8 3-12 11-73 89-173 89-185 89-56 0-81-43-81-100 0-37 18-126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smil:attributeName="visibility" smil:to="visible"/>
                  <anim:animate smil:begin="0s" smil:dur="0.5s" smil:fill="hold" smil:decelerate="0.5" smil:targetElement="id140" smil:attributeName="rotate" smil:values="-90;0" smil:keyTimes="0;1"/>
                  <anim:animate smil:begin="0s" smil:dur="0.5s" smil:fill="hold" smil:decelerate="0.5" smil:targetElement="id140" smil:attributeName="width" smil:values="width;width*.05" smil:keyTimes="0;1"/>
                  <anim:animate smil:begin="0.5s" smil:dur="0.5s" smil:fill="hold" smil:accelerate="0.5" smil:targetElement="id140" smil:attributeName="width" smil:values="width*.05;width" smil:keyTimes="0;1"/>
                  <anim:animate smil:dur="1s" smil:fill="hold" smil:targetElement="id140" smil:attributeName="height" smil:values="height;height" smil:keyTimes="0;1"/>
                  <anim:animate smil:begin="0s" smil:dur="0.5s" smil:fill="hold" smil:decelerate="0.5" smil:targetElement="id140" smil:attributeName="x" smil:values="x+.4;x" smil:keyTimes="0;1"/>
                  <anim:animate smil:begin="0s" smil:dur="0.5s" smil:fill="hold" smil:decelerate="0.5" smil:targetElement="id140" smil:attributeName="y" smil:values="y-.2;y+.1" smil:keyTimes="0;1"/>
                  <anim:animate smil:begin="0.5s" smil:dur="0.5s" smil:fill="hold" smil:accelerate="0.5" smil:targetElement="id140" smil:attributeName="y" smil:values="y+.1;y" smil:keyTimes="0;1"/>
                  <anim:transitionFilter smil:begin="0s" smil:dur="1s" smil:decelerate="0.5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54" anim:sub-item="text" smil:attributeName="visibility" smil:to="visible"/>
                  <anim:animate smil:begin="0s" smil:dur="0.5s" smil:fill="hold" smil:decelerate="0.5" smil:targetElement="id154" anim:sub-item="text" smil:attributeName="rotate" smil:values="-90;0" smil:keyTimes="0;1"/>
                  <anim:animate smil:begin="0s" smil:dur="0.5s" smil:fill="hold" smil:decelerate="0.5" smil:targetElement="id154" anim:sub-item="text" smil:attributeName="width" smil:values="width;width*.05" smil:keyTimes="0;1"/>
                  <anim:animate smil:begin="0.5s" smil:dur="0.5s" smil:fill="hold" smil:accelerate="0.5" smil:targetElement="id154" anim:sub-item="text" smil:attributeName="width" smil:values="width*.05;width" smil:keyTimes="0;1"/>
                  <anim:animate smil:dur="1s" smil:fill="hold" smil:targetElement="id154" anim:sub-item="text" smil:attributeName="height" smil:values="height;height" smil:keyTimes="0;1"/>
                  <anim:animate smil:begin="0s" smil:dur="0.5s" smil:fill="hold" smil:decelerate="0.5" smil:targetElement="id154" anim:sub-item="text" smil:attributeName="x" smil:values="x+.4;x" smil:keyTimes="0;1"/>
                  <anim:animate smil:begin="0s" smil:dur="0.5s" smil:fill="hold" smil:decelerate="0.5" smil:targetElement="id154" anim:sub-item="text" smil:attributeName="y" smil:values="y-.2;y+.1" smil:keyTimes="0;1"/>
                  <anim:animate smil:begin="0.5s" smil:dur="0.5s" smil:fill="hold" smil:accelerate="0.5" smil:targetElement="id154" anim:sub-item="text" smil:attributeName="y" smil:values="y+.1;y" smil:keyTimes="0;1"/>
                  <anim:transitionFilter smil:begin="0s" smil:dur="1s" smil:decelerate="0.5" smil:targetElement="id1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56" smil:attributeName="visibility" smil:to="visible"/>
                  <anim:animate smil:dur="5s" smil:fill="hold" smil:targetElement="id156" smil:attributeName="x" smil:values="1+width/2;x" smil:keyTimes="0;1"/>
                  <anim:animate smil:dur="5s" smil:fill="hold" smil:targetElement="id1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199cm" svg:height="1.406cm" svg:x="1.438cm" svg:y="0.177cm" presentation:class="title" presentation:user-transformed="true">
          <draw:text-box>
            <text:p xml:id="id157" text:id="id157"><text:span text:style-name="T4"><text:s/></text:span><text:span text:style-name="T4">Examples </text:span></text:p>
          </draw:text-box>
        </draw:frame>
        <draw:frame presentation:style-name="pr10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8" draw:id="id158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9" draw:id="id159">
          <svg:title>TexMaths</svg:title>
          <svg:desc>24§display§\text {(1)}§svg§600§FALSE§</svg:desc>
          <draw:polygon draw:style-name="gr2" draw:text-style-name="P6" draw:layer="layout" svg:width="0.91cm" svg:height="0.759cm" svg:x="1.1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1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4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0§display§\smallint e^x ( \cot x - \cot^2 x - 1 ) \ dx§svg§600§FALSE§</svg:desc>
          <draw:polygon draw:style-name="gr2" draw:text-style-name="P6" draw:layer="layout" svg:width="7.914cm" svg:height="0.723cm" svg:x="2.527cm" svg:y="3.841cm" svg:viewBox="0 0 7915 724" draw:points="3957,724 0,724 0,0 7915,0 7915,724">
            <text:p/>
          </draw:polygon>
          <draw:path draw:style-name="gr3" draw:text-style-name="P7" draw:layer="layout" svg:width="0.293cm" svg:height="0.655cm" svg:x="2.53cm" svg:y="3.92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71cm" svg:height="0.319cm" svg:x="3.012cm" svg:y="4.11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3.33cm" svg:y="3.916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164cm" svg:height="0.703cm" svg:x="3.73cm" svg:y="3.8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3.959cm" svg:y="4.109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4.266cm" svg:y="4.109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21cm" svg:height="0.441cm" svg:x="4.612cm" svg:y="3.9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1cm" svg:height="0.319cm" svg:x="5.008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29cm" svg:height="0.029cm" svg:x="5.605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6.274cm" svg:y="4.109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6.581cm" svg:y="4.10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2cm" svg:height="0.441cm" svg:x="6.927cm" svg:y="3.9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18cm" svg:height="0.327cm" svg:x="7.218cm" svg:y="3.80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7.64cm" svg:y="4.11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8.236cm" svg:y="4.2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8.943cm" svg:y="3.955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9.272cm" svg:y="3.8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9.767cm" svg:y="3.93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0.125cm" svg:y="4.11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draw:g xml:id="id161" draw:id="id161">
          <svg:title>TexMaths</svg:title>
          <svg:desc>24§display§\text {(2)}§svg§600§FALSE§</svg:desc>
          <draw:polygon draw:style-name="gr2" draw:text-style-name="P6" draw:layer="layout" svg:width="0.91cm" svg:height="0.76cm" svg:x="16.826cm" svg:y="3.952cm" svg:viewBox="0 0 911 761" draw:points="455,761 0,761 0,0 911,0 911,761">
            <text:p/>
          </draw:polygon>
          <draw:path draw:style-name="gr3" draw:text-style-name="P7" draw:layer="layout" svg:width="0.197cm" svg:height="0.844cm" svg:x="16.866cm" svg:y="3.9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7.155cm" svg:y="3.981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583cm" svg:y="3.9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0§display§\int e^x \left( \frac{}{}\frac{1}{x + 1} - \frac{1}{ (x + 1)^2} \right) \ dx§svg§600§FALSE§</svg:desc>
          <draw:polygon draw:style-name="gr2" draw:text-style-name="P6" draw:layer="layout" svg:width="9.124cm" svg:height="1.617cm" svg:x="17.927cm" svg:y="3.443cm" svg:viewBox="0 0 9125 1618" draw:points="4562,1618 0,1618 0,0 9125,0 9125,1618">
            <text:p/>
          </draw:polygon>
          <draw:path draw:style-name="gr3" draw:text-style-name="P7" draw:layer="layout" svg:width="0.625cm" svg:height="1.562cm" svg:x="17.932cm" svg:y="3.4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8.745cm" svg:y="4.1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9.063cm" svg:y="3.9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9.657cm" svg:y="3.4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20.973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20.281cm" svg:y="4.237cm" svg:viewBox="0 0 1614 30" draw:points="806,30 0,30 0,0 1614,0 1614,30">
            <text:p/>
          </draw:polygon>
          <draw:path draw:style-name="gr3" draw:text-style-name="P7" draw:layer="layout" svg:width="0.351cm" svg:height="0.319cm" svg:x="20.301cm" svg:y="4.59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877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604cm" svg:y="4.44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2.193cm" svg:y="4.23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045cm" svg:y="3.48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2.921cm" svg:y="4.237cm" svg:viewBox="0 0 2475 30" draw:points="1238,30 0,30 0,0 2475,0 2475,30">
            <text:p/>
          </draw:polygon>
          <draw:path draw:style-name="gr3" draw:text-style-name="P7" draw:layer="layout" svg:width="0.164cm" svg:height="0.703cm" svg:x="22.991cm" svg:y="4.38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215cm" svg:y="4.5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791cm" svg:y="4.4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4.517cm" svg:y="4.4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4.847cm" svg:y="4.38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111cm" svg:y="4.3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46cm" svg:height="1.687cm" svg:x="25.505cm" svg:y="3.4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26.377cm" svg:y="3.9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735cm" svg:y="4.11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163" draw:id="id163">
          <svg:title>TexMaths</svg:title>
          <svg:desc>24§display§\text {(6)}§svg§600§FALSE§</svg:desc>
          <draw:polygon draw:style-name="gr2" draw:text-style-name="P6" draw:layer="layout" svg:width="0.91cm" svg:height="0.76cm" svg:x="1.126cm" svg:y="8.75cm" svg:viewBox="0 0 911 761" draw:points="455,761 0,761 0,0 911,0 911,761">
            <text:p/>
          </draw:polygon>
          <draw:path draw:style-name="gr3" draw:text-style-name="P7" draw:layer="layout" svg:width="0.197cm" svg:height="0.844cm" svg:x="1.166cm" svg:y="8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447cm" svg:y="8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.883cm" svg:y="8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4§display§\text {(7)}§svg§600§FALSE§</svg:desc>
          <draw:polygon draw:style-name="gr2" draw:text-style-name="P6" draw:layer="layout" svg:width="0.91cm" svg:height="0.76cm" svg:x="9.626cm" svg:y="8.752cm" svg:viewBox="0 0 911 761" draw:points="455,761 0,761 0,0 911,0 911,761">
            <text:p/>
          </draw:polygon>
          <draw:path draw:style-name="gr3" draw:text-style-name="P7" draw:layer="layout" svg:width="0.197cm" svg:height="0.844cm" svg:x="9.666cm" svg:y="8.7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9.958cm" svg:y="8.773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0.383cm" svg:y="8.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4" draw:id="id164">
          <svg:title>TexMaths</svg:title>
          <svg:desc>20§display§\int e^x \left[  \frac{ 1 + x^2 }{ ( 1 + x )^2 \right] dx§svg§600§FALSE§</svg:desc>
          <draw:polygon draw:style-name="gr2" draw:text-style-name="P6" draw:layer="layout" svg:width="5.786cm" svg:height="1.655cm" svg:x="2.128cm" svg:y="8.244cm" svg:viewBox="0 0 5787 1656" draw:points="2894,1656 0,1656 0,0 5787,0 5787,1656">
            <text:p/>
          </draw:polygon>
          <draw:path draw:style-name="gr3" draw:text-style-name="P7" draw:layer="layout" svg:width="0.625cm" svg:height="1.562cm" svg:x="2.133cm" svg:y="8.31cm" svg:viewBox="0 0 626 1563" svg:d="M34 1531c22 0 35-16 35-34 0-24-18-35-34-35-17 0-35 11-35 35 0 37 35 66 78 66 108 0 148-165 197-368 55-222 101-448 139-674 26-148 52-289 76-380 8-35 32-125 60-125 21 0 39 13 42 16-24 2-35 16-35 34 0 24 17 35 33 35 18 0 36-11 36-35 0-39-39-66-77-66-55 0-93 77-133 221-2 6-98 360-174 820-20 108-40 226-63 323-13 52-45 184-102 184-26 0-42-17-43-17z">
            <text:p/>
          </draw:path>
          <draw:path draw:style-name="gr3" draw:text-style-name="P7" draw:layer="layout" svg:width="0.271cm" svg:height="0.319cm" svg:x="2.946cm" svg:y="8.95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264cm" svg:y="8.75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3.886cm" svg:y="8.247cm" svg:viewBox="0 0 187 1688" draw:points="0,1688 187,1688 187,1649 38,1649 38,38 187,38 187,0 0,0">
            <text:p/>
          </draw:polygon>
          <draw:path draw:style-name="gr3" draw:text-style-name="P7" draw:layer="layout" svg:width="0.233cm" svg:height="0.469cm" svg:x="4.502cm" svg:y="8.32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8.38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8.47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6.083cm" svg:y="8.2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2.474cm" svg:height="0.029cm" svg:x="4.166cm" svg:y="9.076cm" svg:viewBox="0 0 2475 30" draw:points="1238,30 0,30 0,0 2475,0 2475,30">
            <text:p/>
          </draw:polygon>
          <draw:path draw:style-name="gr3" draw:text-style-name="P7" draw:layer="layout" svg:width="0.164cm" svg:height="0.703cm" svg:x="4.237cm" svg:y="9.2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4.502cm" svg:y="9.2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87cm" svg:y="9.3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5.67cm" svg:y="9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6.093cm" svg:y="9.2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6.357cm" svg:y="9.2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6.734cm" svg:y="8.247cm" svg:viewBox="0 0 187 1688" draw:points="147,1649 0,1649 0,1688 187,1688 187,0 0,0 0,38 147,38">
            <text:p/>
          </draw:polygon>
          <draw:path draw:style-name="gr3" draw:text-style-name="P7" draw:layer="layout" svg:width="0.335cm" svg:height="0.496cm" svg:x="7.242cm" svg:y="8.77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7 0-46-38-46-65 0-35 22-123 40-155 20-42 52-67 81-67 45 0 56 57 56 62 0 3-1 8-3 11z">
            <text:p/>
          </draw:path>
          <draw:path draw:style-name="gr3" draw:text-style-name="P7" draw:layer="layout" svg:width="0.351cm" svg:height="0.319cm" svg:x="7.6cm" svg:y="8.9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9" draw:id="id169">
          <svg:title>TexMaths</svg:title>
          <svg:desc>20§display§\int \left[ \frac{ \log x - 1}{ 1 + ( \log x )^2 } \right]^2 dx§svg§600§FALSE§</svg:desc>
          <draw:polygon draw:style-name="gr2" draw:text-style-name="P6" draw:layer="layout" svg:width="6.328cm" svg:height="1.769cm" svg:x="2.332cm" svg:y="12.846cm" svg:viewBox="0 0 6329 1770" draw:points="3165,1770 0,1770 0,0 6329,0 6329,1770">
            <text:p/>
          </draw:polygon>
          <draw:path draw:style-name="gr3" draw:text-style-name="P7" draw:layer="layout" svg:width="0.625cm" svg:height="1.563cm" svg:x="2.337cm" svg:y="13.027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3.292cm" svg:y="12.965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4.026cm" svg:y="13.02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218cm" svg:y="13.19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4.57cm" svg:y="13.18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5.049cm" svg:y="13.19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5.644cm" svg:y="13.31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6.351cm" svg:y="13.04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3.572cm" svg:y="13.794cm" svg:viewBox="0 0 3501 30" draw:points="1750,30 0,30 0,0 3501,0 3501,30">
            <text:p/>
          </draw:polygon>
          <draw:path draw:style-name="gr3" draw:text-style-name="P7" draw:layer="layout" svg:width="0.233cm" svg:height="0.47cm" svg:x="3.634cm" svg:y="13.997cm" svg:viewBox="0 0 234 471" svg:d="M146 18c0-16 0-18-16-18-45 45-108 45-130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4.119cm" svg:y="14.056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4.852cm" svg:y="13.9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5.079cm" svg:y="13.97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5.271cm" svg:y="14.1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5.623cm" svg:y="14.14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6.101cm" svg:y="14.1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6.522cm" svg:y="13.9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6.788cm" svg:y="13.93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7.165cm" svg:y="12.965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7.557cm" svg:y="12.8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7.988cm" svg:y="13.496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8.346cm" svg:y="13.6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0.73cm" svg:y="13.555cm" svg:viewBox="0 0 1333 761" draw:points="666,761 0,761 0,0 1333,0 1333,761">
            <text:p/>
          </draw:polygon>
          <draw:path draw:style-name="gr3" draw:text-style-name="P7" draw:layer="layout" svg:width="0.197cm" svg:height="0.844cm" svg:x="0.77cm" svg:y="13.5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091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514cm" svg:y="13.5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.907cm" svg:y="13.5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0§display§\int e^{\sin^{-1}x} \left[  \frac{ x + \sqrt{ 1 - x^2}}{\sqrt{ 1 - x^2}} \right] dx§svg§600§FALSE§</svg:desc>
          <draw:polygon draw:style-name="gr2" draw:text-style-name="P6" draw:layer="layout" svg:width="8.608cm" svg:height="2.037cm" svg:x="18.534cm" svg:y="12.946cm" svg:viewBox="0 0 8609 2038" draw:points="4304,2038 0,2038 0,0 8609,0 8609,2038">
            <text:p/>
          </draw:polygon>
          <draw:path draw:style-name="gr3" draw:text-style-name="P7" draw:layer="layout" svg:width="0.625cm" svg:height="1.562cm" svg:x="18.539cm" svg:y="13.185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71cm" svg:height="0.319cm" svg:x="19.352cm" svg:y="13.83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78cm" svg:height="0.225cm" svg:x="19.668cm" svg:y="13.631cm" svg:viewBox="0 0 179 226" svg:d="M166 13c0-8 0-13-8-13-1 0-3 0-9 6-2 0-7 5-8 7-16-10-35-13-53-13-70 0-88 37-88 62 0 16 6 29 19 39 19 16 37 19 69 24 24 5 64 11 64 45 0 19-13 43-61 43s-65-32-73-66c-2-6-2-8-10-8s-8 3-8 13v61c0 8 0 13 6 13 5 0 15-10 24-21 23 21 50 21 61 21 64 0 88-34 88-69 0-19-8-34-21-47-19-17-41-20-59-24-40-6-72-12-72-40 0-14 13-35 61-35 58 0 59 42 61 56 0 5 6 5 8 5 9 0 9-3 9-13z">
            <text:p/>
          </draw:path>
          <draw:path draw:style-name="gr3" draw:text-style-name="P7" draw:layer="layout" svg:width="0.108cm" svg:height="0.332cm" svg:x="19.897cm" svg:y="13.519cm" svg:viewBox="0 0 109 333" svg:d="M77 29c0-15-11-29-29-29-14 0-29 11-29 29 0 17 16 29 29 29 16 0 29-13 29-29zM2 120v19c32 0 35 2 35 27v128c0 21-5 21-37 21v18c2 0 35-2 56-2 18 0 35 0 53 2v-18c-29 0-34 0-34-21v-179z">
            <text:p/>
          </draw:path>
          <draw:path draw:style-name="gr3" draw:text-style-name="P7" draw:layer="layout" svg:width="0.265cm" svg:height="0.218cm" svg:x="20.054cm" svg:y="13.634cm" svg:viewBox="0 0 266 219" svg:d="M229 69c0-43-23-69-75-69-40 0-68 22-80 48h-2v-48l-72 5v19c34 0 37 3 37 27v128c0 21-5 21-37 21v19c2 0 35-3 56-3 19 0 53 2 58 3v-19c-32 0-37 0-37-21v-89c0-52 40-76 73-76 34 0 39 28 39 53v112c0 21-5 21-37 21v19c2 0 35-3 56-3 19 0 53 2 58 3v-19c-32 0-37 0-37-21z">
            <text:p/>
          </draw:path>
          <draw:path draw:style-name="gr3" draw:text-style-name="P7" draw:layer="layout" svg:width="0.269cm" svg:height="0.02cm" svg:x="20.395cm" svg:y="13.541cm" svg:viewBox="0 0 270 21" svg:d="M254 21c7 0 16 0 16-10 0-11-9-11-16-11h-240c-4 0-14 0-14 11 0 10 10 10 14 10z">
            <text:p/>
          </draw:path>
          <draw:path draw:style-name="gr3" draw:text-style-name="P7" draw:layer="layout" svg:width="0.145cm" svg:height="0.234cm" svg:x="20.769cm" svg:y="13.405cm" svg:viewBox="0 0 146 235" svg:d="M91 11c0-11-1-11-13-11-25 22-65 22-72 22h-6v16h6c8 0 31-1 52-9v176c0 11 0 16-37 16h-18v14c19-1 51-1 71-1s52 0 72 1v-14h-18c-37 0-37-5-37-16z">
            <text:p/>
          </draw:path>
          <draw:path draw:style-name="gr3" draw:text-style-name="P7" draw:layer="layout" svg:width="0.265cm" svg:height="0.223cm" svg:x="21.113cm" svg:y="13.634cm" svg:viewBox="0 0 266 224" svg:d="M99 166c-5 16-21 44-46 44-2 0-16 0-27-7 20-6 22-24 22-27 0-11-8-19-19-19-15 0-29 13-29 30 0 26 27 37 53 37 22 0 41-14 54-35 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0.209cm" svg:height="2.109cm" svg:x="21.753cm" svg:y="12.911cm" svg:viewBox="0 0 210 2110" draw:points="0,2110 210,2110 210,2065 43,2065 43,43 210,43 210,0 0,0">
            <text:p/>
          </draw:polygon>
          <draw:path draw:style-name="gr3" draw:text-style-name="P7" draw:layer="layout" svg:width="0.351cm" svg:height="0.319cm" svg:x="22.074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2.652cm" svg:y="13.2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367cm" svg:y="13.05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902cm" svg:y="13.052cm" svg:viewBox="0 0 1929 30" draw:points="965,30 0,30 0,0 1929,0 1929,30">
            <text:p/>
          </draw:polygon>
          <draw:path draw:style-name="gr3" draw:text-style-name="P7" draw:layer="layout" svg:width="0.233cm" svg:height="0.469cm" svg:x="23.964cm" svg:y="13.1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468cm" svg:y="13.47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5.132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5.545cm" svg:y="13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775cm" svg:height="0.029cm" svg:x="22.055cm" svg:y="13.951cm" svg:viewBox="0 0 3776 30" draw:points="1888,30 0,30 0,0 3776,0 3776,30">
            <text:p/>
          </draw:polygon>
          <draw:path draw:style-name="gr3" draw:text-style-name="P7" draw:layer="layout" svg:width="0.549cm" svg:height="0.703cm" svg:x="22.737cm" svg:y="14.092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1.928cm" svg:height="0.029cm" svg:x="23.271cm" svg:y="14.092cm" svg:viewBox="0 0 1929 30" draw:points="965,30 0,30 0,0 1929,0 1929,30">
            <text:p/>
          </draw:polygon>
          <draw:path draw:style-name="gr3" draw:text-style-name="P7" draw:layer="layout" svg:width="0.233cm" svg:height="0.469cm" svg:x="23.334cm" svg:y="14.23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836cm" svg:y="14.515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4.501cm" svg:y="14.3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24.914cm" svg:y="14.17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09cm" svg:height="2.109cm" svg:x="25.921cm" svg:y="12.911cm" svg:viewBox="0 0 210 2110" draw:points="166,2065 0,2065 0,2110 210,2110 210,0 0,0 0,43 166,43">
            <text:p/>
          </draw:polygon>
          <draw:path draw:style-name="gr3" draw:text-style-name="P7" draw:layer="layout" svg:width="0.335cm" svg:height="0.497cm" svg:x="26.468cm" svg:y="13.65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6.826cm" svg:y="13.8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6.73cm" svg:y="13.556cm" svg:viewBox="0 0 1333 761" draw:points="666,761 0,761 0,0 1333,0 1333,761">
            <text:p/>
          </draw:polygon>
          <draw:path draw:style-name="gr3" draw:text-style-name="P7" draw:layer="layout" svg:width="0.197cm" svg:height="0.844cm" svg:x="16.77cm" svg:y="13.5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1cm" svg:y="13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7.479cm" svg:y="13.5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907cm" svg:y="13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9)}§svg§600§FALSE§</svg:desc>
          <draw:polygon draw:style-name="gr2" draw:text-style-name="P6" draw:layer="layout" svg:width="0.91cm" svg:height="0.76cm" svg:x="1.127cm" svg:y="10.953cm" svg:viewBox="0 0 911 761" draw:points="455,761 0,761 0,0 911,0 911,761">
            <text:p/>
          </draw:polygon>
          <draw:path draw:style-name="gr3" draw:text-style-name="P7" draw:layer="layout" svg:width="0.197cm" svg:height="0.844cm" svg:x="1.167cm" svg:y="10.9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8cm" svg:y="10.9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884cm" svg:y="10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2§display§\smallint [\ \sin ( \log x ) + \cos ( \log x ) \ ] \ dx§svg§600§FALSE§</svg:desc>
          <draw:polygon draw:style-name="gr2" draw:text-style-name="P6" draw:layer="layout" svg:width="9.616cm" svg:height="0.696cm" svg:x="2.532cm" svg:y="10.951cm" svg:viewBox="0 0 9617 697" draw:points="4809,697 0,697 0,0 9617,0 9617,697">
            <text:p/>
          </draw:polygon>
          <draw:path draw:style-name="gr3" draw:text-style-name="P7" draw:layer="layout" svg:width="0.323cm" svg:height="0.72cm" svg:x="2.536cm" svg:y="10.93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2.993cm" svg:y="10.91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3.4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04cm" svg:y="10.9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19cm" svg:y="11.14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4.399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4.649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861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5.24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5.774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6.237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6.709cm" svg:y="11.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7.466cm" svg:y="11.14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805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196cm" svg:y="11.14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8.552cm" svg:y="10.91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8.802cm" svg:y="10.95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9.013cm" svg:y="11.14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398cm" svg:y="11.14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6cm" svg:height="0.351cm" svg:x="9.926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389cm" svg:y="10.91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921cm" svg:y="10.912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407cm" svg:y="10.956cm" svg:viewBox="0 0 370 547" svg:d="M370 9c0-2 0-9-11-9-10 0-84 7-99 9-5 0-10 3-10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1.801cm" svg:y="11.1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int \frac{e^x}{x} \left[ x ( \log x )^2 + 2 \log x \right] dx§svg§600§FALSE§</svg:desc>
          <draw:polygon draw:style-name="gr2" draw:text-style-name="P6" draw:layer="layout" svg:width="8.602cm" svg:height="1.493cm" svg:x="10.628cm" svg:y="8.446cm" svg:viewBox="0 0 8603 1494" draw:points="4301,1494 0,1494 0,0 8603,0 8603,1494">
            <text:p/>
          </draw:polygon>
          <draw:path draw:style-name="gr3" draw:text-style-name="P7" draw:layer="layout" svg:width="0.625cm" svg:height="1.563cm" svg:x="10.633cm" svg:y="8.41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11.529cm" svg:y="8.582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11.849cm" svg:y="8.421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682cm" svg:height="0.029cm" svg:x="11.497cm" svg:y="9.178cm" svg:viewBox="0 0 683 30" draw:points="341,30 0,30 0,0 683,0 683,30">
            <text:p/>
          </draw:polygon>
          <draw:path draw:style-name="gr3" draw:text-style-name="P7" draw:layer="layout" svg:width="0.351cm" svg:height="0.319cm" svg:x="11.657cm" svg:y="9.5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olygon draw:style-name="gr3" draw:text-style-name="P7" draw:layer="layout" svg:width="0.135cm" svg:height="0.844cm" svg:x="12.522cm" svg:y="8.771cm" svg:viewBox="0 0 136 845" draw:points="0,845 136,845 136,816 29,816 29,29 136,29 136,0 0,0">
            <text:p/>
          </draw:polygon>
          <draw:path draw:style-name="gr3" draw:text-style-name="P7" draw:layer="layout" svg:width="0.351cm" svg:height="0.319cm" svg:x="12.694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3.145cm" svg:y="8.8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157cm" svg:height="0.489cm" svg:x="13.37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562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3.914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4.393cm" svg:y="9.05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164cm" svg:height="0.703cm" svg:x="14.815cm" svg:y="8.8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079cm" svg:y="8.7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5.559cm" svg:y="8.9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258cm" svg:y="8.89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6.714cm" svg:y="8.8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906cm" svg:y="9.0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322cm" svg:height="0.465cm" svg:x="17.256cm" svg:y="9.05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351cm" svg:height="0.319cm" svg:x="17.736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olygon draw:style-name="gr3" draw:text-style-name="P7" draw:layer="layout" svg:width="0.135cm" svg:height="0.844cm" svg:x="18.133cm" svg:y="8.771cm" svg:viewBox="0 0 136 845" draw:points="136,845 136,0 0,0 0,29 109,29 109,816 0,816 0,845">
            <text:p/>
          </draw:polygon>
          <draw:path draw:style-name="gr3" draw:text-style-name="P7" draw:layer="layout" svg:width="0.335cm" svg:height="0.497cm" svg:x="18.556cm" svg:y="8.88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18.914cm" svg:y="9.0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>
          <svg:title>TexMaths</svg:title>
          <svg:desc>24§display§\text {(3)}§svg§600§FALSE§</svg:desc>
          <draw:polygon draw:style-name="gr2" draw:text-style-name="P6" draw:layer="layout" svg:width="0.91cm" svg:height="0.759cm" svg:x="1.122cm" svg:y="6.151cm" svg:viewBox="0 0 911 760" draw:points="455,760 0,760 0,0 911,0 911,760">
            <text:p/>
          </draw:polygon>
          <draw:path draw:style-name="gr3" draw:text-style-name="P7" draw:layer="layout" svg:width="0.197cm" svg:height="0.844cm" svg:x="1.162cm" svg:y="6.1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443cm" svg:y="6.1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.879cm" svg:y="6.1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2 + \sin 2x}{1 + \cos 2x} \right)\ dx§svg§600§FALSE§</svg:desc>
          <draw:polygon draw:style-name="gr2" draw:text-style-name="P6" draw:layer="layout" svg:width="6.862cm" svg:height="1.617cm" svg:x="2.227cm" svg:y="5.743cm" svg:viewBox="0 0 6863 1618" draw:points="3432,1618 0,1618 0,0 6863,0 6863,1618">
            <text:p/>
          </draw:polygon>
          <draw:path draw:style-name="gr3" draw:text-style-name="P7" draw:layer="layout" svg:width="0.625cm" svg:height="1.562cm" svg:x="2.232cm" svg:y="5.77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3.045cm" svg:y="6.417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3.363cm" svg:y="6.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3.957cm" svg:y="5.70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4.486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4.999cm" svg:y="5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1cm" svg:height="0.324cm" svg:x="5.685cm" svg:y="5.9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962cm" svg:y="5.7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6.157cm" svg:y="5.9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6.677cm" svg:y="5.78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15cm" svg:y="5.94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023cm" svg:height="0.029cm" svg:x="4.413cm" svg:y="6.537cm" svg:viewBox="0 0 3024 30" draw:points="1512,30 0,30 0,0 3024,0 3024,30">
            <text:p/>
          </draw:polygon>
          <draw:path draw:style-name="gr3" draw:text-style-name="P7" draw:layer="layout" svg:width="0.233cm" svg:height="0.469cm" svg:x="4.475cm" svg:y="6.7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4.96cm" svg:y="6.7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8cm" svg:height="0.324cm" svg:x="5.647cm" svg:y="6.89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955cm" svg:y="6.895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6.311cm" svg:y="6.89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6.717cm" svg:y="6.7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053cm" svg:y="6.89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7.543cm" svg:y="5.70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8.417cm" svg:y="6.23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5cm" svg:y="6.41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59cm" svg:x="9.625cm" svg:y="6.152cm" svg:viewBox="0 0 911 760" draw:points="455,760 0,760 0,0 911,0 911,760">
            <text:p/>
          </draw:polygon>
          <draw:path draw:style-name="gr3" draw:text-style-name="P7" draw:layer="layout" svg:width="0.197cm" svg:height="0.844cm" svg:x="9.665cm" svg:y="6.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9.934cm" svg:y="6.171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0.382cm" svg:y="6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( \frac{1 - \sin x}{1 - \cos x} \right) \ dx§svg§600§FALSE§</svg:desc>
          <draw:polygon draw:style-name="gr2" draw:text-style-name="P6" draw:layer="layout" svg:width="6.512cm" svg:height="1.617cm" svg:x="10.827cm" svg:y="5.744cm" svg:viewBox="0 0 6513 1618" draw:points="3256,1618 0,1618 0,0 6513,0 6513,1618">
            <text:p/>
          </draw:polygon>
          <draw:path draw:style-name="gr3" draw:text-style-name="P7" draw:layer="layout" svg:width="0.625cm" svg:height="1.562cm" svg:x="10.832cm" svg:y="5.771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1.645cm" svg:y="6.418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1.963cm" svg:y="6.22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46cm" svg:height="1.687cm" svg:x="12.557cm" svg:y="5.709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114cm" svg:y="5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618cm" svg:y="6.063cm" svg:viewBox="0 0 430 30" svg:d="M406 30c12 0 24 0 24-16 0-14-12-14-24-14h-382c-11 0-24 0-24 14 0 16 13 16 24 16z">
            <text:p/>
          </draw:path>
          <draw:path draw:style-name="gr3" draw:text-style-name="P7" draw:layer="layout" svg:width="0.231cm" svg:height="0.324cm" svg:x="14.285cm" svg:y="5.9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562cm" svg:y="5.7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4.757cm" svg:y="5.94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5.263cm" svg:y="5.9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2.671cm" svg:height="0.029cm" svg:x="13.013cm" svg:y="6.538cm" svg:viewBox="0 0 2672 30" draw:points="1336,30 0,30 0,0 2672,0 2672,30">
            <text:p/>
          </draw:polygon>
          <draw:path draw:style-name="gr3" draw:text-style-name="P7" draw:layer="layout" svg:width="0.233cm" svg:height="0.469cm" svg:x="13.075cm" svg:y="6.74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3.578cm" svg:y="7.02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4.247cm" svg:y="6.89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4.555cm" svg:y="6.89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14.911cm" svg:y="6.89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5.301cm" svg:y="6.89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346cm" svg:height="1.687cm" svg:x="15.792cm" svg:y="5.709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35cm" svg:height="0.497cm" svg:x="16.665cm" svg:y="6.24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023cm" svg:y="6.4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0§display§\int e^{3x}\left[ \log 2x + \frac{1}{3x} \right] dx§svg§600§FALSE§</svg:desc>
          <draw:polygon draw:style-name="gr2" draw:text-style-name="P6" draw:layer="layout" svg:width="6.982cm" svg:height="1.617cm" svg:x="18.332cm" svg:y="10.647cm" svg:viewBox="0 0 6983 1618" draw:points="3492,1618 0,1618 0,0 6983,0 6983,1618">
            <text:p/>
          </draw:polygon>
          <draw:path draw:style-name="gr3" draw:text-style-name="P7" draw:layer="layout" svg:width="0.625cm" svg:height="1.562cm" svg:x="18.337cm" svg:y="10.674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19.15cm" svg:y="11.321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26cm" svg:height="0.337cm" svg:x="19.471cm" svg:y="11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65cm" svg:height="0.223cm" svg:x="19.748cm" svg:y="11.12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0.37cm" svg:y="10.612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0.589cm" svg:y="11.14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781cm" svg:y="11.31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1.133cm" svg:y="11.3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81cm" svg:height="0.469cm" svg:x="21.626cm" svg:y="11.1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1.964cm" svg:y="11.32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2.54cm" svg:y="11.2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3.551cm" svg:y="10.6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54cm" svg:height="0.029cm" svg:x="23.288cm" svg:y="11.441cm" svg:viewBox="0 0 755 30" draw:points="378,30 0,30 0,0 755,0 755,30">
            <text:p/>
          </draw:polygon>
          <draw:path draw:style-name="gr3" draw:text-style-name="P7" draw:layer="layout" svg:width="0.292cm" svg:height="0.484cm" svg:x="23.317cm" svg:y="11.64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3.6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0.186cm" svg:height="1.687cm" svg:x="24.135cm" svg:y="10.612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4.642cm" svg:y="11.1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cm" svg:y="11.32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59cm" svg:x="16.731cm" svg:y="11.056cm" svg:viewBox="0 0 1333 760" draw:points="666,760 0,760 0,0 1333,0 1333,760">
            <text:p/>
          </draw:polygon>
          <draw:path draw:style-name="gr3" draw:text-style-name="P7" draw:layer="layout" svg:width="0.197cm" svg:height="0.844cm" svg:x="16.771cm" svg:y="11.0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7.092cm" svg:y="11.0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7.472cm" svg:y="11.085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7.908cm" svg:y="11.0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9.826cm" svg:y="6.154cm" svg:viewBox="0 0 911 760" draw:points="455,760 0,760 0,0 911,0 911,760">
            <text:p/>
          </draw:polygon>
          <draw:path draw:style-name="gr3" draw:text-style-name="P7" draw:layer="layout" svg:width="0.197cm" svg:height="0.844cm" svg:x="19.866cm" svg:y="6.11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0.155cm" svg:y="6.1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0.583cm" svg:y="6.1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int e^x \left[  \frac{x + 3 }{ (x + 4 )^2 \right] \ dx§svg§600§FALSE§</svg:desc>
          <draw:polygon draw:style-name="gr2" draw:text-style-name="P6" draw:layer="layout" svg:width="6.022cm" svg:height="1.617cm" svg:x="21.027cm" svg:y="5.745cm" svg:viewBox="0 0 6023 1618" draw:points="3011,1618 0,1618 0,0 6023,0 6023,1618">
            <text:p/>
          </draw:polygon>
          <draw:path draw:style-name="gr3" draw:text-style-name="P7" draw:layer="layout" svg:width="0.625cm" svg:height="1.562cm" svg:x="21.032cm" svg:y="5.77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71cm" svg:height="0.319cm" svg:x="21.845cm" svg:y="6.419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2.163cm" svg:y="6.22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186cm" svg:height="1.687cm" svg:x="22.786cm" svg:y="5.71cm" svg:viewBox="0 0 187 1688" draw:points="0,1688 187,1688 187,1650 38,1650 38,38 187,38 187,0 0,0">
            <text:p/>
          </draw:polygon>
          <draw:path draw:style-name="gr3" draw:text-style-name="P7" draw:layer="layout" svg:width="0.351cm" svg:height="0.319cm" svg:x="23.517cm" svg:y="5.9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4.094cm" svg:y="5.8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4.787cm" svg:y="5.7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2.474cm" svg:height="0.029cm" svg:x="23.066cm" svg:y="6.539cm" svg:viewBox="0 0 2475 30" draw:points="1238,30 0,30 0,0 2475,0 2475,30">
            <text:p/>
          </draw:polygon>
          <draw:path draw:style-name="gr3" draw:text-style-name="P7" draw:layer="layout" svg:width="0.164cm" svg:height="0.703cm" svg:x="23.136cm" svg:y="6.68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3.36cm" svg:y="6.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3.936cm" svg:y="6.80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4.619cm" svg:y="6.73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992cm" svg:y="6.68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256cm" svg:y="6.6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634cm" svg:y="5.71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375cm" svg:y="6.2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351cm" svg:height="0.319cm" svg:x="26.733cm" svg:y="6.4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>
          <svg:title>TexMaths</svg:title>
          <svg:desc>20§display§\int \left[  \frac{ \log x }{ ( 1 + \log x )^2 \right] \ dx§svg§600§FALSE§</svg:desc>
          <draw:polygon draw:style-name="gr2" draw:text-style-name="P6" draw:layer="layout" svg:width="6.248cm" svg:height="1.617cm" svg:x="21.033cm" svg:y="8.449cm" svg:viewBox="0 0 6249 1618" draw:points="3124,1618 0,1618 0,0 6249,0 6249,1618">
            <text:p/>
          </draw:polygon>
          <draw:path draw:style-name="gr3" draw:text-style-name="P7" draw:layer="layout" svg:width="0.625cm" svg:height="1.562cm" svg:x="21.038cm" svg:y="8.47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7" draw:layer="layout" svg:width="0.186cm" svg:height="1.687cm" svg:x="21.993cm" svg:y="8.414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23.332cm" svg:y="8.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524cm" svg:y="8.6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3.876cm" svg:y="8.6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354cm" svg:y="8.6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3.499cm" svg:height="0.029cm" svg:x="22.273cm" svg:y="9.243cm" svg:viewBox="0 0 3500 30" draw:points="1750,30 0,30 0,0 3500,0 3500,30">
            <text:p/>
          </draw:polygon>
          <draw:path draw:style-name="gr3" draw:text-style-name="P7" draw:layer="layout" svg:width="0.164cm" svg:height="0.703cm" svg:x="22.343cm" svg:y="9.38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22.609cm" svg:y="9.4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3.094cm" svg:y="9.5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57cm" svg:height="0.489cm" svg:x="23.78cm" svg:y="9.4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3.972cm" svg:y="9.60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4.324cm" svg:y="9.59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4.802cm" svg:y="9.6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5.223cm" svg:y="9.38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5.488cm" svg:y="9.3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66cm" svg:y="8.414cm" svg:viewBox="0 0 187 1688" draw:points="147,1650 0,1650 0,1688 187,1688 187,0 0,0 0,38 147,38">
            <text:p/>
          </draw:polygon>
          <draw:path draw:style-name="gr3" draw:text-style-name="P7" draw:layer="layout" svg:width="0.335cm" svg:height="0.497cm" svg:x="26.607cm" svg:y="8.9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965cm" svg:y="9.1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9.832cm" svg:y="8.858cm" svg:viewBox="0 0 911 761" draw:points="455,761 0,761 0,0 911,0 911,761">
            <text:p/>
          </draw:polygon>
          <draw:path draw:style-name="gr3" draw:text-style-name="P7" draw:layer="layout" svg:width="0.197cm" svg:height="0.844cm" svg:x="19.872cm" svg:y="8.81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153cm" svg:y="8.887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0.589cm" svg:y="8.8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7" anim:sub-item="text" smil:attributeName="visibility" smil:to="visible"/>
                  <anim:animate smil:begin="0s" smil:dur="0.5s" smil:fill="hold" smil:decelerate="0.5" smil:targetElement="id157" anim:sub-item="text" smil:attributeName="rotate" smil:values="-90;0" smil:keyTimes="0;1"/>
                  <anim:animate smil:begin="0s" smil:dur="0.5s" smil:fill="hold" smil:decelerate="0.5" smil:targetElement="id157" anim:sub-item="text" smil:attributeName="width" smil:values="width;width*.05" smil:keyTimes="0;1"/>
                  <anim:animate smil:begin="0.5s" smil:dur="0.5s" smil:fill="hold" smil:accelerate="0.5" smil:targetElement="id157" anim:sub-item="text" smil:attributeName="width" smil:values="width*.05;width" smil:keyTimes="0;1"/>
                  <anim:animate smil:dur="1s" smil:fill="hold" smil:targetElement="id157" anim:sub-item="text" smil:attributeName="height" smil:values="height;height" smil:keyTimes="0;1"/>
                  <anim:animate smil:begin="0s" smil:dur="0.5s" smil:fill="hold" smil:decelerate="0.5" smil:targetElement="id157" anim:sub-item="text" smil:attributeName="x" smil:values="x+.4;x" smil:keyTimes="0;1"/>
                  <anim:animate smil:begin="0s" smil:dur="0.5s" smil:fill="hold" smil:decelerate="0.5" smil:targetElement="id157" anim:sub-item="text" smil:attributeName="y" smil:values="y-.2;y+.1" smil:keyTimes="0;1"/>
                  <anim:animate smil:begin="0.5s" smil:dur="0.5s" smil:fill="hold" smil:accelerate="0.5" smil:targetElement="id157" anim:sub-item="text" smil:attributeName="y" smil:values="y+.1;y" smil:keyTimes="0;1"/>
                  <anim:transitionFilter smil:begin="0s" smil:dur="1s" smil:decelerate="0.5" smil:targetElement="id1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2" draw:id="id172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74" draw:id="id174">
          <svg:title>TexMaths</svg:title>
          <svg:desc>24§display§\text {Let,}§svg§600§FALSE§</svg:desc>
          <draw:polygon draw:style-name="gr2" draw:text-style-name="P6" draw:layer="layout" svg:width="1.318cm" svg:height="0.655cm" svg:x="2.641cm" svg:y="1.85cm" svg:viewBox="0 0 1319 656" draw:points="659,656 0,656 0,0 1319,0 1319,656">
            <text:p/>
          </draw:polygon>
          <draw:path draw:style-name="gr3" draw:text-style-name="P7" draw:layer="layout" svg:width="0.464cm" svg:height="0.577cm" svg:x="2.626cm" svg:y="1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5cm" svg:y="2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7cm" svg:y="1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01cm" svg:y="2.2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5" draw:id="id175">
          <svg:title>TexMaths</svg:title>
          <svg:desc>24§display§\text {I}§svg§600§FALSE§</svg:desc>
          <draw:polygon draw:style-name="gr2" draw:text-style-name="P6" draw:layer="layout" svg:width="0.197cm" svg:height="0.493cm" svg:x="4.447cm" svg:y="1.85cm" svg:viewBox="0 0 198 494" draw:points="100,494 0,494 0,0 198,0 198,494">
            <text:p/>
          </draw:polygon>
          <draw:path draw:style-name="gr3" draw:text-style-name="P7" draw:layer="layout" svg:width="0.258cm" svg:height="0.577cm" svg:x="4.428cm" svg:y="1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smallint e^x ( \cot x - \cot^2 x - 1 ) \ dx§svg§600§FALSE§</svg:desc>
          <draw:polygon draw:style-name="gr2" draw:text-style-name="P6" draw:layer="layout" svg:width="9.521cm" svg:height="0.795cm" svg:x="5.039cm" svg:y="1.66cm" svg:viewBox="0 0 9522 796" draw:points="4760,796 0,796 0,0 9522,0 9522,796">
            <text:p/>
          </draw:polygon>
          <draw:path draw:style-name="gr3" draw:text-style-name="P7" draw:layer="layout" svg:width="0.515cm" svg:height="0.182cm" svg:x="5.044cm" svg:y="2.0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5.859cm" svg:y="1.746cm" svg:viewBox="0 0 324 722" svg:d="M294 32c-27 1-34 21-34 31 0 20 16 32 32 32s32-11 32-33c0-30-25-62-62-62-65 0-79 84-91 144-21 116-37 215-50 351-3 40-8 84-14 121-7 58-19 90-47 90-12 0-25-9-30-16 26 0 33-19 33-32 0-17-15-30-31-30s-32 9-32 32c0 30 25 62 62 62 65 0 79-83 91-146 21-111 37-210 49-347 4-42 9-86 14-123 7-58 20-88 48-88 14 0 25 7 30 14z">
            <text:p/>
          </draw:path>
          <draw:path draw:style-name="gr3" draw:text-style-name="P7" draw:layer="layout" svg:width="0.298cm" svg:height="0.351cm" svg:x="6.389cm" svg:y="1.9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39cm" svg:y="1.742cm" svg:viewBox="0 0 292 246" svg:d="M109 183c-5 18-23 48-51 48-2 0-18 0-30-7 23-8 25-27 25-30 0-13-9-22-21-22-16 0-32 15-32 34 0 28 30 40 56 40 27 0 48-15 62-38 14 28 44 38 65 38 63 0 95-68 95-84 0-7-7-7-9-7-7 0-7 3-9 10-12 37-44 66-75 66-21 0-34-15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7.179cm" svg:y="1.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7.429cm" svg:y="1.9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7.768cm" svg:y="1.9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149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86cm" svg:height="0.351cm" svg:x="8.585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241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975cm" svg:y="1.9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315cm" svg:y="1.9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695cm" svg:y="1.82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24cm" svg:height="0.36cm" svg:x="11.015cm" svg:y="1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78cm" svg:y="1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135cm" svg:y="2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12cm" svg:y="1.7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273cm" svg:y="1.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3.819cm" svg:y="1.76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13cm" svg:y="1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3" draw:id="id173">
          <svg:title>TexMaths</svg:title>
          <svg:desc>24§display§\text {(1)}§svg§600§FALSE§</svg:desc>
          <draw:polygon draw:style-name="gr2" draw:text-style-name="P6" draw:layer="layout" svg:width="0.91cm" svg:height="0.76cm" svg:x="0.922cm" svg:y="1.848cm" svg:viewBox="0 0 911 761" draw:points="455,761 0,761 0,0 911,0 911,761">
            <text:p/>
          </draw:polygon>
          <draw:path draw:style-name="gr3" draw:text-style-name="P7" draw:layer="layout" svg:width="0.197cm" svg:height="0.844cm" svg:x="0.962cm" svg:y="1.8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283cm" svg:y="1.8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679cm" svg:y="1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4§display§\text {I}§svg§600§FALSE§</svg:desc>
          <draw:polygon draw:style-name="gr2" draw:text-style-name="P6" draw:layer="layout" svg:width="0.197cm" svg:height="0.493cm" svg:x="2.247cm" svg:y="7.15cm" svg:viewBox="0 0 198 494" draw:points="100,494 0,494 0,0 198,0 198,494">
            <text:p/>
          </draw:polygon>
          <draw:path draw:style-name="gr3" draw:text-style-name="P7" draw:layer="layout" svg:width="0.258cm" svg:height="0.577cm" svg:x="2.228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2.841cm" svg:y="8.851cm" svg:viewBox="0 0 1319 656" draw:points="659,656 0,656 0,0 1319,0 1319,656">
            <text:p/>
          </draw:polygon>
          <draw:path draw:style-name="gr3" draw:text-style-name="P7" draw:layer="layout" svg:width="0.464cm" svg:height="0.577cm" svg:x="2.826cm" svg:y="8.8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cm" svg:y="9.0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7cm" svg:y="8.8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1cm" svg:y="9.2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4.547cm" svg:y="8.851cm" svg:viewBox="0 0 198 494" draw:points="100,494 0,494 0,0 198,0 198,494">
            <text:p/>
          </draw:polygon>
          <draw:path draw:style-name="gr3" draw:text-style-name="P7" draw:layer="layout" svg:width="0.258cm" svg:height="0.577cm" svg:x="4.528cm" svg:y="8.8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int e^x \left( \frac{1}{x + 1} - \frac{1}{ (x + 1)^2} \right) \ dx§svg§600§FALSE§</svg:desc>
          <draw:polygon draw:style-name="gr2" draw:text-style-name="P6" draw:layer="layout" svg:width="10.665cm" svg:height="1.779cm" svg:x="5.24cm" svg:y="8.162cm" svg:viewBox="0 0 10666 1780" draw:points="5332,1780 0,1780 0,0 10666,0 10666,1780">
            <text:p/>
          </draw:polygon>
          <draw:path draw:style-name="gr3" draw:text-style-name="P7" draw:layer="layout" svg:width="0.515cm" svg:height="0.182cm" svg:x="5.245cm" svg:y="8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cm" svg:y="8.1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4cm" svg:y="8.9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6cm" svg:y="8.6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7.959cm" svg:y="8.12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221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459cm" svg:y="9.035cm" svg:viewBox="0 0 1776 33" draw:points="887,33 0,33 0,0 1776,0 1776,33">
            <text:p/>
          </draw:polygon>
          <draw:path draw:style-name="gr3" draw:text-style-name="P7" draw:layer="layout" svg:width="0.386cm" svg:height="0.351cm" svg:x="8.482cm" svg:y="9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117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914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562cm" svg:y="9.0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cm" svg:y="8.2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1cm" svg:height="0.032cm" svg:x="11.362cm" svg:y="9.035cm" svg:viewBox="0 0 2722 33" draw:points="1362,33 0,33 0,0 2722,0 2722,33">
            <text:p/>
          </draw:polygon>
          <draw:path draw:style-name="gr3" draw:text-style-name="P7" draw:layer="layout" svg:width="0.18cm" svg:height="0.773cm" svg:x="11.44cm" svg:y="9.1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686cm" svg:y="9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2.322cm" svg:y="9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19cm" svg:y="9.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481cm" svg:y="9.1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772cm" svg:y="9.1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205cm" svg:y="8.12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164cm" svg:y="8.7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558cm" svg:y="8.9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79" draw:id="id179">
          <svg:title>TexMaths</svg:title>
          <svg:desc>24§display§\text {(2)}§svg§600§FALSE§</svg:desc>
          <draw:polygon draw:style-name="gr2" draw:text-style-name="P6" draw:layer="layout" svg:width="0.91cm" svg:height="0.759cm" svg:x="1.322cm" svg:y="8.849cm" svg:viewBox="0 0 911 760" draw:points="455,760 0,760 0,0 911,0 911,760">
            <text:p/>
          </draw:polygon>
          <draw:path draw:style-name="gr3" draw:text-style-name="P7" draw:layer="layout" svg:width="0.197cm" svg:height="0.844cm" svg:x="1.362cm" svg:y="8.8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651cm" svg:y="8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079cm" svg:y="8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7" draw:id="id177">
          <svg:title>TexMaths</svg:title>
          <svg:desc>22§display§= \smallint e^x [\ \cot x - ( \cot^2 x + 1 )\ ] \ dx§svg§600§FALSE§</svg:desc>
          <draw:polygon draw:style-name="gr2" draw:text-style-name="P6" draw:layer="layout" svg:width="10.467cm" svg:height="0.795cm" svg:x="2.84cm" svg:y="2.96cm" svg:viewBox="0 0 10468 796" draw:points="5234,796 0,796 0,0 10468,0 10468,796">
            <text:p/>
          </draw:polygon>
          <draw:path draw:style-name="gr3" draw:text-style-name="P7" draw:layer="layout" svg:width="0.515cm" svg:height="0.182cm" svg:x="2.845cm" svg:y="3.3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cm" svg:y="3.046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cm" svg:y="3.25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cm" svg:y="3.04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4cm" svg:y="3.0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3cm" svg:y="3.2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2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1cm" svg:y="3.12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86cm" svg:height="0.351cm" svg:x="6.559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4cm" svg:y="3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cm" svg:y="3.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8.25cm" svg:y="3.25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588cm" svg:y="3.2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8.968cm" svg:y="3.12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9.289cm" svg:y="2.9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53cm" svg:y="3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387cm" svg:y="3.1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186cm" svg:y="3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548cm" svg:y="3.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2.08cm" svg:y="3.0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566cm" svg:y="3.0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6cm" svg:y="3.2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2.348cm" svg:y="13.451cm" svg:viewBox="0 0 198 494" draw:points="100,494 0,494 0,0 198,0 198,494">
            <text:p/>
          </draw:polygon>
          <draw:path draw:style-name="gr3" draw:text-style-name="P7" draw:layer="layout" svg:width="0.258cm" svg:height="0.577cm" svg:x="2.329cm" svg:y="13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e^x [\ \cot x - \text {cosec}^2 x \ ] \ dx§svg§600§FALSE§</svg:desc>
          <draw:polygon draw:style-name="gr2" draw:text-style-name="P6" draw:layer="layout" svg:width="9.097cm" svg:height="0.795cm" svg:x="2.841cm" svg:y="4.362cm" svg:viewBox="0 0 9098 796" draw:points="4548,796 0,796 0,0 9098,0 9098,796">
            <text:p/>
          </draw:polygon>
          <draw:path draw:style-name="gr3" draw:text-style-name="P7" draw:layer="layout" svg:width="0.515cm" svg:height="0.182cm" svg:x="2.846cm" svg:y="4.7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1cm" svg:y="4.448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1cm" svg:y="4.65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541cm" svg:y="4.444cm" svg:viewBox="0 0 292 246" svg:d="M109 183c-5 18-23 48-51 48-2 0-18 0-30-7 23-8 25-27 25-30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5cm" svg:y="4.422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4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4cm" svg:y="4.6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2cm" svg:y="4.52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215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7.951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29cm" svg:y="4.65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8.679cm" svg:y="4.6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982cm" svg:y="4.6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29cm" svg:y="4.65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9.681cm" svg:y="4.32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17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106cm" svg:height="0.773cm" svg:x="10.711cm" svg:y="4.422cm" svg:viewBox="0 0 107 774" draw:points="107,0 0,0 0,32 76,32 76,745 0,745 0,774 107,774">
            <text:p/>
          </draw:polygon>
          <draw:path draw:style-name="gr3" draw:text-style-name="P7" draw:layer="layout" svg:width="0.369cm" svg:height="0.546cm" svg:x="11.196cm" svg:y="4.46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1.591cm" svg:y="4.6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[\ \cot x + ( - \text {cosec}^2 x ) \ ] \ dx§svg§600§FALSE§</svg:desc>
          <draw:polygon draw:style-name="gr2" draw:text-style-name="P6" draw:layer="layout" svg:width="10.299cm" svg:height="0.795cm" svg:x="2.844cm" svg:y="5.665cm" svg:viewBox="0 0 10300 796" draw:points="5150,796 0,796 0,0 10300,0 10300,796">
            <text:p/>
          </draw:polygon>
          <draw:path draw:style-name="gr3" draw:text-style-name="P7" draw:layer="layout" svg:width="0.515cm" svg:height="0.182cm" svg:x="2.849cm" svg:y="6.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3.664cm" svg:y="5.75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4.194cm" svg:y="5.9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544cm" svg:y="5.74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4.998cm" svg:y="5.725cm" svg:viewBox="0 0 107 774" draw:points="107,774 107,745 32,745 32,32 107,32 107,0 0,0 0,774">
            <text:p/>
          </draw:polygon>
          <draw:path draw:style-name="gr3" draw:text-style-name="P7" draw:layer="layout" svg:width="0.295cm" svg:height="0.356cm" svg:x="5.407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46cm" svg:y="5.95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125cm" svg:y="5.8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6.563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196cm" svg:y="5.8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8.004cm" svg:y="5.7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8.291cm" svg:y="6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856cm" svg:y="5.95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194cm" svg:y="5.95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85cm" svg:y="5.95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86cm" svg:y="5.95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34cm" svg:y="5.95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586cm" svg:y="5.62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921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385cm" svg:y="5.7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1.915cm" svg:y="5.725cm" svg:viewBox="0 0 107 774" draw:points="107,0 0,0 0,32 76,32 76,745 0,745 0,774 107,774">
            <text:p/>
          </draw:polygon>
          <draw:path draw:style-name="gr3" draw:text-style-name="P7" draw:layer="layout" svg:width="0.369cm" svg:height="0.546cm" svg:x="12.403cm" svg:y="5.7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797cm" svg:y="5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e^x  \cot x + c§svg§600§FALSE§</svg:desc>
          <draw:polygon draw:style-name="gr2" draw:text-style-name="P6" draw:layer="layout" svg:width="4.496cm" svg:height="0.545cm" svg:x="2.845cm" svg:y="7.066cm" svg:viewBox="0 0 4497 546" draw:points="2249,546 0,546 0,0 4497,0 4497,546">
            <text:p/>
          </draw:polygon>
          <draw:path draw:style-name="gr3" draw:text-style-name="P7" draw:layer="layout" svg:width="0.515cm" svg:height="0.182cm" svg:x="2.85cm" svg:y="7.3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3.658cm" svg:y="7.244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008cm" svg:y="7.027cm" svg:viewBox="0 0 292 246" svg:d="M109 183c-5 18-23 48-51 48-2 0-18 0-30-7 23-7 25-27 25-30 0-13-9-21-21-21-16 0-32 14-32 33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4.527cm" svg:y="7.238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865cm" svg:y="7.2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245cm" svg:y="7.11cm" svg:viewBox="0 0 243 486" svg:d="M120 167h110v-24h-110v-143h-20c0 63-24 146-100 150v17h67v213c0 97 72 106 100 106 55 0 76-55 76-106v-44h-20v44c0 57-22 87-51 87-52 0-52-71-52-85z">
            <text:p/>
          </draw:path>
          <draw:path draw:style-name="gr3" draw:text-style-name="P7" draw:layer="layout" svg:width="0.386cm" svg:height="0.351cm" svg:x="5.681cm" svg:y="7.2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7 103-104 103-30 0-42-25-42-52 0-17 5-33 14-68z">
            <text:p/>
          </draw:path>
          <draw:path draw:style-name="gr3" draw:text-style-name="P7" draw:layer="layout" svg:width="0.515cm" svg:height="0.517cm" svg:x="6.317cm" svg:y="7.13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2cm" svg:height="0.351cm" svg:x="7.078cm" svg:y="7.244cm" svg:viewBox="0 0 303 352" svg:d="M276 48c-12 0-23 0-35 12-12 10-14 25-14 30 0 17 14 26 30 26 23 0 44-17 44-49 0-39-37-67-93-67-104 0-208 111-208 220 0 70 46 132 127 132 111 0 176-83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= \int e^x \left[ \frac{1}{x + 1} + \left( -  \frac{1}{ (x + 1)^2 \right)} \right] \ dx§svg§600§FALSE§</svg:desc>
          <draw:polygon draw:style-name="gr2" draw:text-style-name="P6" draw:layer="layout" svg:width="12.083cm" svg:height="1.779cm" svg:x="3.24cm" svg:y="10.464cm" svg:viewBox="0 0 12084 1780" draw:points="6042,1780 0,1780 0,0 12084,0 12084,1780">
            <text:p/>
          </draw:polygon>
          <draw:path draw:style-name="gr3" draw:text-style-name="P7" draw:layer="layout" svg:width="0.515cm" svg:height="0.182cm" svg:x="3.245cm" svg:y="11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06cm" svg:y="10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4.954cm" svg:y="11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5.306cm" svg:y="10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5.991cm" svg:y="10.4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0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6.299cm" svg:y="11.337cm" svg:viewBox="0 0 1776 33" draw:points="887,33 0,33 0,0 1776,0 1776,33">
            <text:p/>
          </draw:polygon>
          <draw:path draw:style-name="gr3" draw:text-style-name="P7" draw:layer="layout" svg:width="0.386cm" svg:height="0.351cm" svg:x="6.322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6.955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754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79cm" svg:y="11.0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271cm" svg:y="10.4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9.743cm" svg:y="11.3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cm" svg:y="10.5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0.373cm" svg:y="11.337cm" svg:viewBox="0 0 2723 33" draw:points="1362,33 0,33 0,0 2723,0 2723,33">
            <text:p/>
          </draw:polygon>
          <draw:path draw:style-name="gr3" draw:text-style-name="P7" draw:layer="layout" svg:width="0.18cm" svg:height="0.773cm" svg:x="10.449cm" svg:y="11.4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97cm" svg:y="11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3cm" svg:y="11.6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129cm" svg:y="11.5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492cm" svg:y="11.4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2.782cm" svg:y="11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3.215cm" svg:y="10.4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3.768cm" svg:y="10.4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83cm" svg:y="11.0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977cm" svg:y="11.2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e^x \left( \frac{1}{ x + 1 } \right) +  c§svg§600§FALSE§</svg:desc>
          <draw:polygon draw:style-name="gr2" draw:text-style-name="P6" draw:layer="layout" svg:width="5.991cm" svg:height="1.779cm" svg:x="3.242cm" svg:y="12.769cm" svg:viewBox="0 0 5992 1780" draw:points="2997,1780 0,1780 0,0 5992,0 5992,1780">
            <text:p/>
          </draw:polygon>
          <draw:path draw:style-name="gr3" draw:text-style-name="P7" draw:layer="layout" svg:width="0.515cm" svg:height="0.182cm" svg:x="3.247cm" svg:y="13.5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4.055cm" svg:y="13.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05cm" svg:y="13.293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5.058cm" svg:y="12.7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6.321cm" svg:y="12.8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5.559cm" svg:y="13.642cm" svg:viewBox="0 0 1775 33" draw:points="887,33 0,33 0,0 1775,0 1775,33">
            <text:p/>
          </draw:polygon>
          <draw:path draw:style-name="gr3" draw:text-style-name="P7" draw:layer="layout" svg:width="0.386cm" svg:height="0.351cm" svg:x="5.582cm" svg:y="14.0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6.216cm" svg:y="13.9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015cm" svg:y="13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7.453cm" svg:y="12.73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8.209cm" svg:y="13.401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8.971cm" svg:y="13.5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x) = \cot x, \ f'(x) = - \text {cosec}^2 x}§svg§600§FALSE§</svg:desc>
          <draw:polygon draw:style-name="gr2" draw:text-style-name="P6" draw:layer="layout" svg:width="10.555cm" svg:height="0.714cm" svg:x="15.732cm" svg:y="6.149cm" svg:viewBox="0 0 10556 715" draw:points="5277,715 0,715 0,0 10556,0 10556,715">
            <text:p/>
          </draw:polygon>
          <draw:polygon draw:style-name="gr3" draw:text-style-name="P7" draw:layer="layout" svg:width="0.121cm" svg:height="0.76cm" svg:x="15.828cm" svg:y="6.134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6cm" svg:y="6.241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49cm" svg:y="6.3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6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3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1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2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1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3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9.767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0.045cm" svg:y="6.3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0.354cm" svg:y="6.2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20.71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1cm" svg:y="6.605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581cm" svg:y="6.226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1.947cm" svg:y="6.163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166cm" svg:y="6.1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367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746cm" svg:y="6.1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168cm" svg:y="6.4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852cm" svg:y="6.502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4.314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281cm" svg:height="0.291cm" svg:x="24.591cm" svg:y="6.3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8cm" svg:height="0.291cm" svg:x="24.91cm" svg:y="6.389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5.157cm" svg:y="6.3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5.442cm" svg:y="6.389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5.73cm" svg:y="6.1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6.003cm" svg:y="6.3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332cm" svg:y="7.149cm" svg:viewBox="0 0 10355 1076" draw:points="5178,1076 0,1076 0,0 10355,0 10355,1076">
            <text:p/>
          </draw:polygon>
          <draw:path draw:style-name="gr3" draw:text-style-name="P7" draw:layer="layout" svg:width="0.264cm" svg:height="0.589cm" svg:x="16.335cm" svg:y="7.3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6.768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055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428cm" svg:y="7.37cm" svg:viewBox="0 0 88 634" draw:points="88,634 88,609 26,609 26,26 88,26 88,0 0,0 0,634">
            <text:p/>
          </draw:polygon>
          <draw:path draw:style-name="gr3" draw:text-style-name="P7" draw:layer="layout" svg:width="0.316cm" svg:height="0.576cm" svg:x="17.773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179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381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761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147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8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144cm" svg:y="7.3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362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564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943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378cm" svg:y="7.37cm" svg:viewBox="0 0 88 634" draw:points="88,0 0,0 0,26 62,26 62,609 0,609 0,634 88,634">
            <text:p/>
          </draw:polygon>
          <draw:path draw:style-name="gr3" draw:text-style-name="P7" draw:layer="layout" svg:width="0.301cm" svg:height="0.447cm" svg:x="21.775cm" svg:y="7.4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098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652cm" svg:y="7.6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3cm" svg:y="7.5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601cm" svg:y="7.3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3.952cm" svg:y="7.7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6cm" svg:y="7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514cm" svg:y="7.3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4.716cm" svg:y="7.5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094cm" svg:y="7.3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48cm" svg:y="7.4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4cm" svg:y="7.5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575cm" svg:y="7.117cm" svg:viewBox="0 0 145 1139" draw:points="115,1110 0,1110 0,1139 145,1139 145,0 0,0 0,30 115,30">
            <text:p/>
          </draw:polygon>
        </draw:g>
        <draw:g>
          <svg:title>TexMaths</svg:title>
          <svg:desc>18§display§\left[\ \text {Here } f(x) = \frac{1}{x + 1}, \ f'(x) = - \frac{1}{(x+1)^2}§svg§600§FALSE§</svg:desc>
          <draw:polygon draw:style-name="gr2" draw:text-style-name="P6" draw:layer="layout" svg:width="11.196cm" svg:height="1.455cm" svg:x="15.431cm" svg:y="12.249cm" svg:viewBox="0 0 11197 1456" draw:points="5598,1456 0,1456 0,0 11197,0 11197,1456">
            <text:p/>
          </draw:polygon>
          <draw:polygon draw:style-name="gr3" draw:text-style-name="P7" draw:layer="layout" svg:width="0.167cm" svg:height="1.518cm" svg:x="15.558cm" svg:y="12.2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5.965cm" svg:y="12.7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436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6.717cm" svg:y="12.8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6.965cm" svg:y="12.85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473cm" svg:y="12.688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7.881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082cm" svg:y="12.85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461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883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215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452cm" svg:height="0.026cm" svg:x="19.59cm" svg:y="12.963cm" svg:viewBox="0 0 1453 27" draw:points="726,27 0,27 0,0 1453,0 1453,27">
            <text:p/>
          </draw:polygon>
          <draw:path draw:style-name="gr3" draw:text-style-name="P7" draw:layer="layout" svg:width="0.316cm" svg:height="0.287cm" svg:x="19.609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422cm" svg:x="20.129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0.782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173cm" svg:y="13.0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644cm" svg:y="12.688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009cm" svg:y="12.62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2.228cm" svg:y="12.6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2.43cm" svg:y="12.85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2.809cm" svg:y="12.6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231cm" svg:y="12.9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915cm" svg:y="12.9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43cm" svg:y="12.2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227cm" svg:height="0.026cm" svg:x="24.43cm" svg:y="12.963cm" svg:viewBox="0 0 2228 27" draw:points="1115,27 0,27 0,0 2228,0 2228,27">
            <text:p/>
          </draw:polygon>
          <draw:path draw:style-name="gr3" draw:text-style-name="P7" draw:layer="layout" svg:width="0.147cm" svg:height="0.633cm" svg:x="24.494cm" svg:y="13.0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4.695cm" svg:y="13.28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5.214cm" svg:y="13.1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67cm" svg:y="13.1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64cm" svg:y="13.0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402cm" svg:y="13.0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2cm" svg:y="13.8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5cm" svg:y="14.0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8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5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8cm" svg:y="14.0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3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79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1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1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7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8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4cm" svg:y="14.0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2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4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3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8cm" svg:y="14.0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5cm" svg:y="14.1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8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2cm" svg:y="14.3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3cm" svg:y="14.2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1cm" svg:y="14.0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2cm" svg:y="14.4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6cm" svg:y="14.0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4cm" svg:y="14.0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6cm" svg:y="14.2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4cm" svg:y="14.0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cm" svg:y="14.1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4cm" svg:y="14.2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5cm" svg:y="13.817cm" svg:viewBox="0 0 145 1139" draw:points="115,1110 0,1110 0,1139 145,1139 145,0 0,0 0,30 115,30">
            <text:p/>
          </draw:polygon>
        </draw:g>
        <draw:g>
          <svg:title>TexMaths</svg:title>
          <svg:desc>22§display§=  \frac{e^x}{ x + 1 } +  c§svg§600§FALSE§</svg:desc>
          <draw:polygon draw:style-name="gr2" draw:text-style-name="P6" draw:layer="layout" svg:width="3.977cm" svg:height="1.561cm" svg:x="9.944cm" svg:y="12.869cm" svg:viewBox="0 0 3978 1562" draw:points="1989,1562 0,1562 0,0 3978,0 3978,1562">
            <text:p/>
          </draw:polygon>
          <draw:path draw:style-name="gr3" draw:text-style-name="P7" draw:layer="layout" svg:width="0.515cm" svg:height="0.182cm" svg:x="9.949cm" svg:y="1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1.363cm" svg:y="13.00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1.713cm" svg:y="12.8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10.814cm" svg:y="13.664cm" svg:viewBox="0 0 1776 33" draw:points="887,33 0,33 0,0 1776,0 1776,33">
            <text:p/>
          </draw:polygon>
          <draw:path draw:style-name="gr3" draw:text-style-name="P7" draw:layer="layout" svg:width="0.386cm" svg:height="0.351cm" svg:x="10.836cm" svg:y="14.0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472cm" svg:y="13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71cm" svg:y="13.8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2.896cm" svg:y="13.4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658cm" svg:y="13.531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7.2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7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007cm" svg:y="13.621cm" svg:viewBox="0 0 491 403" draw:points="246,403 0,403 0,0 491,0 491,403">
            <text:p/>
          </draw:polygon>
          <draw:path draw:style-name="gr3" draw:text-style-name="P7" draw:layer="layout" svg:width="0.555cm" svg:height="0.493cm" svg:x="0.988cm" svg:y="13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85" draw:id="id185">
          <svg:title>TexMaths</svg:title>
          <svg:desc>24§display§\text {Let,}§svg§600§FALSE§</svg:desc>
          <draw:polygon draw:style-name="gr2" draw:text-style-name="P6" draw:layer="layout" svg:width="1.318cm" svg:height="0.655cm" svg:x="2.9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2.9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= \int e^x \left( \frac{2 + \sin 2x}{1 + \cos 2x} \right)\ dx§svg§600§FALSE§</svg:desc>
          <draw:polygon draw:style-name="gr2" draw:text-style-name="P6" draw:layer="layout" svg:width="8.364cm" svg:height="1.779cm" svg:x="5.64cm" svg:y="0.761cm" svg:viewBox="0 0 8365 1780" draw:points="4184,1780 0,1780 0,0 8365,0 8365,1780">
            <text:p/>
          </draw:polygon>
          <draw:path draw:style-name="gr3" draw:text-style-name="P7" draw:layer="layout" svg:width="0.515cm" svg:height="0.182cm" svg:x="5.645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285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42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505cm" svg:y="0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26cm" svg:y="0.97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4cm" svg:y="0.80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79cm" svg:y="0.97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11.351cm" svg:y="0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721cm" svg:y="0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325cm" svg:height="0.032cm" svg:x="8.859cm" svg:y="1.634cm" svg:viewBox="0 0 3326 33" draw:points="1663,33 0,33 0,0 3326,0 3326,33">
            <text:p/>
          </draw:polygon>
          <draw:path draw:style-name="gr3" draw:text-style-name="P7" draw:layer="layout" svg:width="0.256cm" svg:height="0.516cm" svg:x="8.928cm" svg:y="1.8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46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0.218cm" svg:y="2.02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7cm" svg:y="2.0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6cm" svg:y="2.02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1.393cm" svg:y="1.8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765cm" svg:y="2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81cm" svg:height="1.856cm" svg:x="12.303cm" svg:y="0.72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263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657cm" svg:y="1.5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(3)}§svg§600§FALSE§</svg:desc>
          <draw:polygon draw:style-name="gr2" draw:text-style-name="P6" draw:layer="layout" svg:width="0.91cm" svg:height="0.759cm" svg:x="1.523cm" svg:y="1.45cm" svg:viewBox="0 0 911 760" draw:points="455,760 0,760 0,0 911,0 911,760">
            <text:p/>
          </draw:polygon>
          <draw:path draw:style-name="gr3" draw:text-style-name="P7" draw:layer="layout" svg:width="0.197cm" svg:height="0.844cm" svg:x="1.563cm" svg:y="1.4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1.4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1.4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848cm" svg:y="13.751cm" svg:viewBox="0 0 198 494" draw:points="100,494 0,494 0,0 198,0 198,494">
            <text:p/>
          </draw:polygon>
          <draw:path draw:style-name="gr3" draw:text-style-name="P7" draw:layer="layout" svg:width="0.258cm" svg:height="0.577cm" svg:x="4.829cm" svg:y="13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2 + 2\sin x \cos x}{ 2\cos^2 x } \right)\ dx§svg§600§FALSE§</svg:desc>
          <draw:polygon draw:style-name="gr2" draw:text-style-name="P6" draw:layer="layout" svg:width="10.142cm" svg:height="1.779cm" svg:x="5.64cm" svg:y="3.062cm" svg:viewBox="0 0 10143 1780" draw:points="5073,1780 0,1780 0,0 10143,0 10143,1780">
            <text:p/>
          </draw:polygon>
          <draw:path draw:style-name="gr3" draw:text-style-name="P7" draw:layer="layout" svg:width="0.515cm" svg:height="0.182cm" svg:x="5.645cm" svg:y="3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3.0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3.8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3.5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59cm" svg:y="3.0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8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461cm" svg:y="3.1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3cm" svg:y="3.1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0.732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38cm" svg:y="3.1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51cm" svg:y="3.2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807cm" svg:y="3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383cm" svg:y="3.2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721cm" svg:y="3.2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111cm" svg:y="3.2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543cm" svg:y="3.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5.103cm" svg:height="0.032cm" svg:x="8.859cm" svg:y="3.935cm" svg:viewBox="0 0 5104 33" draw:points="2552,33 0,33 0,0 5104,0 5104,33">
            <text:p/>
          </draw:polygon>
          <draw:path draw:style-name="gr3" draw:text-style-name="P7" draw:layer="layout" svg:width="0.309cm" svg:height="0.516cm" svg:x="10.216cm" svg:y="4.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718cm" svg:y="4.32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057cm" svg:y="4.3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48cm" svg:y="4.3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762cm" svg:y="4.0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26cm" svg:y="4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081cm" svg:y="3.0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042cm" svg:y="3.607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35cm" svg:y="3.8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int e^x \left( \frac{ 2 ( 1 + \sin x \cos x ) }{ 2\cos^2 x } \right)\ dx§svg§600§FALSE§</svg:desc>
          <draw:polygon draw:style-name="gr2" draw:text-style-name="P6" draw:layer="layout" svg:width="10.615cm" svg:height="1.779cm" svg:x="5.641cm" svg:y="5.464cm" svg:viewBox="0 0 10616 1780" draw:points="5308,1780 0,1780 0,0 10616,0 10616,1780">
            <text:p/>
          </draw:polygon>
          <draw:path draw:style-name="gr3" draw:text-style-name="P7" draw:layer="layout" svg:width="0.515cm" svg:height="0.182cm" svg:x="5.646cm" svg:y="6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5.4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6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5.9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cm" svg:y="5.4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899cm" svg:y="5.5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9.323cm" svg:y="5.44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617cm" svg:y="5.5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5cm" svg:y="5.5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90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21cm" svg:y="5.5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424cm" svg:y="5.6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98cm" svg:y="5.6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0.356cm" svg:x="12.554cm" svg:y="5.67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94cm" svg:y="5.6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85cm" svg:y="5.6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716cm" svg:y="5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179cm" svg:y="5.44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5.575cm" svg:height="0.032cm" svg:x="8.86cm" svg:y="6.337cm" svg:viewBox="0 0 5576 33" draw:points="2788,33 0,33 0,0 5576,0 5576,33">
            <text:p/>
          </draw:polygon>
          <draw:path draw:style-name="gr3" draw:text-style-name="P7" draw:layer="layout" svg:width="0.309cm" svg:height="0.516cm" svg:x="10.453cm" svg:y="6.5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0.956cm" svg:y="6.73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94cm" svg:y="6.7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85cm" svg:y="6.7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998cm" svg:y="6.4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63cm" svg:y="6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14.555cm" svg:y="5.4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69cm" svg:height="0.546cm" svg:x="15.515cm" svg:y="6.00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909cm" svg:y="6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( \frac{1}{ \cos^2 x } + \frac{\sin x \cos x}{ \cos^2 x } \right)\ dx§svg§600§FALSE§</svg:desc>
          <draw:polygon draw:style-name="gr2" draw:text-style-name="P6" draw:layer="layout" svg:width="11.378cm" svg:height="1.779cm" svg:x="5.642cm" svg:y="7.766cm" svg:viewBox="0 0 11379 1780" draw:points="5690,1780 0,1780 0,0 11379,0 11379,1780">
            <text:p/>
          </draw:polygon>
          <draw:path draw:style-name="gr3" draw:text-style-name="P7" draw:layer="layout" svg:width="0.515cm" svg:height="0.182cm" svg:x="5.647cm" svg:y="8.5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7.7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8.5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8.2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7.727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9.713cm" svg:y="7.8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954cm" svg:height="0.032cm" svg:x="8.861cm" svg:y="8.639cm" svg:viewBox="0 0 1955 33" draw:points="977,33 0,33 0,0 1955,0 1955,33">
            <text:p/>
          </draw:polygon>
          <draw:path draw:style-name="gr3" draw:text-style-name="P7" draw:layer="layout" svg:width="0.295cm" svg:height="0.356cm" svg:x="8.887cm" svg:y="9.03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27cm" svg:y="9.0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18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931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395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1.122cm" svg:y="8.3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1.97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275cm" svg:y="7.8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49cm" svg:y="7.984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046cm" svg:y="7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95cm" svg:height="0.356cm" svg:x="13.619cm" svg:y="7.97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59cm" svg:y="7.9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5cm" svg:y="7.9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779cm" svg:y="7.9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3.255cm" svg:height="0.032cm" svg:x="11.944cm" svg:y="8.639cm" svg:viewBox="0 0 3256 33" draw:points="1628,33 0,33 0,0 3256,0 3256,33">
            <text:p/>
          </draw:polygon>
          <draw:path draw:style-name="gr3" draw:text-style-name="P7" draw:layer="layout" svg:width="0.295cm" svg:height="0.356cm" svg:x="12.622cm" svg:y="9.0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61cm" svg:y="9.0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352cm" svg:y="9.03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3.665cm" svg:y="8.7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13cm" svg:y="9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81cm" svg:height="1.856cm" svg:x="15.319cm" svg:y="7.72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279cm" svg:y="8.31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673cm" svg:y="8.5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smallint e^x \left( \sec^2 x + \tan x \right)\ dx§svg§600§FALSE§</svg:desc>
          <draw:polygon draw:style-name="gr2" draw:text-style-name="P6" draw:layer="layout" svg:width="8.603cm" svg:height="0.872cm" svg:x="5.642cm" svg:y="10.367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0.7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0.453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0.6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0.44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0.349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4cm" svg:height="0.356cm" svg:x="8.215cm" svg:y="10.6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516cm" svg:y="10.6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865cm" svg:y="10.66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215cm" svg:y="10.32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8cm" svg:y="10.6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315cm" svg:y="10.5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1.06cm" svg:y="10.5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378cm" svg:y="10.66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757cm" svg:y="10.6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313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0.349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0.4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0.6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e^x \left( \tan x + \sec^2 x  \right)\ dx§svg§600§FALSE§</svg:desc>
          <draw:polygon draw:style-name="gr2" draw:text-style-name="P6" draw:layer="layout" svg:width="8.603cm" svg:height="0.872cm" svg:x="5.642cm" svg:y="11.968cm" svg:viewBox="0 0 8604 873" draw:points="4302,873 0,873 0,0 8604,0 8604,873">
            <text:p/>
          </draw:polygon>
          <draw:path draw:style-name="gr3" draw:text-style-name="P7" draw:layer="layout" svg:width="0.515cm" svg:height="0.182cm" svg:x="5.647cm" svg:y="12.3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2.05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8cm" svg:height="0.351cm" svg:x="6.992cm" svg:y="12.26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42cm" svg:y="12.05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03cm" svg:height="0.928cm" svg:x="7.953cm" svg:y="11.9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2cm" svg:height="0.485cm" svg:x="8.205cm" svg:y="12.13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522cm" svg:y="12.26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8.902cm" svg:y="12.2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458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092cm" svg:y="12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7cm" svg:y="12.2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49cm" svg:y="12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96cm" svg:y="12.26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848cm" svg:y="11.92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13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2.765cm" svg:y="11.9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3.505cm" svg:y="12.07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3.899cm" svg:y="12.2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e^x  \tan x + \ c§svg§600§FALSE§</svg:desc>
          <draw:polygon draw:style-name="gr2" draw:text-style-name="P6" draw:layer="layout" svg:width="4.84cm" svg:height="0.545cm" svg:x="5.642cm" svg:y="13.669cm" svg:viewBox="0 0 4841 546" draw:points="2420,546 0,546 0,0 4841,0 4841,546">
            <text:p/>
          </draw:polygon>
          <draw:path draw:style-name="gr3" draw:text-style-name="P7" draw:layer="layout" svg:width="0.515cm" svg:height="0.182cm" svg:x="5.647cm" svg:y="13.9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455cm" svg:y="13.847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6.805cm" svg:y="13.6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44cm" svg:height="0.485cm" svg:x="7.312cm" svg:y="13.713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49cm" svg:height="0.356cm" svg:x="7.631cm" svg:y="13.841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8.009cm" svg:y="13.8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565cm" svg:y="13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2cm" svg:y="13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219cm" svg:y="13.847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18§display§\left[\ \text {Here } f(x) = \tan x, \ f'(x) = \sec^2 x§svg§600§FALSE§</svg:desc>
          <draw:polygon draw:style-name="gr2" draw:text-style-name="P6" draw:layer="layout" svg:width="9.641cm" svg:height="0.714cm" svg:x="15.733cm" svg:y="12.551cm" svg:viewBox="0 0 9642 715" draw:points="4821,715 0,715 0,0 9642,0 9642,715">
            <text:p/>
          </draw:polygon>
          <draw:polygon draw:style-name="gr3" draw:text-style-name="P7" draw:layer="layout" svg:width="0.121cm" svg:height="0.76cm" svg:x="15.829cm" svg:y="12.536cm" svg:viewBox="0 0 122 761" draw:points="0,761 122,761 122,735 26,735 26,26 122,26 122,0 0,0">
            <text:p/>
          </draw:polygon>
          <draw:path draw:style-name="gr3" draw:text-style-name="P7" draw:layer="layout" svg:width="0.432cm" svg:height="0.433cm" svg:x="16.197cm" svg:y="12.643cm" svg:viewBox="0 0 433 434" svg:d="M369 49c0-22 1-29 49-29h15v-20c-21 1-69 1-93 1-23 0-72 0-94-1v20h16c49 0 49 7 49 29v150h-189v-150c0-22 2-29 49-29h16v-20c-21 1-69 1-93 1-25 0-72 0-94-1v20h16c49 0 49 7 49 29v336c0 23 0 28-49 28h-16v21c22-2 69-2 94-2 24 0 72 0 93 2v-21h-16c-47 0-49-5-49-28v-167h189v167c0 23 0 28-49 28h-16v21c22-2 69-2 94-2 24 0 72 0 93 2v-21h-15c-48 0-49-5-49-28z">
            <text:p/>
          </draw:path>
          <draw:path draw:style-name="gr3" draw:text-style-name="P7" draw:layer="layout" svg:width="0.245cm" svg:height="0.291cm" svg:x="16.66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14cm" svg:height="0.28cm" svg:x="16.95cm" svg:y="12.7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197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316cm" svg:height="0.577cm" svg:x="17.704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0-41 36-117 36-121z">
            <text:p/>
          </draw:path>
          <draw:path draw:style-name="gr3" draw:text-style-name="P7" draw:layer="layout" svg:width="0.147cm" svg:height="0.633cm" svg:x="18.112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18.31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5 67-49 7 25 30 49 69 49 65 0 101-82 101-98 0-6-6-6-8-6-5 0-7 2-8 6-20 69-65 84-85 84-25 0-35-20-35-42 0-14 5-27 12-56z">
            <text:p/>
          </draw:path>
          <draw:path draw:style-name="gr3" draw:text-style-name="P7" draw:layer="layout" svg:width="0.147cm" svg:height="0.633cm" svg:x="18.692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114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7cm" svg:x="19.758cm" svg:y="12.6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0.018cm" svg:y="12.791cm" svg:viewBox="0 0 287 292" svg:d="M184 236c3 26 20 52 51 52 13 0 52-8 52-60v-35h-16v35c0 37-16 41-23 41-20 0-23-28-23-31v-129c0-25 0-50-23-74-25-25-57-35-88-35-52 0-95 30-95 72 0 19 13 30 29 30 17 0 28-13 28-30 0-7-3-29-31-29 17-21 47-29 69-29 30 0 66 25 66 81v25c-32 1-76 2-117 21-47 22-63 55-63 84 0 52 62 67 102 67 42 0 71-25 82-56zM180 133v63c0 60-45 82-73 82-32 0-58-23-58-55 0-34 27-88 131-90z">
            <text:p/>
          </draw:path>
          <draw:path draw:style-name="gr3" draw:text-style-name="P7" draw:layer="layout" svg:width="0.319cm" svg:height="0.28cm" svg:x="20.328cm" svg:y="12.79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6cm" svg:height="0.287cm" svg:x="20.783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074cm" svg:height="0.189cm" svg:x="21.182cm" svg:y="13.00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6cm" svg:height="0.577cm" svg:x="21.653cm" svg:y="12.628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6 119-1 0-17 0-30-11 30-2 36-25 36-35 0-14-11-21-24-21-16 0-35 14-35 37 0 29 27 45 53 45 36 0 61-38 72-62 20-41 36-117 36-121z">
            <text:p/>
          </draw:path>
          <draw:path draw:style-name="gr3" draw:text-style-name="P7" draw:layer="layout" svg:width="0.111cm" svg:height="0.23cm" svg:x="22.018cm" svg:y="12.565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22.237cm" svg:y="12.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316cm" svg:height="0.287cm" svg:x="22.439cm" svg:y="12.79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22.818cm" svg:y="12.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23.239cm" svg:y="12.8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3.892cm" svg:y="12.791cm" svg:viewBox="0 0 209 292" svg:d="M111 161c14 3 66 13 66 59 0 32-21 58-72 58-53 0-76-36-88-91-1-7-3-10-8-10-9 0-9 5-9 16v84c0 11 0 15 7 15 3 0 5-1 16-12 1-2 1-3 13-15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1cm" svg:x="24.138cm" svg:y="12.7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41cm" svg:height="0.291cm" svg:x="24.423cm" svg:y="12.791cm" svg:viewBox="0 0 242 292" svg:d="M53 147c0-104 52-131 85-131 6 0 46 0 69 23-27 3-30 22-30 30 0 16 12 29 29 29s30-12 30-30c0-44-49-68-98-68-79 0-138 69-138 147 0 82 63 145 137 145 85 0 105-76 105-83 0-6-6-6-7-6-6 0-7 3-9 6-19 59-60 68-83 68-34 0-90-28-90-130z">
            <text:p/>
          </draw:path>
          <draw:path draw:style-name="gr3" draw:text-style-name="P7" draw:layer="layout" svg:width="0.196cm" svg:height="0.294cm" svg:x="24.711cm" svg:y="12.5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16cm" svg:height="0.287cm" svg:x="25.091cm" svg:y="12.79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5 68-49 7 25 30 49 67 49 67 0 103-82 103-98 0-6-6-6-8-6-5 0-7 2-8 6-22 69-65 84-85 84-25 0-35-20-35-42 0-14 5-27 12-56z">
            <text:p/>
          </draw:path>
        </draw:g>
        <draw:g>
          <svg:title>TexMaths</svg:title>
          <svg:desc>18§display§\left  \smallint e^x [\ f(x) + f'(x)\ ]\ dx = e^x.f(x) + c \ \right]§svg§600§FALSE§</svg:desc>
          <draw:polygon draw:style-name="gr2" draw:text-style-name="P6" draw:layer="layout" svg:width="10.299cm" svg:height="0.604cm" svg:x="16.333cm" svg:y="13.55cm" svg:viewBox="0 0 10300 605" draw:points="5151,605 0,605 0,0 10300,0 10300,605">
            <text:p/>
          </draw:polygon>
          <draw:path draw:style-name="gr3" draw:text-style-name="P7" draw:layer="layout" svg:width="0.264cm" svg:height="0.589cm" svg:x="16.336cm" svg:y="13.574cm" svg:viewBox="0 0 265 590" svg:d="M240 26c-21 1-27 17-27 26 0 16 13 26 26 26s26-9 26-28c0-24-20-50-50-50-54 0-65 69-75 118-18 95-31 176-41 287-3 33-7 69-11 99-6 47-16 73-39 73-10 0-20-7-25-13 22 0 28-15 28-26 0-14-13-24-26-24s-26 7-26 26c0 24 20 50 50 50 54 0 65-67 75-119 18-91 31-172 41-284 4-34 7-70 11-101 6-47 16-72 39-72 12 0 20 6 24 12z">
            <text:p/>
          </draw:path>
          <draw:path draw:style-name="gr3" draw:text-style-name="P7" draw:layer="layout" svg:width="0.244cm" svg:height="0.287cm" svg:x="16.769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6 19 46 41 0 64-101 64-127 64z">
            <text:p/>
          </draw:path>
          <draw:path draw:style-name="gr3" draw:text-style-name="P7" draw:layer="layout" svg:width="0.238cm" svg:height="0.201cm" svg:x="17.056cm" svg:y="13.57cm" svg:viewBox="0 0 239 202" svg:d="M89 150c-4 14-18 39-41 39-2 0-15 0-25-6 19-6 20-22 20-25 0-10-7-17-17-17-13 0-26 12-26 27 0 23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2cm" svg:x="17.429cm" svg:y="13.553cm" svg:viewBox="0 0 88 633" draw:points="88,633 88,609 26,609 26,26 88,26 88,0 0,0 0,633">
            <text:p/>
          </draw:polygon>
          <draw:path draw:style-name="gr3" draw:text-style-name="P7" draw:layer="layout" svg:width="0.316cm" svg:height="0.576cm" svg:x="17.774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181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8.382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8.762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19.148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19.779cm" svg:y="13.5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0.145cm" svg:y="13.5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0.364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0.565cm" svg:y="13.74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2cm" svg:x="20.944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olygon draw:style-name="gr3" draw:text-style-name="P7" draw:layer="layout" svg:width="0.087cm" svg:height="0.632cm" svg:x="21.379cm" svg:y="13.553cm" svg:viewBox="0 0 88 633" draw:points="88,0 0,0 0,26 62,26 62,609 0,609 0,633 88,633">
            <text:p/>
          </draw:polygon>
          <draw:path draw:style-name="gr3" draw:text-style-name="P7" draw:layer="layout" svg:width="0.301cm" svg:height="0.447cm" svg:x="21.776cm" svg:y="13.587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6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099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2.653cm" svg:y="13.7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314cm" svg:y="13.747cm" svg:viewBox="0 0 245 288" svg:d="M89 134c19 0 67-2 98-15 45-18 48-56 48-64 0-29-25-55-68-55-71 0-167 62-167 173 0 65 37 115 99 115 93 0 146-68 146-75 0-4-5-9-9-9-3 0-4 2-7 8-50 62-120 62-128 62-49 0-55-54-55-74 0-7 0-27 10-66zM60 119c25-96 90-105 107-105 30 0 48 19 48 41 0 64-103 64-129 64z">
            <text:p/>
          </draw:path>
          <draw:path draw:style-name="gr3" draw:text-style-name="P7" draw:layer="layout" svg:width="0.238cm" svg:height="0.201cm" svg:x="23.602cm" svg:y="13.57cm" svg:viewBox="0 0 239 202" svg:d="M89 150c-4 14-18 39-41 39-2 0-15 0-25-6 19-6 20-22 20-25 0-10-7-17-17-17-13 0-26 12-26 27 0 23 24 34 46 34s39-13 50-32c12 23 36 32 54 32 52 0 78-57 78-70 0-5-6-5-8-5-5 0-5 3-7 8-10 31-37 54-62 54-17 0-27-12-27-29 0-12 11-52 23-102 10-35 29-45 45-45 0 0 14 0 23 6-13 4-19 16-19 24 0 10 7 17 17 17s26-8 26-27c0-26-29-33-47-33-22 0-41 14-49 32-9-19-29-32-54-32-50 0-79 55-79 68 0 5 6 5 7 5 6 0 7-1 9-7 11-34 39-53 62-53 14 0 26 7 26 29 0 8-6 31-9 46z">
            <text:p/>
          </draw:path>
          <draw:path draw:style-name="gr3" draw:text-style-name="P7" draw:layer="layout" svg:width="0.068cm" svg:height="0.068cm" svg:x="23.953cm" svg:y="13.96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108cm" svg:y="13.581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24.515cm" svg:y="13.5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4.717cm" svg:y="13.747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5.095cm" svg:y="13.553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5.481cm" svg:y="13.65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105cm" svg:y="13.747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087cm" svg:height="0.632cm" svg:x="26.577cm" svg:y="13.553cm" svg:viewBox="0 0 88 633" draw:points="88,0 0,0 0,26 62,26 62,609 0,609 0,633 88,633">
            <text:p/>
          </draw:polygon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207cm" svg:y="13.821cm" svg:viewBox="0 0 491 403" draw:points="246,403 0,403 0,0 491,0 491,403">
            <text:p/>
          </draw:polygon>
          <draw:path draw:style-name="gr3" draw:text-style-name="P7" draw:layer="layout" svg:width="0.555cm" svg:height="0.493cm" svg:x="3.188cm" svg:y="13.7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4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4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6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4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8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4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( \frac{1 - \sin x}{1 - \cos x} \right) dx§svg§600§FALSE§</svg:desc>
          <draw:polygon draw:style-name="gr2" draw:text-style-name="P6" draw:layer="layout" svg:width="7.719cm" svg:height="1.779cm" svg:x="5.642cm" svg:y="0.864cm" svg:viewBox="0 0 7720 1780" draw:points="3859,1780 0,1780 0,0 7720,0 7720,1780">
            <text:p/>
          </draw:polygon>
          <draw:path draw:style-name="gr3" draw:text-style-name="P7" draw:layer="layout" svg:width="0.515cm" svg:height="0.182cm" svg:x="5.647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2cm" svg:y="0.8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6cm" svg:y="1.6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8cm" svg:y="1.38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81cm" svg:height="1.856cm" svg:x="8.361cm" svg:y="0.82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973cm" svg:y="0.9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526cm" svg:y="1.214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261cm" svg:y="1.0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66cm" svg:y="0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1cm" svg:y="1.08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337cm" svg:y="1.0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938cm" svg:height="0.032cm" svg:x="8.861cm" svg:y="1.737cm" svg:viewBox="0 0 2939 33" draw:points="1469,33 0,33 0,0 2939,0 2939,33">
            <text:p/>
          </draw:polygon>
          <draw:path draw:style-name="gr3" draw:text-style-name="P7" draw:layer="layout" svg:width="0.256cm" svg:height="0.516cm" svg:x="8.929cm" svg:y="1.9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9.484cm" svg:y="2.26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19cm" svg:y="2.1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59cm" svg:y="2.1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48cm" svg:y="2.1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79cm" svg:y="2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381cm" svg:height="1.856cm" svg:x="11.919cm" svg:y="0.825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2.62cm" svg:y="1.40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014cm" svg:y="1.6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1.3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1.3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1.3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1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7cm" svg:y="13.952cm" svg:viewBox="0 0 198 494" draw:points="100,494 0,494 0,0 198,0 198,494">
            <text:p/>
          </draw:polygon>
          <draw:path draw:style-name="gr3" draw:text-style-name="P7" draw:layer="layout" svg:width="0.258cm" svg:height="0.577cm" svg:x="4.528cm" svg:y="13.9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\frac{1 - 2\sin \left( \frac{x}{2} \right) \cos \left( \frac{x}{2} \right) }{ 2\sin^2 \left( \frac{x}{2} \right) } \right] dx§svg§600§FALSE§</svg:desc>
          <draw:polygon draw:style-name="gr2" draw:text-style-name="P6" draw:layer="layout" svg:width="11.255cm" svg:height="2.241cm" svg:x="14.042cm" svg:y="0.664cm" svg:viewBox="0 0 11256 2242" draw:points="5629,2242 0,2242 0,0 11256,0 11256,2242">
            <text:p/>
          </draw:polygon>
          <draw:path draw:style-name="gr3" draw:text-style-name="P7" draw:layer="layout" svg:width="0.515cm" svg:height="0.182cm" svg:x="14.047cm" svg:y="1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2cm" svg:y="0.926cm" svg:viewBox="0 0 688 1719" svg:d="M37 1684c25 0 39-18 39-37 0-26-20-39-37-39-20 0-39 13-39 39 0 41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15.756cm" svg:y="1.6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16.108cm" svg:y="1.42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6.813cm" svg:y="0.6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7.212cm" svg:y="0.8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7.767cm" svg:y="1.1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515cm" svg:y="0.8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254cm" svg:height="0.356cm" svg:x="19.016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323cm" svg:y="0.8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35cm" svg:y="1.0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20.187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0.542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0.516cm" svg:y="1.197cm" svg:viewBox="0 0 352 33" draw:points="176,33 0,33 0,0 352,0 352,33">
            <text:p/>
          </draw:polygon>
          <draw:path draw:style-name="gr3" draw:text-style-name="P7" draw:layer="layout" svg:width="0.24cm" svg:height="0.36cm" svg:x="20.572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95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95cm" svg:height="0.356cm" svg:x="21.47cm" svg:y="1.06cm" svg:viewBox="0 0 296 357" svg:d="M65 179c0-126 63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808cm" svg:y="1.0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22.199cm" svg:y="1.06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22.725cm" svg:y="0.74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3.08cm" svg:y="0.863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23.054cm" svg:y="1.197cm" svg:viewBox="0 0 352 33" draw:points="176,33 0,33 0,0 352,0 352,33">
            <text:p/>
          </draw:polygon>
          <draw:path draw:style-name="gr3" draw:text-style-name="P7" draw:layer="layout" svg:width="0.24cm" svg:height="0.36cm" svg:x="23.11cm" svg:y="1.3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3.533cm" svg:y="0.74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6.711cm" svg:height="0.032cm" svg:x="17.143cm" svg:y="1.769cm" svg:viewBox="0 0 6712 33" draw:points="3355,33 0,33 0,0 6712,0 6712,33">
            <text:p/>
          </draw:polygon>
          <draw:path draw:style-name="gr3" draw:text-style-name="P7" draw:layer="layout" svg:width="0.309cm" svg:height="0.516cm" svg:x="18.944cm" svg:y="2.0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6 8-72 8z">
            <text:p/>
          </draw:path>
          <draw:path draw:style-name="gr3" draw:text-style-name="P7" draw:layer="layout" svg:width="0.254cm" svg:height="0.356cm" svg:x="19.446cm" svg:y="2.22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752cm" svg:y="2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965cm" svg:y="2.2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405cm" svg:y="1.8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963cm" svg:y="1.91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21.319cm" svg:y="2.024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21.294cm" svg:y="2.358cm" svg:viewBox="0 0 352 33" draw:points="176,33 0,33 0,0 352,0 352,33">
            <text:p/>
          </draw:polygon>
          <draw:path draw:style-name="gr3" draw:text-style-name="P7" draw:layer="layout" svg:width="0.24cm" svg:height="0.36cm" svg:x="21.348cm" svg:y="2.47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771cm" svg:y="1.91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23.954cm" svg:y="0.625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24.557cm" svg:y="1.44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95cm" svg:y="1.6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 2\sin^2 \left( \frac{x}{2} \right) } - \frac{\cos \left( \frac{x}{2} \right)}{ \sin \left( \frac{x}{2} \right) } \right] dx§svg§600§FALSE§</svg:desc>
          <draw:polygon draw:style-name="gr2" draw:text-style-name="P6" draw:layer="layout" svg:width="11.272cm" svg:height="2.241cm" svg:x="5.544cm" svg:y="3.268cm" svg:viewBox="0 0 11273 2242" draw:points="5636,2242 0,2242 0,0 11273,0 11273,2242">
            <text:p/>
          </draw:polygon>
          <draw:path draw:style-name="gr3" draw:text-style-name="P7" draw:layer="layout" svg:width="0.515cm" svg:height="0.182cm" svg:x="5.549cm" svg:y="4.2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4cm" svg:y="3.53cm" svg:viewBox="0 0 688 1719" svg:d="M37 1684c25 0 39-18 39-37 0-26-20-39-37-39-20 0-39 13-39 39 0 41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7.258cm" svg:y="4.24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61cm" svg:y="4.02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8.314cm" svg:y="3.229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10.113cm" svg:y="3.5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86cm" svg:height="0.032cm" svg:x="8.645cm" svg:y="4.373cm" svg:viewBox="0 0 3187 33" draw:points="1593,33 0,33 0,0 3187,0 3187,33">
            <text:p/>
          </draw:polygon>
          <draw:path draw:style-name="gr3" draw:text-style-name="P7" draw:layer="layout" svg:width="0.309cm" svg:height="0.516cm" svg:x="8.684cm" svg:y="4.65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54cm" svg:height="0.356cm" svg:x="9.187cm" svg:y="4.8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492cm" svg:y="4.6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705cm" svg:y="4.8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145cm" svg:y="4.48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0.705cm" svg:y="4.514cm" svg:viewBox="0 0 204 929" svg:d="M204 920c0-1-2-3-3-7-36-37-90-100-122-227-17-70-24-149-24-221 0-205 49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06cm" svg:y="4.628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1.034cm" svg:y="4.962cm" svg:viewBox="0 0 352 33" draw:points="176,33 0,33 0,0 352,0 352,33">
            <text:p/>
          </draw:polygon>
          <draw:path draw:style-name="gr3" draw:text-style-name="P7" draw:layer="layout" svg:width="0.24cm" svg:height="0.36cm" svg:x="11.088cm" svg:y="5.0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511cm" svg:y="4.51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16cm" svg:y="4.3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2.989cm" svg:y="3.66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327cm" svg:y="3.6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718cm" svg:y="3.6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44cm" svg:y="3.3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6cm" svg:y="3.467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351cm" svg:height="0.032cm" svg:x="14.573cm" svg:y="3.801cm" svg:viewBox="0 0 352 33" draw:points="176,33 0,33 0,0 352,0 352,33">
            <text:p/>
          </draw:polygon>
          <draw:path draw:style-name="gr3" draw:text-style-name="P7" draw:layer="layout" svg:width="0.24cm" svg:height="0.36cm" svg:x="14.63cm" svg:y="3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5cm" svg:y="3.3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41cm" svg:height="0.032cm" svg:x="12.963cm" svg:y="4.373cm" svg:viewBox="0 0 2411 33" draw:points="1206,33 0,33 0,0 2411,0 2411,33">
            <text:p/>
          </draw:polygon>
          <draw:path draw:style-name="gr3" draw:text-style-name="P7" draw:layer="layout" svg:width="0.254cm" svg:height="0.356cm" svg:x="13.03cm" svg:y="4.80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36cm" svg:y="4.6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549cm" svg:y="4.81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2cm" svg:y="4.49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4.556cm" svg:y="4.6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4.531cm" svg:y="4.945cm" svg:viewBox="0 0 352 33" draw:points="176,33 0,33 0,0 352,0 352,33">
            <text:p/>
          </draw:polygon>
          <draw:path draw:style-name="gr3" draw:text-style-name="P7" draw:layer="layout" svg:width="0.24cm" svg:height="0.36cm" svg:x="14.586cm" svg:y="5.0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08cm" svg:y="4.49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473cm" svg:y="3.229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6.075cm" svg:y="4.0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6.469cm" svg:y="4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\frac{1}{2} \text {cosec}^2 \left( \frac{x}{2} \right) - \cot \left( \frac{x}{2} \right) \right] dx§svg§600§FALSE§</svg:desc>
          <draw:polygon draw:style-name="gr2" draw:text-style-name="P6" draw:layer="layout" svg:width="12.251cm" svg:height="1.779cm" svg:x="5.646cm" svg:y="5.872cm" svg:viewBox="0 0 12252 1780" draw:points="6126,1780 0,1780 0,0 12252,0 12252,1780">
            <text:p/>
          </draw:polygon>
          <draw:path draw:style-name="gr3" draw:text-style-name="P7" draw:layer="layout" svg:width="0.515cm" svg:height="0.182cm" svg:x="5.651cm" svg:y="6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90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cm" svg:y="6.61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2cm" svg:y="6.39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7cm" svg:y="5.83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773cm" svg:y="5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705cm" svg:y="6.745cm" svg:viewBox="0 0 389 33" draw:points="194,33 0,33 0,0 389,0 389,33">
            <text:p/>
          </draw:polygon>
          <draw:path draw:style-name="gr3" draw:text-style-name="P7" draw:layer="layout" svg:width="0.309cm" svg:height="0.516cm" svg:x="8.74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9.21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549cm" svg:y="6.6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94cm" svg:y="6.60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241cm" svg:y="6.6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59cm" svg:y="6.60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0.94cm" svg:y="6.2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1.52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959cm" svg:y="6.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0.442cm" svg:height="0.032cm" svg:x="11.936cm" svg:y="6.745cm" svg:viewBox="0 0 443 33" draw:points="222,33 0,33 0,0 443,0 443,33">
            <text:p/>
          </draw:polygon>
          <draw:path draw:style-name="gr3" draw:text-style-name="P7" draw:layer="layout" svg:width="0.309cm" svg:height="0.516cm" svg:x="12.003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499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472cm" svg:height="0.032cm" svg:x="13.169cm" svg:y="6.74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3.903cm" svg:y="6.60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243cm" svg:y="6.6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4.623cm" svg:y="6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95cm" svg:height="1.391cm" svg:x="15.178cm" svg:y="6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5.614cm" svg:y="6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olygon draw:style-name="gr3" draw:text-style-name="P7" draw:layer="layout" svg:width="0.442cm" svg:height="0.032cm" svg:x="15.593cm" svg:y="6.745cm" svg:viewBox="0 0 443 33" draw:points="222,33 0,33 0,0 443,0 443,33">
            <text:p/>
          </draw:polygon>
          <draw:path draw:style-name="gr3" draw:text-style-name="P7" draw:layer="layout" svg:width="0.309cm" svg:height="0.516cm" svg:x="15.658cm" svg:y="6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6.154cm" svg:y="6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6.599cm" svg:y="5.83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156cm" svg:y="6.417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7.55cm" svg:y="6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= \int e^x \left[ - \cot \left( \frac{x}{2} \right) + \frac{1}{2} \text {cosec}^2 \left( \frac{x}{2} \right)  \right] dx§svg§600§FALSE§</svg:desc>
          <draw:polygon draw:style-name="gr2" draw:text-style-name="P6" draw:layer="layout" svg:width="12.982cm" svg:height="1.779cm" svg:x="5.648cm" svg:y="7.974cm" svg:viewBox="0 0 12983 1780" draw:points="6491,1780 0,1780 0,0 12983,0 12983,1780">
            <text:p/>
          </draw:polygon>
          <draw:path draw:style-name="gr3" draw:text-style-name="P7" draw:layer="layout" svg:width="0.515cm" svg:height="0.182cm" svg:x="5.653cm" svg:y="8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8cm" svg:y="8.00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62cm" svg:y="8.71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8.498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9cm" svg:y="7.935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8.679cm" svg:y="8.847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37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1cm" svg:y="8.7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88cm" svg:y="8.58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95cm" svg:height="1.391cm" svg:x="10.643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1.081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1.058cm" svg:y="8.847cm" svg:viewBox="0 0 444 33" draw:points="222,33 0,33 0,0 444,0 444,33">
            <text:p/>
          </draw:polygon>
          <draw:path draw:style-name="gr3" draw:text-style-name="P7" draw:layer="layout" svg:width="0.309cm" svg:height="0.516cm" svg:x="11.125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1.621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515cm" svg:height="0.516cm" svg:x="12.269cm" svg:y="8.6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161cm" svg:y="8.01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093cm" svg:y="8.847cm" svg:viewBox="0 0 389 33" draw:points="194,33 0,33 0,0 389,0 389,33">
            <text:p/>
          </draw:polygon>
          <draw:path draw:style-name="gr3" draw:text-style-name="P7" draw:layer="layout" svg:width="0.309cm" svg:height="0.516cm" svg:x="13.13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0.356cm" svg:x="13.598cm" svg:y="8.70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937cm" svg:y="8.7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328cm" svg:y="8.7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4.629cm" svg:y="8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4.978cm" svg:y="8.709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5.328cm" svg:y="8.3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5.909cm" svg:y="8.16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6.347cm" svg:y="8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6.324cm" svg:y="8.847cm" svg:viewBox="0 0 444 33" draw:points="222,33 0,33 0,0 444,0 444,33">
            <text:p/>
          </draw:polygon>
          <draw:path draw:style-name="gr3" draw:text-style-name="P7" draw:layer="layout" svg:width="0.309cm" svg:height="0.516cm" svg:x="16.391cm" svg:y="9.0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95cm" svg:height="1.391cm" svg:x="16.887cm" svg:y="8.16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olygon draw:style-name="gr3" draw:text-style-name="P7" draw:layer="layout" svg:width="0.205cm" svg:height="1.856cm" svg:x="17.332cm" svg:y="7.93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7.889cm" svg:y="8.51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283cm" svg:y="8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e^x \left[ - \cot \left( \frac{x}{2} \right) \right] + c§svg§600§FALSE§</svg:desc>
          <draw:polygon draw:style-name="gr2" draw:text-style-name="P6" draw:layer="layout" svg:width="7.066cm" svg:height="1.341cm" svg:x="5.349cm" svg:y="13.576cm" svg:viewBox="0 0 7067 1342" draw:points="3534,1342 0,1342 0,0 7067,0 7067,1342">
            <text:p/>
          </draw:polygon>
          <draw:path draw:style-name="gr3" draw:text-style-name="P7" draw:layer="layout" svg:width="0.515cm" svg:height="0.182cm" svg:x="5.354cm" svg:y="14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162cm" svg:y="14.084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6.512cm" svg:y="13.868cm" svg:viewBox="0 0 292 246" svg:d="M109 183c-5 17-23 47-51 47-2 0-18 0-30-7 23-7 25-26 25-30 0-12-9-21-21-21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177cm" svg:height="1.39cm" svg:x="7.179cm" svg:y="13.537cm" svg:viewBox="0 0 178 1391" draw:points="0,1391 178,1391 178,1356 37,1356 37,37 178,37 178,0 0,0">
            <text:p/>
          </draw:polygon>
          <draw:path draw:style-name="gr3" draw:text-style-name="P7" draw:layer="layout" svg:width="0.472cm" svg:height="0.032cm" svg:x="7.434cm" svg:y="14.21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8.126cm" svg:y="14.079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466cm" svg:y="14.07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8.844cm" svg:y="13.95cm" svg:viewBox="0 0 243 485" svg:d="M120 167h111v-25h-111v-142h-20c0 63-24 146-100 149v18h67v213c0 97 72 105 100 105 55 0 76-54 76-105v-44h-20v44c0 56-22 86-51 86-52 0-52-70-52-84z">
            <text:p/>
          </draw:path>
          <draw:path draw:style-name="gr3" draw:text-style-name="P7" draw:layer="layout" svg:width="0.295cm" svg:height="1.39cm" svg:x="9.398cm" svg:y="13.537cm" svg:viewBox="0 0 296 1391" svg:d="M260 1384c2 0 9 7 9 7h18c2 0 9 0 9-7 0-3-2-5-4-7-28-28-70-70-118-155-84-149-114-341-114-526 0-343 97-545 234-682 2-2 2-5 2-7 0-7-6-7-14-7-11 0-13 0-20 7-74 63-156 171-211 334-33 102-51 225-51 354 0 184 33 392 155 571 21 30 51 62 51 62 7 10 17 23 25 28z">
            <text:p/>
          </draw:path>
          <draw:path draw:style-name="gr3" draw:text-style-name="P7" draw:layer="layout" svg:width="0.386cm" svg:height="0.351cm" svg:x="9.836cm" svg:y="13.5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olygon draw:style-name="gr3" draw:text-style-name="P7" draw:layer="layout" svg:width="0.442cm" svg:height="0.032cm" svg:x="9.814cm" svg:y="14.218cm" svg:viewBox="0 0 443 33" draw:points="222,33 0,33 0,0 443,0 443,33">
            <text:p/>
          </draw:polygon>
          <draw:path draw:style-name="gr3" draw:text-style-name="P7" draw:layer="layout" svg:width="0.309cm" svg:height="0.516cm" svg:x="9.88cm" svg:y="14.4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7" draw:layer="layout" svg:width="0.295cm" svg:height="1.39cm" svg:x="10.377cm" svg:y="13.537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0.824cm" svg:y="13.537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1.39cm" svg:y="13.9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152cm" svg:y="14.084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= - e^x \cot \left( \frac{x}{2} \right) + c§svg§600§FALSE§</svg:desc>
          <draw:polygon draw:style-name="gr2" draw:text-style-name="P6" draw:layer="layout" svg:width="6.207cm" svg:height="1.341cm" svg:x="13.05cm" svg:y="13.578cm" svg:viewBox="0 0 6208 1342" draw:points="3105,1342 0,1342 0,0 6208,0 6208,1342">
            <text:p/>
          </draw:polygon>
          <draw:path draw:style-name="gr3" draw:text-style-name="P7" draw:layer="layout" svg:width="0.515cm" svg:height="0.182cm" svg:x="13.055cm" svg:y="14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891cm" svg:y="14.22cm" svg:viewBox="0 0 473 33" svg:d="M447 33c12 0 26 0 26-17 0-16-14-16-26-16h-421c-12 0-26 0-26 16 0 17 14 17 26 17z">
            <text:p/>
          </draw:path>
          <draw:path draw:style-name="gr3" draw:text-style-name="P7" draw:layer="layout" svg:width="0.298cm" svg:height="0.351cm" svg:x="14.465cm" svg:y="14.086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14.815cm" svg:y="13.87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295cm" svg:height="0.356cm" svg:x="15.333cm" svg:y="14.081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5.672cm" svg:y="14.081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16.053cm" svg:y="13.952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295cm" svg:height="1.39cm" svg:x="16.605cm" svg:y="13.539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043cm" svg:y="13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olygon draw:style-name="gr3" draw:text-style-name="P7" draw:layer="layout" svg:width="0.443cm" svg:height="0.032cm" svg:x="17.021cm" svg:y="14.22cm" svg:viewBox="0 0 444 33" draw:points="222,33 0,33 0,0 444,0 444,33">
            <text:p/>
          </draw:polygon>
          <draw:path draw:style-name="gr3" draw:text-style-name="P7" draw:layer="layout" svg:width="0.309cm" svg:height="0.516cm" svg:x="17.087cm" svg:y="14.4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7.584cm" svg:y="13.539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515cm" svg:height="0.516cm" svg:x="18.233cm" svg:y="13.9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995cm" svg:y="14.086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2§display§\text {Here } f(x) = - \cot \left( \frac{x}{2} \right) , \ f'(x) = \frac{1}{2} \text {cosec}^2 \left( \frac{x}{2} \right)§svg§600§FALSE§</svg:desc>
          <draw:polygon draw:style-name="gr2" draw:text-style-name="P6" draw:layer="layout" svg:width="15.392cm" svg:height="1.491cm" svg:x="4.65cm" svg:y="10.262cm" svg:viewBox="0 0 15393 1492" draw:points="7697,1492 0,1492 0,0 15393,0 15393,1492">
            <text:p/>
          </draw:polygon>
          <draw:path draw:style-name="gr3" draw:text-style-name="P7" draw:layer="layout" svg:width="0.529cm" svg:height="0.529cm" svg:x="4.636cm" svg:y="10.733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3cm" svg:height="0.356cm" svg:x="5.213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557cm" svg:y="10.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859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704cm" svg:x="6.481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8cm" svg:height="0.773cm" svg:x="6.977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223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688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8.202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04cm" svg:y="11.052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731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071cm" svg:y="10.91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0.451cm" svg:y="10.78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95cm" svg:height="1.391cm" svg:x="11.004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442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1.419cm" svg:y="11.052cm" svg:viewBox="0 0 444 33" draw:points="222,33 0,33 0,0 444,0 444,33">
            <text:p/>
          </draw:polygon>
          <draw:path draw:style-name="gr3" draw:text-style-name="P7" draw:layer="layout" svg:width="0.309cm" svg:height="0.516cm" svg:x="11.486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1.982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091cm" svg:height="0.231cm" svg:x="12.613cm" svg:y="11.17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86cm" svg:height="0.704cm" svg:x="13.188cm" svg:y="10.71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49 44-143 44-148z">
            <text:p/>
          </draw:path>
          <draw:path draw:style-name="gr3" draw:text-style-name="P7" draw:layer="layout" svg:width="0.136cm" svg:height="0.28cm" svg:x="13.635cm" svg:y="10.638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3.903cm" svg:y="10.6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149cm" svg:y="10.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612cm" svg:y="10.6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15.128cm" svg:y="10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62cm" svg:y="10.2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992cm" svg:y="11.052cm" svg:viewBox="0 0 389 33" draw:points="194,33 0,33 0,0 389,0 389,33">
            <text:p/>
          </draw:polygon>
          <draw:path draw:style-name="gr3" draw:text-style-name="P7" draw:layer="layout" svg:width="0.309cm" svg:height="0.516cm" svg:x="16.031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6.499cm" svg:y="10.9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837cm" svg:y="10.9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227cm" svg:y="10.9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528cm" svg:y="10.9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877cm" svg:y="10.9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229cm" svg:y="10.5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18.81cm" svg:y="10.373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9.248cm" svg:y="10.3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443cm" svg:height="0.032cm" svg:x="19.225cm" svg:y="11.052cm" svg:viewBox="0 0 444 33" draw:points="222,33 0,33 0,0 444,0 444,33">
            <text:p/>
          </draw:polygon>
          <draw:path draw:style-name="gr3" draw:text-style-name="P7" draw:layer="layout" svg:width="0.309cm" svg:height="0.516cm" svg:x="19.292cm" svg:y="11.2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19.788cm" svg:y="10.373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</draw:g>
        <draw:g>
          <svg:title>TexMaths</svg:title>
          <svg:desc>22§display§\text {and }\left  \smallint e^x [\ f(x) + f'(x)\ ]\ dx = e^x.f(x) + c  §svg§600§FALSE§</svg:desc>
          <draw:polygon draw:style-name="gr2" draw:text-style-name="P6" draw:layer="layout" svg:width="13.932cm" svg:height="0.738cm" svg:x="4.841cm" svg:y="12.258cm" svg:viewBox="0 0 13933 739" draw:points="6967,739 0,739 0,0 13933,0 13933,739">
            <text:p/>
          </draw:polygon>
          <draw:path draw:style-name="gr3" draw:text-style-name="P7" draw:layer="layout" svg:width="0.349cm" svg:height="0.356cm" svg:x="4.834cm" svg:y="12.4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5.214cm" svg:y="12.499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3cm" svg:height="0.546cm" svg:x="5.645cm" svg:y="12.303cm" svg:viewBox="0 0 384 547" svg:d="M269 496v51l115-9v-24c-55 0-62-6-62-43v-471l-111 9v24c55 0 60 6 60 43v167c-23-27-56-48-99-48-91 0-172 76-172 176 0 99 76 176 165 176 50 0 85-26 104-51zM269 288v159c0 14 0 16-8 28-23 37-59 54-92 54-35 0-63-19-83-49-19-32-21-76-21-107 0-30 2-76 23-111 18-25 46-49 88-49 28 0 60 10 85 46 8 14 8 15 8 29z">
            <text:p/>
          </draw:path>
          <draw:path draw:style-name="gr3" draw:text-style-name="P7" draw:layer="layout" svg:width="0.323cm" svg:height="0.72cm" svg:x="6.569cm" svg:y="12.288cm" svg:viewBox="0 0 324 721" svg:d="M294 32c-26 1-33 21-33 31 0 20 15 32 31 32s32-11 32-33c0-30-25-62-62-62-65 0-79 84-91 144-21 116-37 215-50 350-3 41-8 85-14 122-7 58-19 89-47 89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298cm" svg:height="0.351cm" svg:x="7.099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7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06cm" svg:height="0.773cm" svg:x="7.905cm" svg:y="12.2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8.32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8.824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9.071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9.535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07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778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5-50 44-143 44-148z">
            <text:p/>
          </draw:path>
          <draw:path draw:style-name="gr3" draw:text-style-name="P7" draw:layer="layout" svg:width="0.136cm" svg:height="0.28cm" svg:x="11.225cm" svg:y="12.219cm" svg:viewBox="0 0 137 281" svg:d="M132 47c5-8 5-14 5-17 0-18-14-30-31-30-22 0-29 18-30 26l-72 236c-2 0-4 7-4 7 0 7 18 12 21 12 4 0 5 0 9-8z">
            <text:p/>
          </draw:path>
          <draw:path draw:style-name="gr3" draw:text-style-name="P7" draw:layer="layout" svg:width="0.18cm" svg:height="0.773cm" svg:x="11.493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739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ath draw:style-name="gr3" draw:text-style-name="P7" draw:layer="layout" svg:width="0.18cm" svg:height="0.773cm" svg:x="12.202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733cm" svg:y="12.2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221cm" svg:y="12.303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3.614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515cm" svg:height="0.182cm" svg:x="14.291cm" svg:y="12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5.101cm" svg:y="12.499cm" svg:viewBox="0 0 299 352" svg:d="M109 164c23 0 81-2 120-18 54-23 58-69 58-79 0-35-30-67-83-67-86 0-204 76-204 211 0 79 46 141 121 141 113 0 178-83 178-92 0-5-5-10-10-10-4 0-6 1-9 9-62 75-146 75-157 75-60 0-67-65-67-90 0-8 0-33 13-80zM74 146c30-118 109-128 130-128 37 0 57 22 57 49 0 79-124 79-155 79z">
            <text:p/>
          </draw:path>
          <draw:path draw:style-name="gr3" draw:text-style-name="P7" draw:layer="layout" svg:width="0.291cm" svg:height="0.245cm" svg:x="15.451cm" svg:y="12.282cm" svg:viewBox="0 0 292 246" svg:d="M109 183c-5 17-23 47-51 47-2 0-18 0-30-7 23-7 25-26 25-30 0-12-9-21-21-21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083cm" svg:height="0.083cm" svg:x="15.881cm" svg:y="12.7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6.071cm" svg:y="12.296cm" svg:viewBox="0 0 387 705" svg:d="M245 236h67c14 0 22 0 22-14 0-9-8-9-21-9h-65l16-90c4-16 14-70 19-79 7-16 22-26 37-26 4 0 23 0 37 14-33 1-40 30-40 40 0 19 14 28 28 28 19 0 42-17 42-47 0-35-35-53-67-53-26 0-75 14-98 91-6 16-7 23-27 122h-52c-16 0-23 0-23 14 0 9 5 9 21 9h51l-58 306c-14 75-28 146-69 146-2 0-21 0-37-14 37-2 44-30 44-43 0-17-14-26-30-26-19 0-42 18-42 46 0 35 33 54 65 54 44 0 74-46 88-75 25-50 44-143 44-148z">
            <text:p/>
          </draw:path>
          <draw:path draw:style-name="gr3" draw:text-style-name="P7" draw:layer="layout" svg:width="0.18cm" svg:height="0.773cm" svg:x="16.567cm" svg:y="12.2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813cm" svg:y="12.4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17.278cm" svg:y="12.2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75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51cm" svg:y="12.4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7cm" svg:y="14.021cm" svg:viewBox="0 0 491 403" draw:points="246,403 0,403 0,0 491,0 491,403">
            <text:p/>
          </draw:polygon>
          <draw:path draw:style-name="gr3" draw:text-style-name="P7" draw:layer="layout" svg:width="0.555cm" svg:height="0.493cm" svg:x="2.888cm" svg:y="13.9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1.3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7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1.3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x + 3 }{ (x + 4 )^2 \right] \ dx§svg§600§FALSE§</svg:desc>
          <draw:polygon draw:style-name="gr2" draw:text-style-name="P6" draw:layer="layout" svg:width="7.44cm" svg:height="1.779cm" svg:x="5.64cm" svg:y="0.663cm" svg:viewBox="0 0 7441 1780" draw:points="3721,1780 0,1780 0,0 7441,0 7441,1780">
            <text:p/>
          </draw:polygon>
          <draw:path draw:style-name="gr3" draw:text-style-name="P7" draw:layer="layout" svg:width="0.515cm" svg:height="0.182cm" svg:x="5.645cm" svg:y="1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cm" svg:y="0.69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4cm" svg:y="1.40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6cm" svg:y="1.187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1cm" svg:y="0.62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195cm" svg:y="0.8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831cm" svg:y="0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593cm" svg:y="0.7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722cm" svg:height="0.032cm" svg:x="8.699cm" svg:y="1.536cm" svg:viewBox="0 0 2723 33" draw:points="1362,33 0,33 0,0 2723,0 2723,33">
            <text:p/>
          </draw:polygon>
          <draw:path draw:style-name="gr3" draw:text-style-name="P7" draw:layer="layout" svg:width="0.18cm" svg:height="0.773cm" svg:x="8.775cm" svg:y="1.6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1cm" svg:y="1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56cm" svg:y="1.8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1.7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6cm" svg:y="1.6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108cm" svg:y="1.69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4cm" svg:y="0.62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339cm" svg:y="1.20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733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6cm" svg:x="1.825cm" svg:y="1.254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2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2.154cm" svg:y="1.28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582cm" svg:y="1.2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 \frac{ (x + 4) - 1 }{ (x + 4 )^2 \right] \ dx§svg§600§FALSE§</svg:desc>
          <draw:polygon draw:style-name="gr2" draw:text-style-name="P6" draw:layer="layout" svg:width="8.423cm" svg:height="1.779cm" svg:x="5.641cm" svg:y="2.865cm" svg:viewBox="0 0 8424 1780" draw:points="4213,1780 0,1780 0,0 8424,0 8424,1780">
            <text:p/>
          </draw:polygon>
          <draw:path draw:style-name="gr3" draw:text-style-name="P7" draw:layer="layout" svg:width="0.515cm" svg:height="0.182cm" svg:x="5.646cm" svg:y="3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1cm" svg:y="2.89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5cm" svg:y="3.60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3.389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2.82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775cm" svg:y="2.84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2cm" svg:y="3.0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9.657cm" svg:y="2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408cm" svg:y="2.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17cm" svg:y="2.84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1.309cm" svg:y="3.2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7cm" svg:y="2.9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707cm" svg:height="0.032cm" svg:x="8.7cm" svg:y="3.738cm" svg:viewBox="0 0 3708 33" draw:points="1855,33 0,33 0,0 3708,0 3708,33">
            <text:p/>
          </draw:polygon>
          <draw:path draw:style-name="gr3" draw:text-style-name="P7" draw:layer="layout" svg:width="0.18cm" svg:height="0.773cm" svg:x="9.268cm" svg:y="3.8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514cm" svg:y="4.1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0.15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01cm" svg:y="3.95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1.309cm" svg:y="3.8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1.6cm" svg:y="3.8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2.51cm" svg:y="2.82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3.324cm" svg:y="3.4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717cm" svg:y="3.6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= \int e^x \left[ \frac{1}{x + 4} - \frac{1}{ (x + 4)^2} \right] \ dx§svg§600§FALSE§</svg:desc>
          <draw:polygon draw:style-name="gr2" draw:text-style-name="P6" draw:layer="layout" svg:width="10.344cm" svg:height="1.779cm" svg:x="5.643cm" svg:y="5.068cm" svg:viewBox="0 0 10345 1780" draw:points="5173,1780 0,1780 0,0 10345,0 10345,1780">
            <text:p/>
          </draw:polygon>
          <draw:path draw:style-name="gr3" draw:text-style-name="P7" draw:layer="layout" svg:width="0.515cm" svg:height="0.182cm" svg:x="5.648cm" svg:y="5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5.0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5.8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5.5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5.029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5.1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5.941cm" svg:viewBox="0 0 1776 33" draw:points="887,33 0,33 0,0 1776,0 1776,33">
            <text:p/>
          </draw:polygon>
          <draw:path draw:style-name="gr3" draw:text-style-name="P7" draw:layer="layout" svg:width="0.386cm" svg:height="0.351cm" svg:x="8.725cm" svg:y="6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0.803cm" svg:y="5.9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41cm" svg:y="5.1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1.606cm" svg:y="5.941cm" svg:viewBox="0 0 2723 33" draw:points="1362,33 0,33 0,0 2723,0 2723,33">
            <text:p/>
          </draw:polygon>
          <draw:path draw:style-name="gr3" draw:text-style-name="P7" draw:layer="layout" svg:width="0.18cm" svg:height="0.773cm" svg:x="11.682cm" svg:y="6.1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cm" svg:y="6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3cm" svg:y="6.2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3.315cm" svg:y="6.15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3.723cm" svg:y="6.1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5cm" svg:y="6.0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1cm" svg:y="5.0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46cm" svg:y="5.6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64cm" svg:y="5.8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x \left[ \frac{1}{x + 4} + \left( - \frac{1}{ (x + 4)^2} \right) \right] \ dx§svg§600§FALSE§</svg:desc>
          <draw:polygon draw:style-name="gr2" draw:text-style-name="P6" draw:layer="layout" svg:width="12.083cm" svg:height="1.779cm" svg:x="5.643cm" svg:y="7.27cm" svg:viewBox="0 0 12084 1780" draw:points="6042,1780 0,1780 0,0 12084,0 12084,1780">
            <text:p/>
          </draw:polygon>
          <draw:path draw:style-name="gr3" draw:text-style-name="P7" draw:layer="layout" svg:width="0.515cm" svg:height="0.182cm" svg:x="5.648cm" svg:y="8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3cm" svg:y="7.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7cm" svg:y="8.0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9cm" svg:y="7.7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7.23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464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2cm" svg:y="8.143cm" svg:viewBox="0 0 1776 33" draw:points="887,33 0,33 0,0 1776,0 1776,33">
            <text:p/>
          </draw:polygon>
          <draw:path draw:style-name="gr3" draw:text-style-name="P7" draw:layer="layout" svg:width="0.386cm" svg:height="0.351cm" svg:x="8.725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58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11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0.782cm" svg:y="7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74cm" svg:y="7.23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2.146cm" svg:y="8.1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013cm" svg:y="7.3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12.776cm" svg:y="8.143cm" svg:viewBox="0 0 2723 33" draw:points="1362,33 0,33 0,0 2723,0 2723,33">
            <text:p/>
          </draw:polygon>
          <draw:path draw:style-name="gr3" draw:text-style-name="P7" draw:layer="layout" svg:width="0.18cm" svg:height="0.773cm" svg:x="12.852cm" svg:y="8.3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1cm" svg:y="8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733cm" svg:y="8.4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4.485cm" svg:y="8.35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4.895cm" svg:y="8.3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185cm" svg:y="8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5.618cm" svg:y="7.23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6.171cm" svg:y="7.23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6.986cm" svg:y="7.81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38cm" svg:y="8.0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2.751cm" svg:viewBox="0 0 198 494" draw:points="100,494 0,494 0,0 198,0 198,494">
            <text:p/>
          </draw:polygon>
          <draw:path draw:style-name="gr3" draw:text-style-name="P7" draw:layer="layout" svg:width="0.258cm" svg:height="0.577cm" svg:x="4.629cm" svg:y="12.7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x \left( \frac{1}{ x + 4 } \right) +  c§svg§600§FALSE§</svg:desc>
          <draw:polygon draw:style-name="gr2" draw:text-style-name="P6" draw:layer="layout" svg:width="5.991cm" svg:height="1.779cm" svg:x="5.543cm" svg:y="9.669cm" svg:viewBox="0 0 5992 1780" draw:points="2997,1780 0,1780 0,0 5992,0 5992,1780">
            <text:p/>
          </draw:polygon>
          <draw:path draw:style-name="gr3" draw:text-style-name="P7" draw:layer="layout" svg:width="0.515cm" svg:height="0.182cm" svg:x="5.548cm" svg:y="10.4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98cm" svg:height="0.351cm" svg:x="6.356cm" svg:y="10.4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706cm" svg:y="10.193cm" svg:viewBox="0 0 292 246" svg:d="M109 183c-5 18-23 48-51 48-2 0-18 0-30-7 23-7 25-27 25-30 0-13-9-22-21-22-16 0-32 15-32 34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381cm" svg:height="1.856cm" svg:x="7.359cm" svg:y="9.63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56cm" svg:height="0.516cm" svg:x="8.622cm" svg:y="9.7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4cm" svg:height="0.032cm" svg:x="7.86cm" svg:y="10.542cm" svg:viewBox="0 0 1775 33" draw:points="887,33 0,33 0,0 1775,0 1775,33">
            <text:p/>
          </draw:polygon>
          <draw:path draw:style-name="gr3" draw:text-style-name="P7" draw:layer="layout" svg:width="0.386cm" svg:height="0.351cm" svg:x="7.883cm" svg:y="10.9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515cm" svg:height="0.516cm" svg:x="8.517cm" svg:y="10.83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.268cm" svg:y="10.75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9.754cm" svg:y="9.63cm" svg:viewBox="0 0 382 1857" svg:d="M382 929c0-304-71-610-268-843-15-17-44-49-75-77-11-9-13-9-23-9-9 0-16 0-16 7 0 4 4 7 5 9 27 28 79 79 130 164 125 198 182 450 182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0.51cm" svg:y="10.301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272cm" svg:y="10.4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\left[\ \text {Here } f(x) = \frac{1}{x + 4}, \ f'(x) = - \frac{1}{(x+4)^2}§svg§600§FALSE§</svg:desc>
          <draw:polygon draw:style-name="gr2" draw:text-style-name="P6" draw:layer="layout" svg:width="12.439cm" svg:height="1.617cm" svg:x="14.432cm" svg:y="9.853cm" svg:viewBox="0 0 12440 1618" draw:points="6219,1618 0,1618 0,0 12440,0 12440,1618">
            <text:p/>
          </draw:polygon>
          <draw:polygon draw:style-name="gr3" draw:text-style-name="P7" draw:layer="layout" svg:width="0.186cm" svg:height="1.687cm" svg:x="14.573cm" svg:y="9.818cm" svg:viewBox="0 0 187 1688" draw:points="0,1688 187,1688 187,1650 38,1650 38,38 187,38 187,0 0,0">
            <text:p/>
          </draw:polygon>
          <draw:path draw:style-name="gr3" draw:text-style-name="P7" draw:layer="layout" svg:width="0.481cm" svg:height="0.481cm" svg:x="15.026cm" svg:y="10.357cm" svg:viewBox="0 0 482 482" svg:d="M410 54c0-24 1-32 54-32h18v-22c-24 2-77 2-104 2-26 0-80 0-104-2v22h17c55 0 55 8 55 32v167h-210v-167c0-24 2-32 54-32h18v-22c-24 2-77 2-104 2s-80 0-104-2v22h18c54 0 54 8 54 32v373c0 26 0 32-54 32h-18v23c24-2 77-2 104-2s80 0 104 2v-23h-18c-52 0-54-6-54-32v-185h210v185c0 26 0 32-55 32h-17v23c24-2 76-2 104-2 27 0 80 0 104 2v-23h-18c-53 0-54-6-54-32z">
            <text:p/>
          </draw:path>
          <draw:path draw:style-name="gr3" draw:text-style-name="P7" draw:layer="layout" svg:width="0.273cm" svg:height="0.324cm" svg:x="15.549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15.861cm" svg:y="10.52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6.136cm" svg:y="10.52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1cm" svg:x="16.701cm" svg:y="10.34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17.15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378cm" svg:y="10.52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7.79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8.267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747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3cm" svg:height="0.029cm" svg:x="19.053cm" svg:y="10.647cm" svg:viewBox="0 0 1614 30" draw:points="806,30 0,30 0,0 1614,0 1614,30">
            <text:p/>
          </draw:polygon>
          <draw:path draw:style-name="gr3" draw:text-style-name="P7" draw:layer="layout" svg:width="0.351cm" svg:height="0.319cm" svg:x="19.074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9.65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35cm" svg:y="10.8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082cm" svg:height="0.21cm" svg:x="20.811cm" svg:y="10.76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351cm" svg:height="0.641cm" svg:x="21.335cm" svg:y="10.341cm" svg:viewBox="0 0 352 642" svg:d="M222 214h61c13 0 21 0 21-12 0-8-8-8-19-8h-59l16-82c1-14 11-64 16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21.741cm" svg:y="10.272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1.984cm" svg:y="10.31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2.208cm" svg:y="10.52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22.629cm" svg:y="10.31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3.098cm" svg:y="10.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23.858cm" svg:y="10.6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556cm" svg:y="9.8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474cm" svg:height="0.029cm" svg:x="24.431cm" svg:y="10.647cm" svg:viewBox="0 0 2475 30" draw:points="1238,30 0,30 0,0 2475,0 2475,30">
            <text:p/>
          </draw:polygon>
          <draw:path draw:style-name="gr3" draw:text-style-name="P7" draw:layer="layout" svg:width="0.164cm" svg:height="0.703cm" svg:x="24.501cm" svg:y="10.7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4.725cm" svg:y="11.0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5.301cm" svg:y="10.9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5.984cm" svg:y="10.844cm" svg:viewBox="0 0 314 477" svg:d="M189 362v60c0 26-2 34-55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6.357cm" svg:y="10.7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6.621cm" svg:y="10.7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732cm" svg:y="11.852cm" svg:viewBox="0 0 11505 1196" draw:points="5753,1196 0,1196 0,0 11505,0 11505,1196">
            <text:p/>
          </draw:polygon>
          <draw:path draw:style-name="gr3" draw:text-style-name="P7" draw:layer="layout" svg:width="0.293cm" svg:height="0.655cm" svg:x="15.735cm" svg:y="12.123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217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535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6.95cm" svg:y="12.09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334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785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009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431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8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561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19.967cm" svg:y="12.06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21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434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855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338cm" svg:y="12.099cm" svg:viewBox="0 0 98 704" draw:points="98,0 0,0 0,29 69,29 69,677 0,677 0,704 98,704">
            <text:p/>
          </draw:polygon>
          <draw:path draw:style-name="gr3" draw:text-style-name="P7" draw:layer="layout" svg:width="0.335cm" svg:height="0.497cm" svg:x="21.78cm" svg:y="12.13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38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54cm" svg:y="12.36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489cm" svg:y="12.315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809cm" svg:y="12.11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199cm" svg:y="12.552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37cm" svg:y="12.131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823cm" svg:y="12.09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047cm" svg:y="12.31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468cm" svg:y="12.09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896cm" svg:y="12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589cm" svg:y="12.31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112cm" svg:y="11.817cm" svg:viewBox="0 0 162 1266" draw:points="128,1234 0,1234 0,1266 162,1266 162,0 0,0 0,34 128,34">
            <text:p/>
          </draw:polygon>
        </draw:g>
        <draw:g>
          <svg:title>TexMaths</svg:title>
          <svg:desc>22§display§=  \frac{e^x}{ x + 4 } +  c§svg§600§FALSE§</svg:desc>
          <draw:polygon draw:style-name="gr2" draw:text-style-name="P6" draw:layer="layout" svg:width="3.977cm" svg:height="1.561cm" svg:x="5.645cm" svg:y="12.17cm" svg:viewBox="0 0 3978 1562" draw:points="1989,1562 0,1562 0,0 3978,0 3978,1562">
            <text:p/>
          </draw:polygon>
          <draw:path draw:style-name="gr3" draw:text-style-name="P7" draw:layer="layout" svg:width="0.515cm" svg:height="0.182cm" svg:x="5.65cm" svg:y="12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064cm" svg:y="12.309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414cm" svg:y="12.131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olygon draw:style-name="gr3" draw:text-style-name="P7" draw:layer="layout" svg:width="1.775cm" svg:height="0.032cm" svg:x="6.515cm" svg:y="12.965cm" svg:viewBox="0 0 1776 33" draw:points="887,33 0,33 0,0 1776,0 1776,33">
            <text:p/>
          </draw:polygon>
          <draw:path draw:style-name="gr3" draw:text-style-name="P7" draw:layer="layout" svg:width="0.386cm" svg:height="0.351cm" svg:x="6.537cm" svg:y="13.3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7.173cm" svg:y="13.2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7.925cm" svg:y="13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597cm" svg:y="12.7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359cm" svg:y="12.832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307cm" svg:y="12.921cm" svg:viewBox="0 0 491 403" draw:points="246,403 0,403 0,0 491,0 491,403">
            <text:p/>
          </draw:polygon>
          <draw:path draw:style-name="gr3" draw:text-style-name="P7" draw:layer="layout" svg:width="0.555cm" svg:height="0.493cm" svg:x="3.288cm" svg:y="12.8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3.2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2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x \left[  \frac{ 1 + x^2 }{ ( 1 + x )^2 \right] dx§svg§600§FALSE§</svg:desc>
          <draw:polygon draw:style-name="gr2" draw:text-style-name="P6" draw:layer="layout" svg:width="7.182cm" svg:height="1.821cm" svg:x="5.641cm" svg:y="0.561cm" svg:viewBox="0 0 7183 1822" draw:points="3592,1822 0,1822 0,0 7183,0 7183,1822">
            <text:p/>
          </draw:polygon>
          <draw:path draw:style-name="gr3" draw:text-style-name="P7" draw:layer="layout" svg:width="0.515cm" svg:height="0.182cm" svg:x="5.646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1cm" svg:y="0.63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5cm" svg:y="1.34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07cm" svg:y="1.12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2cm" svg:y="0.56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069cm" svg:y="0.6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0.7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0.8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0.808cm" svg:y="0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722cm" svg:height="0.032cm" svg:x="8.7cm" svg:y="1.476cm" svg:viewBox="0 0 2723 33" draw:points="1362,33 0,33 0,0 2723,0 2723,33">
            <text:p/>
          </draw:polygon>
          <draw:path draw:style-name="gr3" draw:text-style-name="P7" draw:layer="layout" svg:width="0.18cm" svg:height="0.773cm" svg:x="8.776cm" svg:y="1.6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69cm" svg:y="1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603cm" svg:y="1.7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54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817cm" svg:y="1.63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09cm" svg:y="1.6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525cm" svg:y="0.56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083cm" svg:y="1.14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477cm" svg:y="1.3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6cm" svg:x="1.565cm" svg:y="1.152cm" svg:viewBox="0 0 911 761" draw:points="455,761 0,761 0,0 911,0 911,761">
            <text:p/>
          </draw:polygon>
          <draw:path draw:style-name="gr3" draw:text-style-name="P7" draw:layer="layout" svg:width="0.197cm" svg:height="0.844cm" svg:x="1.605cm" svg:y="1.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6cm" svg:y="1.181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322cm" svg:y="1.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6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7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int e^x \left[  \frac{ ( x^2 - 1 )  + 2}{ ( x + 1 )^2 \right] dx§svg§600§FALSE§</svg:desc>
          <draw:polygon draw:style-name="gr2" draw:text-style-name="P6" draw:layer="layout" svg:width="8.514cm" svg:height="1.821cm" svg:x="13.642cm" svg:y="0.563cm" svg:viewBox="0 0 8515 1822" draw:points="4258,1822 0,1822 0,0 8515,0 8515,1822">
            <text:p/>
          </draw:polygon>
          <draw:path draw:style-name="gr3" draw:text-style-name="P7" draw:layer="layout" svg:width="0.515cm" svg:height="0.182cm" svg:x="13.647cm" svg:y="1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62cm" svg:y="0.635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15.356cm" svg:y="1.34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5.708cm" svg:y="1.129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16.393cm" svg:y="0.566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16.777cm" svg:y="0.58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023cm" svg:y="0.8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477cm" svg:y="0.5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026cm" svg:y="0.95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804cm" svg:y="0.6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167cm" svg:y="0.58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9.639cm" svg:y="0.71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0.406cm" svg:y="0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4.054cm" svg:height="0.032cm" svg:x="16.701cm" svg:y="1.478cm" svg:viewBox="0 0 4055 33" draw:points="2028,33 0,33 0,0 4055,0 4055,33">
            <text:p/>
          </draw:polygon>
          <draw:path draw:style-name="gr3" draw:text-style-name="P7" draw:layer="layout" svg:width="0.18cm" svg:height="0.773cm" svg:x="17.444cm" svg:y="1.6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69cm" svg:y="1.8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24cm" svg:y="1.7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123cm" svg:y="1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5cm" svg:y="1.63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9.776cm" svg:y="1.6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0.858cm" svg:y="0.56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1.415cm" svg:y="1.1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1.809cm" svg:y="1.3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int e^x \left[  \frac{ x^2 - 1 }{ ( x + 1 )^2 } + \frac{ 2 }{ ( x + 1 )^2 } \right] dx§svg§600§FALSE§</svg:desc>
          <draw:polygon draw:style-name="gr2" draw:text-style-name="P6" draw:layer="layout" svg:width="11.035cm" svg:height="1.821cm" svg:x="5.643cm" svg:y="2.666cm" svg:viewBox="0 0 11036 1822" draw:points="5518,1822 0,1822 0,0 11036,0 11036,1822">
            <text:p/>
          </draw:polygon>
          <draw:path draw:style-name="gr3" draw:text-style-name="P7" draw:layer="layout" svg:width="0.515cm" svg:height="0.182cm" svg:x="5.648cm" svg:y="3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2.738cm" svg:viewBox="0 0 688 1719" svg:d="M37 1684c25 0 39-17 39-37 0-26-20-38-37-38-20 0-39 12-39 38 0 41 39 72 86 72 118 0 162-181 217-404 60-245 111-493 153-741 28-164 56-319 83-419 8-39 35-137 66-137 23 0 43 14 46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7.357cm" svg:y="3.449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09cm" svg:y="3.23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4cm" svg:y="2.66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024cm" svg:y="2.9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478cm" svg:y="2.6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3.0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806cm" svg:y="2.7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722cm" svg:height="0.032cm" svg:x="8.702cm" svg:y="3.581cm" svg:viewBox="0 0 2723 33" draw:points="1362,33 0,33 0,0 2723,0 2723,33">
            <text:p/>
          </draw:polygon>
          <draw:path draw:style-name="gr3" draw:text-style-name="P7" draw:layer="layout" svg:width="0.18cm" svg:height="0.773cm" svg:x="8.778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9.024cm" svg:y="3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66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459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82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731cm" svg:y="3.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761cm" svg:y="2.75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2.722cm" svg:height="0.032cm" svg:x="12.555cm" svg:y="3.581cm" svg:viewBox="0 0 2723 33" draw:points="1362,33 0,33 0,0 2723,0 2723,33">
            <text:p/>
          </draw:polygon>
          <draw:path draw:style-name="gr3" draw:text-style-name="P7" draw:layer="layout" svg:width="0.18cm" svg:height="0.773cm" svg:x="12.631cm" svg:y="3.7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2.877cm" svg:y="3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513cm" svg:y="3.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312cm" svg:y="3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673cm" svg:y="3.7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963cm" svg:y="3.7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5.38cm" svg:y="2.66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938cm" svg:y="3.25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331cm" svg:y="3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int e^x \left[  \frac{ x - 1 }{ x + 1 } + \frac{ 2 }{ ( x + 1 )^2 } \right] dx§svg§600§FALSE§</svg:desc>
          <draw:polygon draw:style-name="gr2" draw:text-style-name="P6" draw:layer="layout" svg:width="10.086cm" svg:height="1.779cm" svg:x="5.645cm" svg:y="4.768cm" svg:viewBox="0 0 10087 1780" draw:points="5044,1780 0,1780 0,0 10087,0 10087,1780">
            <text:p/>
          </draw:polygon>
          <draw:path draw:style-name="gr3" draw:text-style-name="P7" draw:layer="layout" svg:width="0.515cm" svg:height="0.182cm" svg:x="5.65cm" svg:y="5.5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5cm" svg:y="4.798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359cm" svg:y="5.50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1cm" svg:y="5.292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8.396cm" svg:y="4.72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8.727cm" svg:y="4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81cm" svg:y="5.1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159cm" svg:y="4.8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8.704cm" svg:y="5.641cm" svg:viewBox="0 0 1776 33" draw:points="887,33 0,33 0,0 1776,0 1776,33">
            <text:p/>
          </draw:polygon>
          <draw:path draw:style-name="gr3" draw:text-style-name="P7" draw:layer="layout" svg:width="0.386cm" svg:height="0.351cm" svg:x="8.727cm" svg:y="6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36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159cm" svg:y="5.8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784cm" svg:y="5.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813cm" svg:y="4.8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22cm" svg:height="0.032cm" svg:x="11.608cm" svg:y="5.641cm" svg:viewBox="0 0 2723 33" draw:points="1362,33 0,33 0,0 2723,0 2723,33">
            <text:p/>
          </draw:polygon>
          <draw:path draw:style-name="gr3" draw:text-style-name="P7" draw:layer="layout" svg:width="0.18cm" svg:height="0.773cm" svg:x="11.684cm" svg:y="5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932cm" svg:y="6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565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64cm" svg:y="5.8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25cm" svg:y="5.8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17cm" svg:y="5.7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433cm" svg:y="4.72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991cm" svg:y="5.31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385cm" svg:y="5.5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text {Here } f(x) = \frac{ x - 1}{x + 1}§svg§600§FALSE§</svg:desc>
          <draw:polygon draw:style-name="gr2" draw:text-style-name="P6" draw:layer="layout" svg:width="5.595cm" svg:height="1.415cm" svg:x="4.846cm" svg:y="7.054cm" svg:viewBox="0 0 5596 1416" draw:points="2797,1416 0,1416 0,0 5596,0 5596,1416">
            <text:p/>
          </draw:polygon>
          <draw:path draw:style-name="gr3" draw:text-style-name="P7" draw:layer="layout" svg:width="0.481cm" svg:height="0.48cm" svg:x="4.833cm" svg:y="7.483cm" svg:viewBox="0 0 482 481" svg:d="M410 54c0-24 1-32 54-32h18v-22c-24 2-77 2-104 2-26 0-80 0-104-2v22h17c55 0 55 8 55 32v167h-210v-167c0-24 2-32 54-32h18v-22c-24 2-77 2-104 2s-80 0-104-2v22h18c54 0 54 8 54 32v373c0 26 0 32-54 32h-18v22c24-1 77-1 104-1s80 0 104 1v-22h-18c-52 0-54-6-54-32v-185h210v185c0 26 0 32-55 32h-17v22c24-1 76-1 104-1 27 0 80 0 104 1v-22h-18c-53 0-54-6-54-32z">
            <text:p/>
          </draw:path>
          <draw:path draw:style-name="gr3" draw:text-style-name="P7" draw:layer="layout" svg:width="0.273cm" svg:height="0.324cm" svg:x="5.358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5.67cm" svg:y="7.652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5.945cm" svg:y="7.64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1cm" svg:height="0.64cm" svg:x="6.51cm" svg:y="7.467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3-45 40-130 40-135z">
            <text:p/>
          </draw:path>
          <draw:path draw:style-name="gr3" draw:text-style-name="P7" draw:layer="layout" svg:width="0.164cm" svg:height="0.703cm" svg:x="6.961cm" svg:y="7.43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7.185cm" svg:y="7.6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608cm" svg:y="7.43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8.075cm" svg:y="7.70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8.883cm" svg:y="7.17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9.478cm" svg:y="7.29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186cm" svg:y="7.01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614cm" svg:height="0.029cm" svg:x="8.862cm" svg:y="7.772cm" svg:viewBox="0 0 1615 30" draw:points="807,30 0,30 0,0 1615,0 1615,30">
            <text:p/>
          </draw:polygon>
          <draw:path draw:style-name="gr3" draw:text-style-name="P7" draw:layer="layout" svg:width="0.351cm" svg:height="0.319cm" svg:x="8.883cm" svg:y="8.1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9.459cm" svg:y="8.0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186cm" svg:y="7.977cm" svg:viewBox="0 0 234 470" svg:d="M146 18c0-16 0-18-18-18-43 45-106 45-128 45v22c14 0 56 0 93-19v366c0 26-2 34-66 34h-22v22c24-3 86-3 113-3 29 0 90 0 116 3v-22h-23c-64 0-65-8-65-34z">
            <text:p/>
          </draw:path>
        </draw:g>
        <draw:g>
          <svg:title>TexMaths</svg:title>
          <svg:desc>22§display§\frac{   }{   } \smallint e^x [\ f(x) + f'(x)\ ]\ dx = e^x.f(x) + c §svg§600§FALSE§</svg:desc>
          <draw:polygon draw:style-name="gr2" draw:text-style-name="P6" draw:layer="layout" svg:width="12.205cm" svg:height="0.738cm" svg:x="6.233cm" svg:y="9.058cm" svg:viewBox="0 0 12206 739" draw:points="6103,739 0,739 0,0 12206,0 12206,739">
            <text:p/>
          </draw:polygon>
          <draw:path draw:style-name="gr3" draw:text-style-name="P7" draw:layer="layout" svg:width="0.323cm" svg:height="0.72cm" svg:x="6.237cm" svg:y="9.088cm" svg:viewBox="0 0 324 721" svg:d="M294 32c-27 1-34 21-34 31 0 20 16 32 32 32s32-11 32-33c0-30-25-62-62-62-65 0-79 84-91 144-21 116-37 215-50 350-3 41-8 85-14 122-7 58-19 89-47 89-12 0-25-9-30-16 26 0 33-19 33-31 0-18-15-30-31-30s-32 9-32 31c0 30 25 62 62 62 65 0 79-83 91-146 21-111 37-209 49-346 6-43 9-87 14-123 8-59 20-88 48-88 14 0 25 7 30 14z">
            <text:p/>
          </draw:path>
          <draw:path draw:style-name="gr3" draw:text-style-name="P7" draw:layer="layout" svg:width="0.298cm" svg:height="0.351cm" svg:x="6.766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7" draw:layer="layout" svg:width="0.291cm" svg:height="0.245cm" svg:x="7.116cm" svg:y="9.082cm" svg:viewBox="0 0 292 246" svg:d="M109 183c-5 17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106cm" svg:height="0.773cm" svg:x="7.572cm" svg:y="9.061cm" svg:viewBox="0 0 107 774" draw:points="107,774 107,744 32,744 32,32 107,32 107,0 0,0 0,774">
            <text:p/>
          </draw:polygon>
          <draw:path draw:style-name="gr3" draw:text-style-name="P7" draw:layer="layout" svg:width="0.386cm" svg:height="0.704cm" svg:x="7.995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8.491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8.737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9.20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67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704cm" svg:x="10.44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36cm" svg:height="0.28cm" svg:x="10.891cm" svg:y="9.019cm" svg:viewBox="0 0 137 281" svg:d="M132 47c5-8 5-14 5-17 0-18-16-30-31-30-22 0-29 18-30 26l-72 236c-2 0-4 7-4 7 0 7 18 12 21 12 4 0 5 0 9-8z">
            <text:p/>
          </draw:path>
          <draw:path draw:style-name="gr3" draw:text-style-name="P7" draw:layer="layout" svg:width="0.18cm" svg:height="0.773cm" svg:x="11.159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1.405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18cm" svg:height="0.773cm" svg:x="11.868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399cm" svg:y="9.061cm" svg:viewBox="0 0 107 774" draw:points="107,0 0,0 0,32 76,32 76,744 0,744 0,774 107,774">
            <text:p/>
          </draw:polygon>
          <draw:path draw:style-name="gr3" draw:text-style-name="P7" draw:layer="layout" svg:width="0.369cm" svg:height="0.546cm" svg:x="12.885cm" svg:y="9.103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279cm" svg:y="9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5-79 102-104 102-30 0-42-24-42-51 0-17 5-33 14-68z">
            <text:p/>
          </draw:path>
          <draw:path draw:style-name="gr3" draw:text-style-name="P7" draw:layer="layout" svg:width="0.515cm" svg:height="0.182cm" svg:x="13.957cm" svg:y="9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14.765cm" svg:y="9.299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7" draw:layer="layout" svg:width="0.291cm" svg:height="0.245cm" svg:x="15.117cm" svg:y="9.082cm" svg:viewBox="0 0 292 246" svg:d="M109 183c-5 17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083cm" svg:height="0.083cm" svg:x="15.546cm" svg:y="9.559cm" svg:viewBox="0 0 84 84" svg:d="M84 42c0-23-19-42-42-42s-42 19-42 42 19 42 42 42 42-19 42-42z">
            <text:p/>
          </draw:path>
          <draw:path draw:style-name="gr3" draw:text-style-name="P7" draw:layer="layout" svg:width="0.386cm" svg:height="0.704cm" svg:x="15.734cm" svg:y="9.096cm" svg:viewBox="0 0 387 705" svg:d="M245 236h66c15 0 23 0 23-14 0-9-8-9-21-9h-65l18-90c1-16 12-70 17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16.232cm" svg:y="9.06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86cm" svg:height="0.351cm" svg:x="16.479cm" svg:y="9.2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4-42-51 0-17 5-33 14-68z">
            <text:p/>
          </draw:path>
          <draw:path draw:style-name="gr3" draw:text-style-name="P7" draw:layer="layout" svg:width="0.18cm" svg:height="0.773cm" svg:x="16.942cm" svg:y="9.0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7.413cm" svg:y="9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8.175cm" svg:y="9.299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0§display§\therefore \ f'(x) = - \frac{(x + 1)(1) - (x - 1)(1)}{(x+1)^2}§svg§600§FALSE§</svg:desc>
          <draw:polygon draw:style-name="gr2" draw:text-style-name="P6" draw:layer="layout" svg:width="10.935cm" svg:height="1.591cm" svg:x="11.147cm" svg:y="6.957cm" svg:viewBox="0 0 10936 1592" draw:points="5469,1592 0,1592 0,0 10936,0 10936,1592">
            <text:p/>
          </draw:polygon>
          <draw:path draw:style-name="gr3" draw:text-style-name="P7" draw:layer="layout" svg:width="0.426cm" svg:height="0.38cm" svg:x="11.133cm" svg:y="7.59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64cm" svg:x="12.048cm" svg:y="7.429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4-45 40-130 40-135z">
            <text:p/>
          </draw:path>
          <draw:path draw:style-name="gr3" draw:text-style-name="P7" draw:layer="layout" svg:width="0.124cm" svg:height="0.255cm" svg:x="12.453cm" svg:y="7.35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12.696cm" svg:y="7.39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2.922cm" svg:y="7.61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3.343cm" svg:y="7.39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165cm" svg:x="13.81cm" svg:y="7.6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4.572cm" svg:y="7.73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2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5.439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6.015cm" svg:y="7.0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741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071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17.37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17.639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968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18.416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9.13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9.354cm" svg:y="7.1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9.951cm" svg:y="7.2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658cm" svg:y="6.98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0.986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64cm" svg:height="0.703cm" svg:x="21.29cm" svg:y="6.92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21.556cm" svg:y="6.98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885cm" svg:y="6.92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6.974cm" svg:height="0.029cm" svg:x="15.144cm" svg:y="7.735cm" svg:viewBox="0 0 6975 30" draw:points="3488,30 0,30 0,0 6975,0 6975,30">
            <text:p/>
          </draw:polygon>
          <draw:path draw:style-name="gr3" draw:text-style-name="P7" draw:layer="layout" svg:width="0.164cm" svg:height="0.703cm" svg:x="17.463cm" svg:y="7.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7.688cm" svg:y="8.0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264cm" svg:y="7.9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991cm" svg:y="7.93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9.32cm" svg:y="7.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9.585cm" svg:y="7.8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= \frac{2}{(x+1)^2}§svg§600§FALSE§</svg:desc>
          <draw:polygon draw:style-name="gr2" draw:text-style-name="P6" draw:layer="layout" svg:width="3.231cm" svg:height="1.533cm" svg:x="22.533cm" svg:y="7.057cm" svg:viewBox="0 0 3232 1534" draw:points="1616,1534 0,1534 0,0 3232,0 3232,1534">
            <text:p/>
          </draw:polygon>
          <draw:path draw:style-name="gr3" draw:text-style-name="P7" draw:layer="layout" svg:width="0.468cm" svg:height="0.165cm" svg:x="22.538cm" svg:y="7.7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421cm" svg:y="7.022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2.475cm" svg:height="0.029cm" svg:x="23.323cm" svg:y="7.776cm" svg:viewBox="0 0 2476 30" draw:points="1239,30 0,30 0,0 2476,0 2476,30">
            <text:p/>
          </draw:polygon>
          <draw:path draw:style-name="gr3" draw:text-style-name="P7" draw:layer="layout" svg:width="0.164cm" svg:height="0.703cm" svg:x="23.394cm" svg:y="7.922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51cm" svg:height="0.319cm" svg:x="23.618cm" svg:y="8.13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24.196cm" svg:y="8.0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4.92cm" svg:y="7.981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25.25cm" svg:y="7.922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514cm" svg:y="7.91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2§display§= e^x \left[  \frac{ x - 1 }{ x + 1 } \right] + c§svg§600§FALSE§</svg:desc>
          <draw:polygon draw:style-name="gr2" draw:text-style-name="P6" draw:layer="layout" svg:width="5.67cm" svg:height="1.779cm" svg:x="5.647cm" svg:y="10.47cm" svg:viewBox="0 0 5671 1780" draw:points="2835,1780 0,1780 0,0 5671,0 5671,1780">
            <text:p/>
          </draw:polygon>
          <draw:path draw:style-name="gr3" draw:text-style-name="P7" draw:layer="layout" svg:width="0.515cm" svg:height="0.182cm" svg:x="5.652cm" svg:y="11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46cm" svg:y="11.21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81cm" svg:y="10.994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0.205cm" svg:height="1.856cm" svg:x="7.497cm" svg:y="10.43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7.826cm" svg:y="10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481cm" svg:y="10.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258cm" svg:y="10.51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7.803cm" svg:y="11.343cm" svg:viewBox="0 0 1776 33" draw:points="887,33 0,33 0,0 1776,0 1776,33">
            <text:p/>
          </draw:polygon>
          <draw:path draw:style-name="gr3" draw:text-style-name="P7" draw:layer="layout" svg:width="0.386cm" svg:height="0.351cm" svg:x="7.826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8.461cm" svg:y="11.6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58cm" svg:y="11.5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9.681cm" svg:y="10.431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0.293cm" svg:y="11.1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1.055cm" svg:y="11.211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>
          <svg:title>TexMaths</svg:title>
          <svg:desc>22§display§= \frac{  e^x ( x - 1) }{ x + 1 } + c§svg§600§FALSE§</svg:desc>
          <draw:polygon draw:style-name="gr2" draw:text-style-name="P6" draw:layer="layout" svg:width="5.326cm" svg:height="1.621cm" svg:x="5.648cm" svg:y="12.972cm" svg:viewBox="0 0 5327 1622" draw:points="2665,1622 0,1622 0,0 5327,0 5327,1622">
            <text:p/>
          </draw:polygon>
          <draw:path draw:style-name="gr3" draw:text-style-name="P7" draw:layer="layout" svg:width="0.515cm" svg:height="0.182cm" svg:x="5.653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554cm" svg:y="13.17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6cm" svg:x="6.905cm" svg:y="12.993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7.345cm" svg:y="12.93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591cm" svg:y="13.17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8.246cm" svg:y="13.3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024cm" svg:y="12.9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9.386cm" svg:y="12.93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7" draw:layer="layout" svg:width="3.125cm" svg:height="0.032cm" svg:x="6.517cm" svg:y="13.828cm" svg:viewBox="0 0 3126 33" draw:points="1563,33 0,33 0,0 3126,0 3126,33">
            <text:p/>
          </draw:polygon>
          <draw:path draw:style-name="gr3" draw:text-style-name="P7" draw:layer="layout" svg:width="0.386cm" svg:height="0.351cm" svg:x="7.216cm" svg:y="14.22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7.85cm" svg:y="14.11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649cm" svg:y="14.05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951cm" svg:y="13.58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711cm" svg:y="13.69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9cm" svg:y="11.146cm" svg:viewBox="0 0 198 494" draw:points="100,494 0,494 0,0 198,0 198,494">
            <text:p/>
          </draw:polygon>
          <draw:path draw:style-name="gr3" draw:text-style-name="P7" draw:layer="layout" svg:width="0.258cm" svg:height="0.577cm" svg:x="4.93cm" svg:y="11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1cm" svg:y="1.25cm" svg:viewBox="0 0 1319 656" draw:points="659,656 0,656 0,0 1319,0 1319,656">
            <text:p/>
          </draw:polygon>
          <draw:path draw:style-name="gr3" draw:text-style-name="P7" draw:layer="layout" svg:width="0.464cm" svg:height="0.577cm" svg:x="2.866cm" svg:y="1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cm" svg:y="1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7cm" svg:y="1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1cm" svg:y="1.6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7cm" svg:y="1.25cm" svg:viewBox="0 0 198 494" draw:points="100,494 0,494 0,0 198,0 198,494">
            <text:p/>
          </draw:polygon>
          <draw:path draw:style-name="gr3" draw:text-style-name="P7" draw:layer="layout" svg:width="0.258cm" svg:height="0.577cm" svg:x="4.628cm" svg:y="1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frac{e^x}{x} \left[ x ( \log x )^2 + 2 \log x \right] dx§svg§600§FALSE§</svg:desc>
          <draw:polygon draw:style-name="gr2" draw:text-style-name="P6" draw:layer="layout" svg:width="10.277cm" svg:height="1.642cm" svg:x="5.241cm" svg:y="0.661cm" svg:viewBox="0 0 10278 1643" draw:points="5139,1643 0,1643 0,0 10278,0 10278,1643">
            <text:p/>
          </draw:polygon>
          <draw:path draw:style-name="gr3" draw:text-style-name="P7" draw:layer="layout" svg:width="0.515cm" svg:height="0.182cm" svg:x="5.246cm" svg:y="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1cm" svg:y="0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7.048cm" svg:y="0.8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7.399cm" svg:y="0.63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75cm" svg:height="0.032cm" svg:x="7.013cm" svg:y="1.465cm" svg:viewBox="0 0 751 33" draw:points="375,33 0,33 0,0 751,0 751,33">
            <text:p/>
          </draw:polygon>
          <draw:path draw:style-name="gr3" draw:text-style-name="P7" draw:layer="layout" svg:width="0.386cm" svg:height="0.351cm" svg:x="7.189cm" svg:y="1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0.149cm" svg:height="0.929cm" svg:x="8.139cm" svg:y="1.018cm" svg:viewBox="0 0 150 930" draw:points="0,930 150,930 150,898 32,898 32,32 150,32 150,0 0,0">
            <text:p/>
          </draw:polygon>
          <draw:path draw:style-name="gr3" draw:text-style-name="P7" draw:layer="layout" svg:width="0.386cm" svg:height="0.351cm" svg:x="8.328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8.824cm" svg:y="1.09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074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85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672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198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4cm" svg:x="10.661cm" svg:y="1.09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953cm" svg:y="0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481cm" svg:y="1.2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49cm" svg:y="1.1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73cm" svg:height="0.538cm" svg:x="12.752cm" svg:y="1.1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963cm" svg:y="1.32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349cm" svg:y="1.32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877cm" svg:y="1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olygon draw:style-name="gr3" draw:text-style-name="P7" draw:layer="layout" svg:width="0.149cm" svg:height="0.929cm" svg:x="14.313cm" svg:y="1.018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4.778cm" svg:y="1.13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172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6cm" svg:x="1.566cm" svg:y="1.153cm" svg:viewBox="0 0 911 761" draw:points="455,761 0,761 0,0 911,0 911,761">
            <text:p/>
          </draw:polygon>
          <draw:path draw:style-name="gr3" draw:text-style-name="P7" draw:layer="layout" svg:width="0.197cm" svg:height="0.844cm" svg:x="1.606cm" svg:y="1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898cm" svg:y="1.174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323cm" svg:y="1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x \left[ ( \log x )^2 + \frac{2 \log x }{x} \right] dx§svg§600§FALSE§</svg:desc>
          <draw:polygon draw:style-name="gr2" draw:text-style-name="P6" draw:layer="layout" svg:width="10.007cm" svg:height="1.779cm" svg:x="5.242cm" svg:y="2.762cm" svg:viewBox="0 0 10008 1780" draw:points="5003,1780 0,1780 0,0 10008,0 10008,1780">
            <text:p/>
          </draw:polygon>
          <draw:path draw:style-name="gr3" draw:text-style-name="P7" draw:layer="layout" svg:width="0.515cm" svg:height="0.182cm" svg:x="5.247cm" svg:y="3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2cm" svg:y="2.7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6cm" svg:y="3.50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308cm" svg:y="3.286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7.993cm" svg:y="2.723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85cm" svg:y="3.2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3cm" svg:y="3.3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4cm" svg:y="3.49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131cm" svg:y="3.49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657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0.122cm" svg:y="3.2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412cm" svg:y="3.1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4cm" svg:y="3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801cm" svg:y="2.8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73cm" svg:height="0.538cm" svg:x="12.304cm" svg:y="2.7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15cm" svg:y="2.9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2.901cm" svg:y="2.971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9cm" svg:y="2.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2.086cm" svg:height="0.032cm" svg:x="11.762cm" svg:y="3.635cm" svg:viewBox="0 0 2087 33" draw:points="1044,33 0,33 0,0 2087,0 2087,33">
            <text:p/>
          </draw:polygon>
          <draw:path draw:style-name="gr3" draw:text-style-name="P7" draw:layer="layout" svg:width="0.386cm" svg:height="0.351cm" svg:x="12.607cm" svg:y="4.0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olygon draw:style-name="gr3" draw:text-style-name="P7" draw:layer="layout" svg:width="0.205cm" svg:height="1.856cm" svg:x="13.952cm" svg:y="2.7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508cm" svg:y="3.30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902cm" svg:y="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>
          <svg:title>TexMaths</svg:title>
          <svg:desc>18§display§\left[\ \text {Here } f(x) = (\log x)^2, \ f'(x) = - \frac{2 \log x}{x}§svg§600§FALSE§</svg:desc>
          <draw:polygon draw:style-name="gr2" draw:text-style-name="P6" draw:layer="layout" svg:width="11.13cm" svg:height="1.455cm" svg:x="15.833cm" svg:y="3.153cm" svg:viewBox="0 0 11131 1456" draw:points="5565,1456 0,1456 0,0 11131,0 11131,1456">
            <text:p/>
          </draw:polygon>
          <draw:polygon draw:style-name="gr3" draw:text-style-name="P7" draw:layer="layout" svg:width="0.167cm" svg:height="1.518cm" svg:x="15.96cm" svg:y="3.121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367cm" svg:y="3.606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838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119cm" svg:y="3.759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367cm" svg:y="3.755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7.875cm" svg:y="3.5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282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8.484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8.863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85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19.979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42cm" svg:height="0.44cm" svg:x="20.183cm" svg:y="3.5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0.356cm" svg:y="3.75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0.673cm" svg:y="3.7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1.103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1.482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1.721cm" svg:y="3.482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3" draw:text-style-name="P7" draw:layer="layout" svg:width="0.074cm" svg:height="0.189cm" svg:x="22.031cm" svg:y="3.97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2.501cm" svg:y="3.592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2.867cm" svg:y="3.5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3.086cm" svg:y="3.5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3.288cm" svg:y="3.7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3.668cm" svg:y="3.56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4.088cm" svg:y="3.8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774cm" svg:y="3.867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2cm" svg:x="25.321cm" svg:y="3.189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42cm" svg:height="0.44cm" svg:x="25.731cm" svg:y="3.171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5.904cm" svg:y="3.327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6.219cm" svg:y="3.324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6cm" svg:height="0.287cm" svg:x="26.651cm" svg:y="3.3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1.707cm" svg:height="0.026cm" svg:x="25.289cm" svg:y="3.867cm" svg:viewBox="0 0 1708 27" draw:points="854,27 0,27 0,0 1708,0 1708,27">
            <text:p/>
          </draw:polygon>
          <draw:path draw:style-name="gr3" draw:text-style-name="P7" draw:layer="layout" svg:width="0.316cm" svg:height="0.287cm" svg:x="25.979cm" svg:y="4.192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</draw:g>
        <draw:g>
          <svg:title>TexMaths</svg:title>
          <svg:desc>20§display§\left \frac{   }{   } \smallint e^x [\ f(x) + f'(x)\ ]\ dx = e^x.f(x) + c \ \right]§svg§600§FALSE§</svg:desc>
          <draw:polygon draw:style-name="gr2" draw:text-style-name="P6" draw:layer="layout" svg:width="11.504cm" svg:height="1.195cm" svg:x="15.832cm" svg:y="4.653cm" svg:viewBox="0 0 11505 1196" draw:points="5753,1196 0,1196 0,0 11505,0 11505,1196">
            <text:p/>
          </draw:polygon>
          <draw:path draw:style-name="gr3" draw:text-style-name="P7" draw:layer="layout" svg:width="0.293cm" svg:height="0.655cm" svg:x="15.835cm" svg:y="4.924cm" svg:viewBox="0 0 294 656" svg:d="M267 29c-24 1-30 19-30 29 0 17 14 28 29 28 14 0 28-9 28-30 0-27-22-56-56-56-59 0-72 77-83 131-19 106-33 196-45 319-3 37-8 77-12 110-7 53-18 82-44 82-11 0-22-8-27-15 24 0 31-17 31-28 0-16-15-28-29-28-15 0-29 8-29 29 0 27 22 56 56 56 59 0 72-75 83-133 19-100 34-190 45-315 5-38 8-78 13-112 6-53 17-80 43-80 13 0 22 6 27 13z">
            <text:p/>
          </draw:path>
          <draw:path draw:style-name="gr3" draw:text-style-name="P7" draw:layer="layout" svg:width="0.271cm" svg:height="0.319cm" svg:x="16.317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16.635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olygon draw:style-name="gr3" draw:text-style-name="P7" draw:layer="layout" svg:width="0.097cm" svg:height="0.703cm" svg:x="17.05cm" svg:y="4.9cm" svg:viewBox="0 0 98 704" draw:points="98,704 98,677 29,677 29,29 98,29 98,0 0,0 0,704">
            <text:p/>
          </draw:polygon>
          <draw:path draw:style-name="gr3" draw:text-style-name="P7" draw:layer="layout" svg:width="0.351cm" svg:height="0.641cm" svg:x="17.434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17.885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8.109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8.531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51cm" svg:height="0.641cm" svg:x="19.661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24cm" svg:height="0.255cm" svg:x="20.067cm" svg:y="4.86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31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0.534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955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" draw:text-style-name="P7" draw:layer="layout" svg:width="0.097cm" svg:height="0.703cm" svg:x="21.438cm" svg:y="4.9cm" svg:viewBox="0 0 98 704" draw:points="98,0 0,0 0,29 69,29 69,677 0,677 0,704 98,704">
            <text:p/>
          </draw:polygon>
          <draw:path draw:style-name="gr3" draw:text-style-name="P7" draw:layer="layout" svg:width="0.335cm" svg:height="0.497cm" svg:x="21.88cm" svg:y="4.938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238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854cm" svg:y="5.16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71cm" svg:height="0.319cm" svg:x="23.589cm" svg:y="5.116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265cm" svg:height="0.223cm" svg:x="23.909cm" svg:y="4.919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076cm" svg:height="0.076cm" svg:x="24.299cm" svg:y="5.35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641cm" svg:x="24.47cm" svg:y="4.93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8 0-16-13-24-28-24-17 0-38 16-38 41 0 32 30 50 61 50 38 0 65-42 78-69 23-45 40-130 40-134z">
            <text:p/>
          </draw:path>
          <draw:path draw:style-name="gr3" draw:text-style-name="P7" draw:layer="layout" svg:width="0.164cm" svg:height="0.703cm" svg:x="24.923cm" svg:y="4.9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5.147cm" svg:y="5.11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25.568cm" svg:y="4.9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25.996cm" svg:y="5.0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6.689cm" svg:y="5.116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olygon draw:style-name="gr3" draw:text-style-name="P7" draw:layer="layout" svg:width="0.161cm" svg:height="1.265cm" svg:x="27.212cm" svg:y="4.618cm" svg:viewBox="0 0 162 1266" draw:points="128,1234 0,1234 0,1266 162,1266 162,0 0,0 0,34 128,34">
            <text:p/>
          </draw:polygon>
        </draw:g>
        <draw:g>
          <svg:title>TexMaths</svg:title>
          <svg:desc>22§display§= e^x ( \log x )^2 + c§svg§600§FALSE§</svg:desc>
          <draw:polygon draw:style-name="gr2" draw:text-style-name="P6" draw:layer="layout" svg:width="5.284cm" svg:height="0.795cm" svg:x="5.243cm" svg:y="5.064cm" svg:viewBox="0 0 5285 796" draw:points="2642,796 0,796 0,0 5285,0 5285,796">
            <text:p/>
          </draw:polygon>
          <draw:path draw:style-name="gr3" draw:text-style-name="P7" draw:layer="layout" svg:width="0.515cm" svg:height="0.182cm" svg:x="5.248cm" svg:y="5.4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6.056cm" svg:y="5.3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406cm" svg:y="5.146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6.846cm" svg:y="5.1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7.096cm" svg:y="5.1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07cm" svg:y="5.3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693cm" svg:y="5.3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8.221cm" svg:y="5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8.684cm" svg:y="5.1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974cm" svg:y="5.0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02cm" svg:y="5.2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264cm" svg:y="5.36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82cm" svg:y="7.15cm" svg:viewBox="0 0 1319 656" draw:points="659,656 0,656 0,0 1319,0 1319,656">
            <text:p/>
          </draw:polygon>
          <draw:path draw:style-name="gr3" draw:text-style-name="P7" draw:layer="layout" svg:width="0.464cm" svg:height="0.577cm" svg:x="2.867cm" svg:y="7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91cm" svg:y="7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58cm" svg:y="7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42cm" svg:y="7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7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7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\left[  \frac{ \log x }{ ( 1 + \log x )^2 \right] \ dx§svg§600§FALSE§</svg:desc>
          <draw:polygon draw:style-name="gr2" draw:text-style-name="P6" draw:layer="layout" svg:width="7.69cm" svg:height="1.779cm" svg:x="5.243cm" svg:y="6.462cm" svg:viewBox="0 0 7691 1780" draw:points="3846,1780 0,1780 0,0 7691,0 7691,1780">
            <text:p/>
          </draw:polygon>
          <draw:path draw:style-name="gr3" draw:text-style-name="P7" draw:layer="layout" svg:width="0.515cm" svg:height="0.182cm" svg:x="5.248cm" svg:y="7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3cm" svg:y="6.492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6.4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8.589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cm" svg:y="6.675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9.188cm" svg:y="6.67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9.714cm" svg:y="6.68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85cm" svg:height="0.032cm" svg:x="7.424cm" svg:y="7.335cm" svg:viewBox="0 0 3851 33" draw:points="1926,33 0,33 0,0 3851,0 3851,33">
            <text:p/>
          </draw:polygon>
          <draw:path draw:style-name="gr3" draw:text-style-name="P7" draw:layer="layout" svg:width="0.18cm" svg:height="0.773cm" svg:x="7.5cm" svg:y="7.49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7.794cm" svg:y="7.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7.6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082cm" svg:y="7.53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93cm" svg:y="7.72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679cm" svg:y="7.7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6cm" svg:height="0.351cm" svg:x="10.207cm" svg:y="7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67cm" svg:y="7.49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0.96cm" svg:y="7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377cm" svg:y="6.4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192cm" svg:y="7.00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587cm" svg:y="7.20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59cm" svg:x="1.568cm" svg:y="7.054cm" svg:viewBox="0 0 911 760" draw:points="455,760 0,760 0,0 911,0 911,760">
            <text:p/>
          </draw:polygon>
          <draw:path draw:style-name="gr3" draw:text-style-name="P7" draw:layer="layout" svg:width="0.197cm" svg:height="0.844cm" svg:x="1.608cm" svg:y="7.01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89cm" svg:y="7.083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325cm" svg:y="7.0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\left[\ \text {Put, } \log x = t, \ \  \therefore \ x = e^t§svg§600§FALSE§</svg:desc>
          <draw:polygon draw:style-name="gr2" draw:text-style-name="P6" draw:layer="layout" svg:width="8.296cm" svg:height="0.773cm" svg:x="17.829cm" svg:y="7.251cm" svg:viewBox="0 0 8297 774" draw:points="4148,774 0,774 0,0 8297,0 8297,774">
            <text:p/>
          </draw:polygon>
          <draw:polygon draw:style-name="gr3" draw:text-style-name="P7" draw:layer="layout" svg:width="0.135cm" svg:height="0.843cm" svg:x="17.936cm" svg:y="7.2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3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7.5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3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7.7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3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7.4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7.4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2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7.5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cm" svg:y="7.3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7.7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3.43cm" svg:y="7.4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4.328cm" svg:y="7.50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4.942cm" svg:y="7.5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678cm" svg:y="7.502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2cm" svg:x="25.993cm" svg:y="7.2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21.942cm" svg:y="8.25cm" svg:viewBox="0 0 4206 434" draw:points="2104,434 0,434 0,0 4206,0 4206,434">
            <text:p/>
          </draw:polygon>
          <draw:path draw:style-name="gr3" draw:text-style-name="P7" draw:layer="layout" svg:width="0.473cm" svg:height="0.481cm" svg:x="21.931cm" svg:y="8.2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2.467cm" svg:y="8.2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2.657cm" svg:y="8.2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3.304cm" svg:y="8.4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3.865cm" svg:y="8.6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4.256cm" svg:y="8.4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4.593cm" svg:y="8.6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4.979cm" svg:y="8.2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5.276cm" svg:y="8.6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5.665cm" svg:y="8.4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6.108cm" svg:y="8.6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337cm" svg:y="9.151cm" svg:viewBox="0 0 3214 774" draw:points="1608,774 0,774 0,0 3214,0 3214,774">
            <text:p/>
          </draw:polygon>
          <draw:path draw:style-name="gr3" draw:text-style-name="P7" draw:layer="layout" svg:width="0.335cm" svg:height="0.496cm" svg:x="23.331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688cm" svg:y="9.4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304cm" svg:y="9.4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04cm" svg:y="9.4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355cm" svg:y="9.1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609cm" svg:y="9.2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965cm" svg:y="9.2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451cm" svg:y="9.116cm" svg:viewBox="0 0 136 844" draw:points="136,844 136,0 0,0 0,29 109,29 109,815 0,815 0,844">
            <text:p/>
          </draw:polygon>
        </draw:g>
        <draw:g>
          <svg:title>TexMaths</svg:title>
          <svg:desc>22§display§= \int \left[  \frac{ t }{ ( 1 + t )^2 \right] \ e^t\ dt§svg§600§FALSE§</svg:desc>
          <draw:polygon draw:style-name="gr2" draw:text-style-name="P6" draw:layer="layout" svg:width="7.135cm" svg:height="1.779cm" svg:x="5.244cm" svg:y="8.664cm" svg:viewBox="0 0 7136 1780" draw:points="3569,1780 0,1780 0,0 7136,0 7136,1780">
            <text:p/>
          </draw:polygon>
          <draw:path draw:style-name="gr3" draw:text-style-name="P7" draw:layer="layout" svg:width="0.515cm" svg:height="0.182cm" svg:x="5.249cm" svg:y="9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8.694cm" svg:viewBox="0 0 688 1720" svg:d="M37 1685c25 0 39-18 39-37 0-27-20-39-37-39-20 0-39 12-39 39 0 40 39 72 86 72 118 0 162-182 217-405 59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116cm" svg:y="8.625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8.582cm" svg:y="8.7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559cm" svg:height="0.032cm" svg:x="7.424cm" svg:y="9.537cm" svg:viewBox="0 0 2560 33" draw:points="1281,33 0,33 0,0 2560,0 2560,33">
            <text:p/>
          </draw:polygon>
          <draw:path draw:style-name="gr3" draw:text-style-name="P7" draw:layer="layout" svg:width="0.18cm" svg:height="0.773cm" svg:x="7.5cm" svg:y="9.6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4cm" svg:y="9.7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9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3cm" svg:y="9.7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9.379cm" svg:y="9.697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7" draw:layer="layout" svg:width="0.24cm" svg:height="0.36cm" svg:x="9.67cm" svg:y="9.6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087cm" svg:y="8.625cm" svg:viewBox="0 0 206 1857" draw:points="162,1815 0,1815 0,1857 206,1857 206,0 0,0 0,42 162,42">
            <text:p/>
          </draw:polygon>
          <draw:path draw:style-name="gr3" draw:text-style-name="P7" draw:layer="layout" svg:width="0.298cm" svg:height="0.351cm" svg:x="10.905cm" svg:y="9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11.253cm" svg:y="9.088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7" draw:layer="layout" svg:width="0.369cm" svg:height="0.546cm" svg:x="11.79cm" svg:y="9.20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181cm" svg:y="9.2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 \frac{ (1 + t) - 1 }{ ( 1 + t )^2 \right] \  dt§svg§600§FALSE§</svg:desc>
          <draw:polygon draw:style-name="gr2" draw:text-style-name="P6" draw:layer="layout" svg:width="7.992cm" svg:height="1.779cm" svg:x="5.244cm" svg:y="10.866cm" svg:viewBox="0 0 7993 1780" draw:points="3997,1780 0,1780 0,0 7993,0 7993,1780">
            <text:p/>
          </draw:polygon>
          <draw:path draw:style-name="gr3" draw:text-style-name="P7" draw:layer="layout" svg:width="0.515cm" svg:height="0.182cm" svg:x="5.249cm" svg:y="1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4cm" svg:y="10.89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8cm" svg:y="11.60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307cm" svg:y="11.2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79cm" svg:y="10.827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8.262cm" svg:y="10.8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554cm" svg:y="10.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088cm" svg:y="10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835cm" svg:y="10.94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0.14cm" svg:y="10.8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633cm" svg:y="11.2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11cm" svg:y="10.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545cm" svg:height="0.032cm" svg:x="8.185cm" svg:y="11.739cm" svg:viewBox="0 0 3546 33" draw:points="1772,33 0,33 0,0 3546,0 3546,33">
            <text:p/>
          </draw:polygon>
          <draw:path draw:style-name="gr3" draw:text-style-name="P7" draw:layer="layout" svg:width="0.18cm" svg:height="0.773cm" svg:x="8.75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047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58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0.328cm" svg:y="11.99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18cm" svg:height="0.773cm" svg:x="10.633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923cm" svg:y="11.8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833cm" svg:y="10.827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2.648cm" svg:y="11.41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3.037cm" svg:y="11.4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e^t \left[ \frac{1}{t + 1} - \frac{1}{ (t + 1)^2} \right] \ dt§svg§600§FALSE§</svg:desc>
          <draw:polygon draw:style-name="gr2" draw:text-style-name="P6" draw:layer="layout" svg:width="9.75cm" svg:height="1.779cm" svg:x="5.245cm" svg:y="12.969cm" svg:viewBox="0 0 9751 1780" draw:points="4876,1780 0,1780 0,0 9751,0 9751,1780">
            <text:p/>
          </draw:polygon>
          <draw:path draw:style-name="gr3" draw:text-style-name="P7" draw:layer="layout" svg:width="0.515cm" svg:height="0.182cm" svg:x="5.25cm" svg:y="1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065cm" svg:y="12.99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959cm" svg:y="13.71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308cm" svg:y="13.393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88cm" svg:y="12.9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867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8.186cm" svg:y="13.842cm" svg:viewBox="0 0 1612 33" draw:points="806,33 0,33 0,0 1612,0 1612,33">
            <text:p/>
          </draw:polygon>
          <draw:path draw:style-name="gr3" draw:text-style-name="P7" draw:layer="layout" svg:width="0.238cm" svg:height="0.494cm" svg:x="8.204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681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8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126cm" svg:y="13.8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83cm" svg:y="13.0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0.929cm" svg:y="13.842cm" svg:viewBox="0 0 2561 33" draw:points="1281,33 0,33 0,0 2561,0 2561,33">
            <text:p/>
          </draw:polygon>
          <draw:path draw:style-name="gr3" draw:text-style-name="P7" draw:layer="layout" svg:width="0.18cm" svg:height="0.773cm" svg:x="11.004cm" svg:y="14.0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247cm" svg:y="14.0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724cm" svg:y="14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523cm" svg:y="14.0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884cm" svg:y="14.0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175cm" svg:y="13.9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592cm" svg:y="12.9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07cm" svg:y="13.51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796cm" svg:y="13.56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5.32cm" svg:viewBox="0 0 491 403" draw:points="246,403 0,403 0,0 491,0 491,403">
            <text:p/>
          </draw:polygon>
          <draw:path draw:style-name="gr3" draw:text-style-name="P7" draw:layer="layout" svg:width="0.555cm" svg:height="0.493cm" svg:x="3.689cm" svg:y="5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5.25cm" svg:viewBox="0 0 198 494" draw:points="100,494 0,494 0,0 198,0 198,494">
            <text:p/>
          </draw:polygon>
          <draw:path draw:style-name="gr3" draw:text-style-name="P7" draw:layer="layout" svg:width="0.258cm" svg:height="0.577cm" svg:x="4.629cm" svg:y="5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4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e^t \left[ \frac{1}{t + 1} + \left( -  \frac{1}{ (t + 1)^2 \right)} \right] \ dt§svg§600§FALSE§</svg:desc>
          <draw:polygon draw:style-name="gr2" draw:text-style-name="P6" draw:layer="layout" svg:width="11.489cm" svg:height="1.779cm" svg:x="4.942cm" svg:y="0.761cm" svg:viewBox="0 0 11490 1780" draw:points="5745,1780 0,1780 0,0 11490,0 11490,1780">
            <text:p/>
          </draw:polygon>
          <draw:path draw:style-name="gr3" draw:text-style-name="P7" draw:layer="layout" svg:width="0.515cm" svg:height="0.182cm" svg:x="4.947cm" svg:y="1.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762cm" svg:y="0.79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6.656cm" svg:y="1.502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7.005cm" svg:y="1.18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7.577cm" svg:y="0.72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564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7.883cm" svg:y="1.634cm" svg:viewBox="0 0 1612 33" draw:points="806,33 0,33 0,0 1612,0 1612,33">
            <text:p/>
          </draw:polygon>
          <draw:path draw:style-name="gr3" draw:text-style-name="P7" draw:layer="layout" svg:width="0.238cm" svg:height="0.494cm" svg:x="7.901cm" svg:y="1.8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378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177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803cm" svg:y="1.3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0.694cm" svg:y="0.72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1.165cm" svg:y="1.6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5cm" svg:y="0.80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6cm" svg:height="0.032cm" svg:x="11.796cm" svg:y="1.634cm" svg:viewBox="0 0 2561 33" draw:points="1281,33 0,33 0,0 2561,0 2561,33">
            <text:p/>
          </draw:polygon>
          <draw:path draw:style-name="gr3" draw:text-style-name="P7" draw:layer="layout" svg:width="0.18cm" svg:height="0.773cm" svg:x="11.873cm" svg:y="1.79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2.114cm" svg:y="1.8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591cm" svg:y="1.9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9cm" svg:y="1.8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751cm" svg:y="1.79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041cm" svg:y="1.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474cm" svg:y="0.7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5.027cm" svg:y="0.7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842cm" svg:y="1.30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6.233cm" svg:y="1.3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7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7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8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7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8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7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7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7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7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7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7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[\ \sin ( \log x ) + \cos ( \log x ) \ ] \ dx§svg§600§FALSE§</svg:desc>
          <draw:polygon draw:style-name="gr2" draw:text-style-name="P6" draw:layer="layout" svg:width="10.432cm" svg:height="0.696cm" svg:x="4.943cm" svg:y="7.862cm" svg:viewBox="0 0 10433 697" draw:points="5217,697 0,697 0,0 10433,0 10433,697">
            <text:p/>
          </draw:polygon>
          <draw:path draw:style-name="gr3" draw:text-style-name="P7" draw:layer="layout" svg:width="0.515cm" svg:height="0.182cm" svg:x="4.948cm" svg:y="8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7.84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olygon draw:style-name="gr3" draw:text-style-name="P7" draw:layer="layout" svg:width="0.106cm" svg:height="0.773cm" svg:x="6.219cm" svg:y="7.823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7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2cm" svg:y="7.8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5cm" svg:y="8.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627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7.87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08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474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9.002cm" svg:y="8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464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6cm" svg:y="7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693cm" svg:y="8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031cm" svg:y="8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422cm" svg:y="8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1.779cm" svg:y="7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73cm" svg:height="0.537cm" svg:x="12.027cm" svg:y="7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2.238cm" svg:y="8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625cm" svg:y="8.05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6cm" svg:height="0.351cm" svg:x="13.152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3.616cm" svg:y="7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4.148cm" svg:y="7.823cm" svg:viewBox="0 0 107 774" draw:points="107,0 0,0 0,32 76,32 76,744 0,744 0,774 107,774">
            <text:p/>
          </draw:polygon>
          <draw:path draw:style-name="gr3" draw:text-style-name="P7" draw:layer="layout" svg:width="0.369cm" svg:height="0.546cm" svg:x="14.634cm" svg:y="7.86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5.028cm" svg:y="8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3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3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e^t \left[ \frac{1}{ t + 1 } \right] +  c§svg§600§FALSE§</svg:desc>
          <draw:polygon draw:style-name="gr2" draw:text-style-name="P6" draw:layer="layout" svg:width="5.391cm" svg:height="1.779cm" svg:x="4.943cm" svg:y="2.964cm" svg:viewBox="0 0 5392 1780" draw:points="2697,1780 0,1780 0,0 5392,0 5392,1780">
            <text:p/>
          </draw:polygon>
          <draw:path draw:style-name="gr3" draw:text-style-name="P7" draw:layer="layout" svg:width="0.515cm" svg:height="0.182cm" svg:x="4.948cm" svg:y="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6cm" svg:y="3.705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6.103cm" svg:y="3.388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olygon draw:style-name="gr3" draw:text-style-name="P7" draw:layer="layout" svg:width="0.205cm" svg:height="1.856cm" svg:x="6.675cm" svg:y="2.92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64cm" svg:y="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6.983cm" svg:y="3.837cm" svg:viewBox="0 0 1612 33" draw:points="806,33 0,33 0,0 1612,0 1612,33">
            <text:p/>
          </draw:polygon>
          <draw:path draw:style-name="gr3" draw:text-style-name="P7" draw:layer="layout" svg:width="0.238cm" svg:height="0.494cm" svg:x="7.001cm" svg:y="4.09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478cm" svg:y="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275cm" svg:y="4.06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698cm" svg:y="2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9.31cm" svg:y="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0.072cm" svg:y="3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18§display§\left[\ \text {Here } f(t) = \frac{1}{t + 1}, \ f'(t) = - \frac{1}{(t+1)^2}§svg§600§FALSE§</svg:desc>
          <draw:polygon draw:style-name="gr2" draw:text-style-name="P6" draw:layer="layout" svg:width="10.663cm" svg:height="1.455cm" svg:x="15.932cm" svg:y="2.749cm" svg:viewBox="0 0 10664 1456" draw:points="5331,1456 0,1456 0,0 10664,0 10664,1456">
            <text:p/>
          </draw:polygon>
          <draw:polygon draw:style-name="gr3" draw:text-style-name="P7" draw:layer="layout" svg:width="0.167cm" svg:height="1.518cm" svg:x="16.059cm" svg:y="2.717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466cm" svg:y="3.202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6.937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14cm" svg:height="0.28cm" svg:x="17.218cm" svg:y="3.355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466cm" svg:y="3.35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316cm" svg:height="0.576cm" svg:x="17.974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382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579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8.83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5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0.516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318cm" svg:height="0.026cm" svg:x="19.959cm" svg:y="3.463cm" svg:viewBox="0 0 1319 27" draw:points="660,27 0,27 0,0 1319,0 1319,27">
            <text:p/>
          </draw:polygon>
          <draw:path draw:style-name="gr3" draw:text-style-name="P7" draw:layer="layout" svg:width="0.195cm" svg:height="0.404cm" svg:x="19.97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0.363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1.017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074cm" svg:height="0.189cm" svg:x="21.407cm" svg:y="3.56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878cm" svg:y="3.188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2.244cm" svg:y="3.126cm" svg:viewBox="0 0 112 230" svg:d="M108 39c4-7 4-12 4-15 0-14-11-24-26-24-17 0-23 14-24 22l-59 193c-2 0-3 5-3 5 0 6 14 10 17 10s5 0 7-7z">
            <text:p/>
          </draw:path>
          <draw:path draw:style-name="gr3" draw:text-style-name="P7" draw:layer="layout" svg:width="0.147cm" svg:height="0.633cm" svg:x="22.463cm" svg:y="3.1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2.66cm" svg:y="3.238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22.911cm" svg:y="3.1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3.331cm" svg:y="3.40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4.017cm" svg:y="3.463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2cm" svg:x="25.477cm" svg:y="2.78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2.094cm" svg:height="0.026cm" svg:x="24.533cm" svg:y="3.463cm" svg:viewBox="0 0 2095 27" draw:points="1048,27 0,27 0,0 2095,0 2095,27">
            <text:p/>
          </draw:polygon>
          <draw:path draw:style-name="gr3" draw:text-style-name="P7" draw:layer="layout" svg:width="0.147cm" svg:height="0.633cm" svg:x="24.595cm" svg:y="3.59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24.793cm" svg:y="3.672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421cm" svg:height="0.422cm" svg:x="25.184cm" svg:y="3.69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09cm" svg:height="0.422cm" svg:x="25.836cm" svg:y="3.64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147cm" svg:height="0.633cm" svg:x="26.133cm" svg:y="3.59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196cm" svg:height="0.294cm" svg:x="26.37cm" svg:y="3.591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3cm" svg:y="4.4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6cm" svg:y="4.6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69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6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29cm" svg:y="4.6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4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2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2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8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79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5cm" svg:y="4.6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3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5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4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79cm" svg:y="4.6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6cm" svg:y="4.7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399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3cm" svg:y="4.9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4cm" svg:y="4.8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2cm" svg:y="4.6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3cm" svg:y="5.0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7cm" svg:y="4.6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5cm" svg:y="4.6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7cm" svg:y="4.8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5cm" svg:y="4.6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1cm" svg:y="4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5cm" svg:y="4.8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6cm" svg:y="4.417cm" svg:viewBox="0 0 145 1139" draw:points="115,1110 0,1110 0,1139 145,1139 145,0 0,0 0,30 115,30">
            <text:p/>
          </draw:polygon>
        </draw:g>
        <draw:g>
          <svg:title>TexMaths</svg:title>
          <svg:desc>22§display§= \frac{x}{ \log x + 1 } +  c§svg§600§FALSE§</svg:desc>
          <draw:polygon draw:style-name="gr2" draw:text-style-name="P6" draw:layer="layout" svg:width="5.103cm" svg:height="1.478cm" svg:x="4.944cm" svg:y="5.264cm" svg:viewBox="0 0 5104 1479" draw:points="2552,1479 0,1479 0,0 5104,0 5104,1479">
            <text:p/>
          </draw:polygon>
          <draw:path draw:style-name="gr3" draw:text-style-name="P7" draw:layer="layout" svg:width="0.515cm" svg:height="0.182cm" svg:x="4.949cm" svg:y="5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066cm" svg:y="5.2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2.901cm" svg:height="0.032cm" svg:x="5.813cm" svg:y="5.882cm" svg:viewBox="0 0 2902 33" draw:points="1452,33 0,33 0,0 2902,0 2902,33">
            <text:p/>
          </draw:polygon>
          <draw:path draw:style-name="gr3" draw:text-style-name="P7" draw:layer="layout" svg:width="0.173cm" svg:height="0.538cm" svg:x="5.84cm" svg:y="6.0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051cm" svg:y="6.2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436cm" svg:y="6.27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964cm" svg:y="6.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7cm" svg:x="7.598cm" svg:y="6.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397cm" svg:y="6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023cm" svg:y="5.6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9.785cm" svg:y="5.748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5.65cm" svg:viewBox="0 0 198 494" draw:points="100,494 0,494 0,0 198,0 198,494">
            <text:p/>
          </draw:polygon>
          <draw:path draw:style-name="gr3" draw:text-style-name="P7" draw:layer="layout" svg:width="0.258cm" svg:height="0.577cm" svg:x="4.229cm" svg:y="5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5.72cm" svg:viewBox="0 0 491 403" draw:points="246,403 0,403 0,0 491,0 491,403">
            <text:p/>
          </draw:polygon>
          <draw:path draw:style-name="gr3" draw:text-style-name="P7" draw:layer="layout" svg:width="0.555cm" svg:height="0.493cm" svg:x="2.889cm" svg:y="5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7.829cm" svg:y="7.851cm" svg:viewBox="0 0 7829 774" draw:points="3915,774 0,774 0,0 7829,0 7829,774">
            <text:p/>
          </draw:polygon>
          <draw:polygon draw:style-name="gr3" draw:text-style-name="P7" draw:layer="layout" svg:width="0.135cm" svg:height="0.843cm" svg:x="17.936cm" svg:y="7.8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8.346cm" svg:y="7.9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8.823cm" svg:y="8.1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9.203cm" svg:y="7.9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9.523cm" svg:y="8.3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20.034cm" svg:y="7.9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20.224cm" svg:y="8.0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20.576cm" svg:y="8.0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1.056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1.671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2.391cm" svg:y="7.9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2.688cm" svg:y="8.3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2.962cm" svg:y="8.0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3.859cm" svg:y="8.1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75cm" svg:y="8.1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21cm" svg:y="8.1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525cm" svg:y="7.8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8.8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8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8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8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9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9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9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9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8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9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9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9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3.437cm" svg:y="8.751cm" svg:viewBox="0 0 3214 774" draw:points="1608,774 0,774 0,0 3214,0 3214,774">
            <text:p/>
          </draw:polygon>
          <draw:path draw:style-name="gr3" draw:text-style-name="P7" draw:layer="layout" svg:width="0.335cm" svg:height="0.496cm" svg:x="23.431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3.788cm" svg:y="9.0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4.404cm" svg:y="9.0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5.14cm" svg:y="9.0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5.455cm" svg:y="8.7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5.709cm" svg:y="8.8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6.065cm" svg:y="8.8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6.551cm" svg:y="8.716cm" svg:viewBox="0 0 136 844" draw:points="136,844 136,0 0,0 0,29 109,29 109,815 0,815 0,844">
            <text:p/>
          </draw:polygon>
        </draw:g>
        <draw:g>
          <svg:title>TexMaths</svg:title>
          <svg:desc>22§display§= \smallint [\ \sin t + \cos t \ ]\ e^t \ dx§svg§600§FALSE§</svg:desc>
          <draw:polygon draw:style-name="gr2" draw:text-style-name="P6" draw:layer="layout" svg:width="7.796cm" svg:height="0.773cm" svg:x="4.944cm" svg:y="9.164cm" svg:viewBox="0 0 7797 774" draw:points="3899,774 0,774 0,0 7797,0 7797,774">
            <text:p/>
          </draw:polygon>
          <draw:path draw:style-name="gr3" draw:text-style-name="P7" draw:layer="layout" svg:width="0.515cm" svg:height="0.182cm" svg:x="4.949cm" svg:y="9.4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9.229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olygon draw:style-name="gr3" draw:text-style-name="P7" draw:layer="layout" svg:width="0.106cm" svg:height="0.773cm" svg:x="6.22cm" svg:y="9.20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6.628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33cm" svg:y="9.266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46cm" svg:y="9.44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7.699cm" svg:y="9.299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176cm" svg:y="9.331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8.931cm" svg:y="9.436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9.27cm" svg:y="9.436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661cm" svg:y="9.436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087cm" svg:y="9.299cm" svg:viewBox="0 0 239 494" svg:d="M143 176h73c15 0 23 0 23-16 0-9-8-9-23-9h-66c26-111 31-125 31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0.622cm" svg:y="9.202cm" svg:viewBox="0 0 107 774" draw:points="107,0 0,0 0,32 76,32 76,744 0,744 0,774 107,774">
            <text:p/>
          </draw:polygon>
          <draw:path draw:style-name="gr3" draw:text-style-name="P7" draw:layer="layout" svg:width="0.298cm" svg:height="0.351cm" svg:x="11.113cm" svg:y="9.44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11.462cm" svg:y="9.125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3" draw:text-style-name="P7" draw:layer="layout" svg:width="0.369cm" svg:height="0.546cm" svg:x="12cm" svg:y="9.246cm" svg:viewBox="0 0 370 547" svg:d="M370 9c0-2 0-9-11-9-10 0-84 7-99 9-5 0-10 3-10 14 0 10 7 10 19 10 37 0 39 6 39 13l-2 16-47 182c-14-28-37-49-72-49-90 0-187 114-187 227 0 74 42 125 104 125 16 0 54-4 100-58 7 31 34 58 71 58 28 0 45-18 58-44 12-27 23-74 23-76 0-9-7-9-9-9-9 0-9 4-11 15-14 51-28 96-60 96-21 0-23-19-23-35 0-19 2-25 6-37zM208 445c-4 14-4 16-16 30-34 42-65 54-86 54-39 0-51-42-51-72 0-39 24-135 44-170 22-46 58-74 89-74 51 0 62 63 62 68 0 4-2 9-4 13z">
            <text:p/>
          </draw:path>
          <draw:path draw:style-name="gr3" draw:text-style-name="P7" draw:layer="layout" svg:width="0.386cm" svg:height="0.351cm" svg:x="12.393cm" svg:y="9.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8z">
            <text:p/>
          </draw:path>
        </draw:g>
        <draw:g>
          <svg:title>TexMaths</svg:title>
          <svg:desc>22§display§= \smallint e^t [\ \sin t + \cos t \ ] \ dx§svg§600§FALSE§</svg:desc>
          <draw:polygon draw:style-name="gr2" draw:text-style-name="P6" draw:layer="layout" svg:width="7.667cm" svg:height="0.773cm" svg:x="4.945cm" svg:y="10.466cm" svg:viewBox="0 0 7668 774" draw:points="3833,774 0,774 0,0 7668,0 7668,774">
            <text:p/>
          </draw:polygon>
          <draw:path draw:style-name="gr3" draw:text-style-name="P7" draw:layer="layout" svg:width="0.515cm" svg:height="0.182cm" svg:x="4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5cm" svg:y="10.531cm" svg:viewBox="0 0 324 721" svg:d="M294 32c-26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6.295cm" svg:y="10.742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6.642cm" svg:y="10.42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6.983cm" svg:y="10.504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7.39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694cm" svg:y="10.568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09cm" svg:y="10.74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8.46cm" svg:y="10.601cm" svg:viewBox="0 0 239 494" svg:d="M143 176h73c15 0 23 0 23-16 0-9-8-9-23-9h-66c26-111 31-125 31-130 0-14-10-21-23-21-1 0-24 0-31 28l-30 123h-74c-16 0-23 0-23 14 0 11 7 11 21 11h69c-55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8.937cm" svg:y="10.633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9.693cm" svg:y="10.738cm" svg:viewBox="0 0 296 357" svg:d="M65 179c0-126 63-160 104-160 7 0 56 0 84 28-33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031cm" svg:y="10.738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22cm" svg:y="10.73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0.848cm" svg:y="10.601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1.385cm" svg:y="10.504cm" svg:viewBox="0 0 107 774" draw:points="107,0 0,0 0,32 76,32 76,744 0,744 0,774 107,774">
            <text:p/>
          </draw:polygon>
          <draw:path draw:style-name="gr3" draw:text-style-name="P7" draw:layer="layout" svg:width="0.369cm" svg:height="0.546cm" svg:x="11.871cm" svg:y="10.548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5-14 51-28 96-60 96-21 0-23-19-23-35 0-19 2-25 6-37zM208 445c-4 14-4 16-16 30-34 42-65 54-86 54-39 0-51-42-51-72 0-39 24-135 44-170 22-46 58-74 89-74 50 0 62 63 62 68 0 4-2 9-4 13z">
            <text:p/>
          </draw:path>
          <draw:path draw:style-name="gr3" draw:text-style-name="P7" draw:layer="layout" svg:width="0.386cm" svg:height="0.351cm" svg:x="12.265cm" svg:y="10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8z">
            <text:p/>
          </draw:path>
        </draw:g>
        <draw:g>
          <svg:title>TexMaths</svg:title>
          <svg:desc>22§display§= e^t \sin t + c§svg§600§FALSE§</svg:desc>
          <draw:polygon draw:style-name="gr2" draw:text-style-name="P6" draw:layer="layout" svg:width="4.136cm" svg:height="0.645cm" svg:x="4.946cm" svg:y="11.867cm" svg:viewBox="0 0 4137 646" draw:points="2069,646 0,646 0,0 4137,0 4137,646">
            <text:p/>
          </draw:polygon>
          <draw:path draw:style-name="gr3" draw:text-style-name="P7" draw:layer="layout" svg:width="0.515cm" svg:height="0.182cm" svg:x="4.951cm" svg:y="12.2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5.759cm" svg:y="12.143cm" svg:viewBox="0 0 299 352" svg:d="M109 164c23 0 81-2 120-18 54-23 58-68 58-79 0-35-30-67-83-67-86 0-204 76-204 211 0 80 46 141 121 141 113 0 178-82 178-91 0-6-5-11-10-11-4 0-6 2-9 9-62 76-146 76-157 76-60 0-67-65-67-90 0-9 0-34 13-81zM74 146c30-118 109-128 130-128 37 0 57 23 57 49 0 79-124 79-155 79z">
            <text:p/>
          </draw:path>
          <draw:path draw:style-name="gr3" draw:text-style-name="P7" draw:layer="layout" svg:width="0.184cm" svg:height="0.344cm" svg:x="6.106cm" svg:y="11.828cm" svg:viewBox="0 0 185 345" svg:d="M111 125h56c11 0 18 0 18-12 0-7-7-7-16-7h-53l21-81c0-2 2-6 2-7 0-11-9-18-19-18-14 0-21 9-27 23-3 14 4-12-19 83h-56c-11 0-18 0-18 12 0 7 7 7 16 7h53l-34 129c-2 14-7 33-7 40 0 32 27 51 58 51 62 0 95-75 95-83 0-7-7-7-8-7-8 0-8 2-11 11-16 33-44 65-74 65-12 0-19-7-19-28 0-5 1-16 3-21z">
            <text:p/>
          </draw:path>
          <draw:path draw:style-name="gr3" draw:text-style-name="P7" draw:layer="layout" svg:width="0.254cm" svg:height="0.357cm" svg:x="6.511cm" svg:y="12.14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5 0 90 71 92 95 0 7 7 7 8 7 11 0 11-3 11-19v-78c0-14 0-19-9-19-3 0-5 0-16 9-1 3-10 10-14 12-28-21-61-21-72-21-95 0-125 53-125 95 0 28 12 49 33 67 25 19 48 25 103 35z">
            <text:p/>
          </draw:path>
          <draw:path draw:style-name="gr3" draw:text-style-name="P7" draw:layer="layout" svg:width="0.166cm" svg:height="0.519cm" svg:x="6.816cm" svg:y="11.969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7.03cm" svg:y="12.143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7.582cm" svg:y="12.002cm" svg:viewBox="0 0 239 495" svg:d="M143 176h74c14 0 22 0 22-16 0-9-8-9-22-9h-67c26-110 31-125 31-130 0-14-10-21-23-21-3 0-24 0-31 28l-30 123h-74c-16 0-23 0-23 15 0 10 7 10 21 10h69c-57 220-58 233-58 247 0 42 30 72 70 72 81 0 125-115 125-120 0-7-7-7-10-7-6 0-7 2-11 11-33 81-76 98-102 98-16 0-23-10-23-35 0-19 0-25 4-37z">
            <text:p/>
          </draw:path>
          <draw:path draw:style-name="gr3" draw:text-style-name="P7" draw:layer="layout" svg:width="0.515cm" svg:height="0.517cm" svg:x="8.059cm" svg:y="12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8.819cm" svg:y="12.143cm" svg:viewBox="0 0 303 352" svg:d="M276 48c-12 0-22 0-35 12-12 10-14 25-14 30 0 17 14 26 30 26 23 0 44-17 44-49 0-39-37-67-93-67-104 0-208 111-208 220 0 71 46 132 127 132 111 0 176-82 176-91 0-6-5-11-9-11-5 0-7 2-11 9-61 76-146 76-156 76-48 0-69-37-69-85 0-32 16-107 42-155 23-44 67-77 110-77 26 0 56 8 66 30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334cm" svg:y="10.65cm" svg:viewBox="0 0 8645 605" draw:points="4323,605 0,605 0,0 8645,0 8645,605">
            <text:p/>
          </draw:polygon>
          <draw:polygon draw:style-name="gr3" draw:text-style-name="P7" draw:layer="layout" svg:width="0.087cm" svg:height="0.632cm" svg:x="16.377cm" svg:y="10.6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71cm" svg:y="10.6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18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463cm" svg:y="10.8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711cm" svg:y="10.8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218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625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8.822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073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494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147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397cm" svg:y="10.7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572cm" svg:y="10.8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023cm" svg:y="10.7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292cm" svg:y="11.0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763cm" svg:y="10.6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129cm" svg:y="10.6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348cm" svg:y="10.6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545cm" svg:y="10.7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796cm" svg:y="10.6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216cm" svg:y="10.8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3.87cm" svg:y="10.8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148cm" svg:y="10.8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468cm" svg:y="10.8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4.816cm" svg:y="10.7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634cm" svg:y="11.549cm" svg:viewBox="0 0 10355 1076" draw:points="5178,1076 0,1076 0,0 10355,0 10355,1076">
            <text:p/>
          </draw:polygon>
          <draw:path draw:style-name="gr3" draw:text-style-name="P7" draw:layer="layout" svg:width="0.264cm" svg:height="0.589cm" svg:x="16.637cm" svg:y="11.7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07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357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73cm" svg:y="11.7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075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481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683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063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449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446cm" svg:y="11.7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664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0.866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245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68cm" svg:y="11.77cm" svg:viewBox="0 0 88 634" draw:points="88,0 0,0 0,26 62,26 62,609 0,609 0,634 88,634">
            <text:p/>
          </draw:polygon>
          <draw:path draw:style-name="gr3" draw:text-style-name="P7" draw:layer="layout" svg:width="0.301cm" svg:height="0.447cm" svg:x="22.077cm" svg:y="11.8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4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2.954cm" svg:y="12.0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615cm" svg:y="11.9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3.903cm" svg:y="11.7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254cm" svg:y="12.1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408cm" svg:y="11.7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4.816cm" svg:y="11.7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018cm" svg:y="11.9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396cm" svg:y="11.7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782cm" svg:y="11.8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06cm" svg:y="11.9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6.877cm" svg:y="11.517cm" svg:viewBox="0 0 145 1139" draw:points="115,1110 0,1110 0,1139 145,1139 145,0 0,0 0,30 115,30">
            <text:p/>
          </draw:polygon>
        </draw:g>
        <draw:g>
          <svg:title>TexMaths</svg:title>
          <svg:desc>22§display§= x \sin ( \log x ) + c§svg§600§FALSE§</svg:desc>
          <draw:polygon draw:style-name="gr2" draw:text-style-name="P6" draw:layer="layout" svg:width="5.709cm" svg:height="0.696cm" svg:x="4.947cm" svg:y="13.067cm" svg:viewBox="0 0 5710 697" draw:points="2855,697 0,697 0,0 5710,0 5710,697">
            <text:p/>
          </draw:polygon>
          <draw:path draw:style-name="gr3" draw:text-style-name="P7" draw:layer="layout" svg:width="0.515cm" svg:height="0.182cm" svg:x="4.952cm" svg:y="13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5.74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6.322cm" svg:y="13.262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26cm" svg:y="13.0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9cm" svg:y="13.2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22cm" svg:y="13.02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173cm" svg:height="0.537cm" svg:x="7.572cm" svg:y="13.07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783cm" svg:y="13.26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168cm" svg:y="13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386cm" svg:height="0.351cm" svg:x="8.696cm" svg:y="13.2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159cm" svg:y="13.0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9.631cm" svg:y="13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393cm" svg:y="13.26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2.9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.352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.3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.5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.3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.7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.352cm" svg:viewBox="0 0 198 494" draw:points="100,494 0,494 0,0 198,0 198,494">
            <text:p/>
          </draw:polygon>
          <draw:path draw:style-name="gr3" draw:text-style-name="P7" draw:layer="layout" svg:width="0.258cm" svg:height="0.577cm" svg:x="5.53cm" svg:y="1.3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2.028cm" svg:y="1.255cm" svg:viewBox="0 0 1333 761" draw:points="666,761 0,761 0,0 1333,0 1333,761">
            <text:p/>
          </draw:polygon>
          <draw:path draw:style-name="gr3" draw:text-style-name="P7" draw:layer="layout" svg:width="0.197cm" svg:height="0.844cm" svg:x="2.068cm" svg:y="1.2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389cm" svg:y="1.2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769cm" svg:y="1.2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3.205cm" svg:y="1.2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3x}\left[ \log 2x + \frac{1}{3x} \right] dx§svg§600§FALSE§</svg:desc>
          <draw:polygon draw:style-name="gr2" draw:text-style-name="P6" draw:layer="layout" svg:width="8.498cm" svg:height="1.779cm" svg:x="6.244cm" svg:y="0.664cm" svg:viewBox="0 0 8499 1780" draw:points="4249,1780 0,1780 0,0 8499,0 8499,1780">
            <text:p/>
          </draw:polygon>
          <draw:path draw:style-name="gr3" draw:text-style-name="P7" draw:layer="layout" svg:width="0.515cm" svg:height="0.182cm" svg:x="6.249cm" svg:y="1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4cm" svg:y="0.69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58cm" svg:y="1.4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9cm" svg:height="0.37cm" svg:x="8.312cm" svg:y="1.0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91cm" svg:height="0.245cm" svg:x="8.618cm" svg:y="1.188cm" svg:viewBox="0 0 292 246" svg:d="M109 183c-5 18-23 48-51 48-2 0-18 0-30-7 23-7 25-27 25-30 0-13-9-22-21-22-16 0-32 15-32 34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05cm" svg:height="1.856cm" svg:x="9.303cm" svg:y="0.625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544cm" svg:y="1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55cm" svg:y="1.3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141cm" svg:y="1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09cm" svg:height="0.516cm" svg:x="10.685cm" svg:y="1.2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54cm" svg:y="1.4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69cm" svg:y="1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02cm" svg:y="0.7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83cm" svg:height="0.032cm" svg:x="12.512cm" svg:y="1.537cm" svg:viewBox="0 0 831 33" draw:points="415,33 0,33 0,0 831,0 831,33">
            <text:p/>
          </draw:polygon>
          <draw:path draw:style-name="gr3" draw:text-style-name="P7" draw:layer="layout" svg:width="0.321cm" svg:height="0.532cm" svg:x="12.545cm" svg:y="1.7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922cm" svg:y="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3.444cm" svg:y="0.625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001cm" svg:y="1.2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395cm" svg:y="1.4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0§display§\left[\ \text {Put, } 3x = t, \ \therefore  \ 2x = \frac{2t}{3}§svg§600§FALSE§</svg:desc>
          <draw:polygon draw:style-name="gr2" draw:text-style-name="P6" draw:layer="layout" svg:width="7.876cm" svg:height="1.617cm" svg:x="17.73cm" svg:y="1.251cm" svg:viewBox="0 0 7877 1618" draw:points="3939,1618 0,1618 0,0 7877,0 7877,1618">
            <text:p/>
          </draw:polygon>
          <draw:polygon draw:style-name="gr3" draw:text-style-name="P7" draw:layer="layout" svg:width="0.186cm" svg:height="1.687cm" svg:x="17.871cm" svg:y="1.216cm" svg:viewBox="0 0 187 1688" draw:points="0,1688 187,1688 187,1650 38,1650 38,38 187,38 187,0 0,0">
            <text:p/>
          </draw:polygon>
          <draw:path draw:style-name="gr3" draw:text-style-name="P7" draw:layer="layout" svg:width="0.415cm" svg:height="0.481cm" svg:x="18.325cm" svg:y="1.7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8.8cm" svg:y="1.92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9.183cm" svg:y="1.80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9.503cm" svg:y="2.1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92cm" svg:height="0.484cm" svg:x="19.901cm" svg:y="1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244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0.86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578cm" svg:y="1.79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1.877cm" svg:y="2.1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384cm" svg:y="1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281cm" svg:height="0.469cm" svg:x="23.296cm" svg:y="1.76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632cm" svg:y="1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4.248cm" svg:y="1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5.071cm" svg:y="1.2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5.404cm" svg:y="1.32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605cm" svg:height="0.029cm" svg:x="25.036cm" svg:y="2.045cm" svg:viewBox="0 0 606 30" draw:points="304,30 0,30 0,0 606,0 606,30">
            <text:p/>
          </draw:polygon>
          <draw:path draw:style-name="gr3" draw:text-style-name="P7" draw:layer="layout" svg:width="0.292cm" svg:height="0.484cm" svg:x="25.192cm" svg:y="2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8.542cm" svg:y="2.75cm" svg:viewBox="0 0 4206 434" draw:points="2104,434 0,434 0,0 4206,0 4206,434">
            <text:p/>
          </draw:polygon>
          <draw:path draw:style-name="gr3" draw:text-style-name="P7" draw:layer="layout" svg:width="0.473cm" svg:height="0.481cm" svg:x="18.531cm" svg:y="2.7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9.067cm" svg:y="2.7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9.257cm" svg:y="2.7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9.904cm" svg:y="2.9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0.465cm" svg:y="3.1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0.856cm" svg:y="2.9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1.193cm" svg:y="3.1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1.579cm" svg:y="2.7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1.876cm" svg:y="3.1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2.265cm" svg:y="2.9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2.708cm" svg:y="3.136cm" svg:viewBox="0 0 77 77" svg:d="M77 38c0-20-18-38-39-38-20 0-38 18-38 38 0 21 18 39 38 39 21 0 39-18 39-39z">
            <text:p/>
          </draw:path>
        </draw:g>
        <draw:g>
          <svg:title>TexMaths</svg:title>
          <svg:desc>20§display§\left 3dx = dt \ \therefore \ dx = \frac{dt}{3}\ \ \ \ \right]§svg§600§FALSE§</svg:desc>
          <draw:polygon draw:style-name="gr2" draw:text-style-name="P6" draw:layer="layout" svg:width="7.559cm" svg:height="1.617cm" svg:x="18.638cm" svg:y="3.251cm" svg:viewBox="0 0 7560 1618" draw:points="3779,1618 0,1618 0,0 7560,0 7560,1618">
            <text:p/>
          </draw:polygon>
          <draw:path draw:style-name="gr3" draw:text-style-name="P7" draw:layer="layout" svg:width="0.292cm" svg:height="0.484cm" svg:x="18.632cm" svg:y="3.76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35cm" svg:height="0.497cm" svg:x="18.982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341cm" svg:y="3.9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957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0.688cm" svg:y="3.7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1.042cm" svg:y="3.7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6cm" svg:height="0.38cm" svg:x="21.73cm" svg:y="3.90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35cm" svg:height="0.497cm" svg:x="22.635cm" svg:y="3.7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2.994cm" svg:y="3.9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61cm" svg:y="3.9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424cm" svg:y="3.27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4.778cm" svg:y="3.32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62cm" svg:height="0.029cm" svg:x="24.397cm" svg:y="4.045cm" svg:viewBox="0 0 621 30" draw:points="310,30 0,30 0,0 621,0 621,30">
            <text:p/>
          </draw:polygon>
          <draw:path draw:style-name="gr3" draw:text-style-name="P7" draw:layer="layout" svg:width="0.292cm" svg:height="0.484cm" svg:x="24.56cm" svg:y="4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6.047cm" svg:y="3.216cm" svg:viewBox="0 0 187 1688" draw:points="147,1650 0,1650 0,1688 187,1688 187,0 0,0 0,38 147,38">
            <text:p/>
          </draw:polygon>
        </draw:g>
        <draw:g>
          <svg:title>TexMaths</svg:title>
          <svg:desc>22§display§= \int e^t \left[ \log \left( \frac{2t}{3} \right) + \frac{1}{t} \right]\ \frac{dt}{3}§svg§600§FALSE§</svg:desc>
          <draw:polygon draw:style-name="gr2" draw:text-style-name="P6" draw:layer="layout" svg:width="9.013cm" svg:height="1.779cm" svg:x="6.246cm" svg:y="2.867cm" svg:viewBox="0 0 9014 1780" draw:points="4507,1780 0,1780 0,0 9014,0 9014,1780">
            <text:p/>
          </draw:polygon>
          <draw:path draw:style-name="gr3" draw:text-style-name="P7" draw:layer="layout" svg:width="0.515cm" svg:height="0.182cm" svg:x="6.251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6cm" svg:y="2.89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7.96cm" svg:y="3.60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8.309cm" svg:y="3.291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8.881cm" svg:y="2.828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12cm" svg:y="3.4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331cm" svg:y="3.6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718cm" svg:y="3.5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0.384cm" svg:y="2.8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922cm" svg:y="2.9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1.288cm" svg:y="2.94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0.883cm" svg:y="3.74cm" svg:viewBox="0 0 667 33" draw:points="334,33 0,33 0,0 667,0 667,33">
            <text:p/>
          </draw:polygon>
          <draw:path draw:style-name="gr3" draw:text-style-name="P7" draw:layer="layout" svg:width="0.321cm" svg:height="0.532cm" svg:x="11.056cm" svg:y="3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7cm" svg:y="2.8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427cm" svg:y="3.4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319cm" svg:y="2.9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5cm" svg:y="3.74cm" svg:viewBox="0 0 389 33" draw:points="194,33 0,33 0,0 389,0 389,33">
            <text:p/>
          </draw:polygon>
          <draw:path draw:style-name="gr3" draw:text-style-name="P7" draw:layer="layout" svg:width="0.238cm" svg:height="0.494cm" svg:x="13.321cm" svg:y="3.99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3.74cm" svg:y="2.82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48cm" svg:y="2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37cm" svg:y="2.94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82cm" svg:height="0.032cm" svg:x="14.616cm" svg:y="3.74cm" svg:viewBox="0 0 683 33" draw:points="341,33 0,33 0,0 683,0 683,33">
            <text:p/>
          </draw:polygon>
          <draw:path draw:style-name="gr3" draw:text-style-name="P7" draw:layer="layout" svg:width="0.321cm" svg:height="0.532cm" svg:x="14.796cm" svg:y="3.9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2§display§= \frac{1}{3} \int e^t \left[ \log \left( \frac{2t}{3} \right) + \frac{1}{t} \right]\ dt§svg§600§FALSE§</svg:desc>
          <draw:polygon draw:style-name="gr2" draw:text-style-name="P6" draw:layer="layout" svg:width="9.598cm" svg:height="1.779cm" svg:x="6.246cm" svg:y="5.269cm" svg:viewBox="0 0 9599 1780" draw:points="4800,1780 0,1780 0,0 9599,0 9599,1780">
            <text:p/>
          </draw:polygon>
          <draw:path draw:style-name="gr3" draw:text-style-name="P7" draw:layer="layout" svg:width="0.515cm" svg:height="0.182cm" svg:x="6.251cm" svg:y="6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5.31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5cm" svg:y="6.142cm" svg:viewBox="0 0 389 33" draw:points="194,33 0,33 0,0 389,0 389,33">
            <text:p/>
          </draw:polygon>
          <draw:path draw:style-name="gr3" draw:text-style-name="P7" draw:layer="layout" svg:width="0.321cm" svg:height="0.532cm" svg:x="7.149cm" svg:y="6.36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768cm" svg:y="5.29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8.663cm" svg:y="6.0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9.009cm" svg:y="5.69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9.581cm" svg:y="5.23cm" svg:viewBox="0 0 206 1857" draw:points="0,1857 206,1857 206,1815 42,1815 42,42 206,42 206,0 0,0">
            <text:p/>
          </draw:polygon>
          <draw:path draw:style-name="gr3" draw:text-style-name="P7" draw:layer="layout" svg:width="0.173cm" svg:height="0.538cm" svg:x="9.821cm" svg:y="5.81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32cm" svg:y="6.0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19cm" svg:y="6.0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084cm" svg:y="5.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1.625cm" svg:y="5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1.989cm" svg:y="5.34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666cm" svg:height="0.032cm" svg:x="11.586cm" svg:y="6.142cm" svg:viewBox="0 0 667 33" draw:points="334,33 0,33 0,0 667,0 667,33">
            <text:p/>
          </draw:polygon>
          <draw:path draw:style-name="gr3" draw:text-style-name="P7" draw:layer="layout" svg:width="0.321cm" svg:height="0.532cm" svg:x="11.758cm" svg:y="6.36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371cm" svg:y="5.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128cm" svg:y="5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2cm" svg:y="5.3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951cm" svg:y="6.142cm" svg:viewBox="0 0 389 33" draw:points="194,33 0,33 0,0 389,0 389,33">
            <text:p/>
          </draw:polygon>
          <draw:path draw:style-name="gr3" draw:text-style-name="P7" draw:layer="layout" svg:width="0.238cm" svg:height="0.494cm" svg:x="14.022cm" svg:y="6.3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4.441cm" svg:y="5.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256cm" svg:y="5.81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5.645cm" svg:y="5.86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log \left( \frac{2t}{3} \right)§svg§600§FALSE§</svg:desc>
          <draw:polygon draw:style-name="gr2" draw:text-style-name="P6" draw:layer="layout" svg:width="6.337cm" svg:height="1.455cm" svg:x="16.935cm" svg:y="5.35cm" svg:viewBox="0 0 6338 1456" draw:points="3169,1456 0,1456 0,0 6338,0 6338,1456">
            <text:p/>
          </draw:polygon>
          <draw:polygon draw:style-name="gr3" draw:text-style-name="P7" draw:layer="layout" svg:width="0.167cm" svg:height="1.518cm" svg:x="17.062cm" svg:y="5.318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7.469cm" svg:y="5.803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94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8.221cm" svg:y="5.956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8.468cm" svg:y="5.95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977cm" svg:y="5.78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384cm" svg:y="5.76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9.581cm" svg:y="5.839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832cm" svg:y="5.76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20.252cm" svg:y="6.00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0.906cm" svg:y="5.79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079cm" svg:y="5.95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394cm" svg:y="5.949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1.939cm" svg:y="5.31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52cm" svg:height="0.422cm" svg:x="22.381cm" svg:y="5.38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195cm" svg:height="0.404cm" svg:x="22.68cm" svg:y="5.412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olygon draw:style-name="gr3" draw:text-style-name="P7" draw:layer="layout" svg:width="0.545cm" svg:height="0.026cm" svg:x="22.349cm" svg:y="6.064cm" svg:viewBox="0 0 546 27" draw:points="274,27 0,27 0,0 546,0 546,27">
            <text:p/>
          </draw:polygon>
          <draw:path draw:style-name="gr3" draw:text-style-name="P7" draw:layer="layout" svg:width="0.262cm" svg:height="0.435cm" svg:x="22.49cm" svg:y="6.248cm" svg:viewBox="0 0 263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5-57 135-122 0-52-40-101-105-115z">
            <text:p/>
          </draw:path>
          <draw:path draw:style-name="gr3" draw:text-style-name="P7" draw:layer="layout" svg:width="0.311cm" svg:height="1.518cm" svg:x="22.993cm" svg:y="5.318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8.9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9.1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9.1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9.1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9.1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9.2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9.4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9.3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9.1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9.5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9.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9.1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9.3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9.1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9.2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9.3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8.918cm" svg:viewBox="0 0 145 1139" draw:points="115,1110 0,1110 0,1139 145,1139 145,0 0,0 0,30 115,30">
            <text:p/>
          </draw:polygon>
        </draw:g>
        <draw:g>
          <svg:title>TexMaths</svg:title>
          <svg:desc>18§display§\ f'(t) = \frac{1}{\frac{2t}{3}}§svg§600§FALSE§</svg:desc>
          <draw:polygon draw:style-name="gr2" draw:text-style-name="P6" draw:layer="layout" svg:width="2.728cm" svg:height="1.479cm" svg:x="17.637cm" svg:y="7.151cm" svg:viewBox="0 0 2729 1480" draw:points="1364,1480 0,1480 0,0 2729,0 2729,1480">
            <text:p/>
          </draw:polygon>
          <draw:path draw:style-name="gr3" draw:text-style-name="P7" draw:layer="layout" svg:width="0.316cm" svg:height="0.577cm" svg:x="17.638cm" svg:y="7.522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8.004cm" svg:y="7.459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8.223cm" svg:y="7.494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8.422cm" svg:y="7.573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8.671cm" svg:y="7.494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9.093cm" svg:y="7.73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3cm" svg:x="19.996cm" svg:y="7.119cm" svg:viewBox="0 0 210 424" svg:d="M131 16c0-15 0-16-14-16-41 40-97 40-117 40v21c13 0 50 0 84-18v330c0 23-2 30-60 30h-20v21c22-3 78-3 103-3s80 0 103 3v-21h-20c-58 0-59-7-59-30z">
            <text:p/>
          </draw:path>
          <draw:polygon draw:style-name="gr3" draw:text-style-name="P7" draw:layer="layout" svg:width="0.595cm" svg:height="0.026cm" svg:x="19.8cm" svg:y="7.798cm" svg:viewBox="0 0 596 27" draw:points="298,27 0,27 0,0 596,0 596,27">
            <text:p/>
          </draw:polygon>
          <draw:path draw:style-name="gr3" draw:text-style-name="P7" draw:layer="layout" svg:width="0.196cm" svg:height="0.294cm" svg:x="19.905cm" svg:y="7.8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5cm" svg:height="0.281cm" svg:x="20.147cm" svg:y="7.907cm" svg:viewBox="0 0 151 282" svg:d="M91 102h46c8 0 14 0 14-10 0-6-6-6-13-6h-43l17-66c0-1 2-4 2-6 0-8-7-14-16-14-12 0-17 7-22 19-3 11 3-10-16 67h-46c-8 0-14 0-14 11 0 5 6 5 13 5h43l-27 105c-2 12-6 28-6 34 0 26 22 41 48 41 50 0 77-62 77-67 0-6-5-6-7-6-6 0-6 1-9 9-12 27-36 53-60 53-10 0-16-6-16-23 0-5 2-13 3-17z">
            <text:p/>
          </draw:path>
          <draw:polygon draw:style-name="gr3" draw:text-style-name="P7" draw:layer="layout" svg:width="0.444cm" svg:height="0.026cm" svg:x="19.876cm" svg:y="8.263cm" svg:viewBox="0 0 445 27" draw:points="222,27 0,27 0,0 445,0 445,27">
            <text:p/>
          </draw:polygon>
          <draw:path draw:style-name="gr3" draw:text-style-name="P7" draw:layer="layout" svg:width="0.203cm" svg:height="0.303cm" svg:x="19.996cm" svg:y="8.358cm" svg:viewBox="0 0 204 304" svg:d="M98 147c34 0 59 24 59 72 0 55-32 71-58 71-17 0-57-5-76-31 22-1 26-16 26-24 0-15-10-25-25-25-11 0-24 8-24 25 0 43 46 69 101 69 62 0 103-40 103-85 0-35-27-69-76-81 46-16 64-50 64-76 0-36-41-62-91-62-49 0-87 24-87 59 0 16 9 25 23 25 13 0 23-11 23-23 0-13-10-22-23-24 16-20 47-24 62-24 21 0 49 10 49 49 0 19-5 39-18 52-15 17-26 19-49 20-12 0-12 0-15 1 0 0-4 0-4 6s4 6 11 6z">
            <text:p/>
          </draw:path>
        </draw:g>
        <draw:g>
          <svg:title>TexMaths</svg:title>
          <svg:desc>18§display§\times \frac{2}{3}§svg§600§FALSE§</svg:desc>
          <draw:polygon draw:style-name="gr2" draw:text-style-name="P6" draw:layer="layout" svg:width="0.82cm" svg:height="1.236cm" svg:x="20.638cm" svg:y="7.152cm" svg:viewBox="0 0 821 1237" draw:points="410,1237 0,1237 0,0 821,0 821,1237">
            <text:p/>
          </draw:polygon>
          <draw:path draw:style-name="gr3" draw:text-style-name="P7" draw:layer="layout" svg:width="0.305cm" svg:height="0.306cm" svg:x="20.7cm" svg:y="7.659cm" svg:viewBox="0 0 306 307" svg:d="M154 135l-127-126c-8-8-10-9-14-9-7 0-13 6-13 13 0 4 1 6 9 13l126 127-126 128c-8 7-9 9-9 13 0 7 6 13 13 13 4 0 6-1 14-9l125-126 133 131c1 1 6 4 8 4 9 0 13-6 13-13 0-1 0-4-1-7-1-2-102-101-134-134l117-116c3-4 13-12 16-15 0-2 2-5 2-9 0-7-4-13-13-13-4 0-7 3-14 10z">
            <text:p/>
          </draw:path>
          <draw:path draw:style-name="gr3" draw:text-style-name="P7" draw:layer="layout" svg:width="0.252cm" svg:height="0.423cm" svg:x="21.205cm" svg:y="7.12cm" svg:viewBox="0 0 253 424" svg:d="M49 375l68-67c99-87 136-121 136-184 0-74-56-124-134-124-72 0-119 59-119 115 0 35 32 35 33 35 12 0 33-7 33-33 0-16-11-33-33-33-6 0-6 0-9 1 15-42 49-65 87-65 57 0 85 51 85 104 0 50-32 101-67 140l-122 135c-7 7-7 9-7 25h236l17-111h-16c-3 18-7 47-13 56-5 6-47 6-60 6z">
            <text:p/>
          </draw:path>
          <draw:polygon draw:style-name="gr3" draw:text-style-name="P7" draw:layer="layout" svg:width="0.317cm" svg:height="0.026cm" svg:x="21.173cm" svg:y="7.799cm" svg:viewBox="0 0 318 27" draw:points="158,27 0,27 0,0 318,0 318,27">
            <text:p/>
          </draw:polygon>
          <draw:path draw:style-name="gr3" draw:text-style-name="P7" draw:layer="layout" svg:width="0.262cm" svg:height="0.436cm" svg:x="21.2cm" svg:y="7.983cm" svg:viewBox="0 0 263 437" svg:d="M158 199c52-16 88-61 88-111 0-52-55-88-117-88-63 0-112 37-112 86 0 21 15 34 32 34 20 0 33-15 33-34 0-31-30-31-39-31 19-30 61-39 84-39 25 0 61 14 61 70 0 9-1 45-18 74-19 30-41 32-56 33-5 0-21 2-25 2-6 0-10 1-10 7 0 7 4 7 16 7h27c52 0 77 43 77 105 0 87-45 105-72 105-28 0-75-11-98-49 23 5 41-10 41-34 0-23-15-36-34-36-16 0-36 10-36 37 0 58 59 100 128 100 78 0 135-58 135-123 0-52-40-101-105-115z">
            <text:p/>
          </draw:path>
        </draw:g>
        <draw:g>
          <svg:title>TexMaths</svg:title>
          <svg:desc>18§display§= \frac{1}{t}§svg§600§FALSE§</svg:desc>
          <draw:polygon draw:style-name="gr2" draw:text-style-name="P6" draw:layer="layout" svg:width="0.997cm" svg:height="1.228cm" svg:x="21.839cm" svg:y="7.152cm" svg:viewBox="0 0 998 1229" draw:points="500,1229 0,1229 0,0 998,0 998,1229">
            <text:p/>
          </draw:polygon>
          <draw:path draw:style-name="gr3" draw:text-style-name="P7" draw:layer="layout" svg:width="0.421cm" svg:height="0.149cm" svg:x="21.843cm" svg:y="7.738cm" svg:viewBox="0 0 422 150" svg:d="M400 26c11 0 22 0 22-13s-11-13-20-13h-380c-10 0-22 0-22 13s12 13 22 13zM402 150c9 0 20 0 20-13s-11-13-22-13h-378c-10 0-22 0-22 13s12 13 22 13z">
            <text:p/>
          </draw:path>
          <draw:path draw:style-name="gr3" draw:text-style-name="P7" draw:layer="layout" svg:width="0.209cm" svg:height="0.422cm" svg:x="22.608cm" svg:y="7.12cm" svg:viewBox="0 0 210 423" svg:d="M131 16c0-15 0-16-14-16-41 40-97 40-117 40v20c13 0 50 0 84-17v330c0 23-2 30-60 30h-20v20c22-2 78-2 103-2 26 0 80 0 103 2v-20h-20c-57 0-59-7-59-30z">
            <text:p/>
          </draw:path>
          <draw:polygon draw:style-name="gr3" draw:text-style-name="P7" draw:layer="layout" svg:width="0.317cm" svg:height="0.026cm" svg:x="22.551cm" svg:y="7.798cm" svg:viewBox="0 0 318 27" draw:points="158,27 0,27 0,0 318,0 318,27">
            <text:p/>
          </draw:polygon>
          <draw:path draw:style-name="gr3" draw:text-style-name="P7" draw:layer="layout" svg:width="0.195cm" svg:height="0.404cm" svg:x="22.61cm" svg:y="8.007cm" svg:viewBox="0 0 196 405" svg:d="M117 144h60c12 0 19 0 19-13 0-7-7-7-19-7h-55c22-91 26-102 26-107 0-11-8-17-18-17-2 0-21 0-26 23l-25 101h-60c-13 0-19 0-19 11 0 9 6 9 17 9h56c-46 180-47 190-47 202 0 34 24 59 58 59 66 0 102-94 102-98 0-6-6-6-9-6-6 0-6 1-8 9-28 66-62 80-84 80-13 0-19-8-19-28 0-16 0-21 3-31z">
            <text:p/>
          </draw:path>
        </draw:g>
        <draw:g>
          <svg:title>TexMaths</svg:title>
          <svg:desc>22§display§= \frac{1}{3} e^t \log \left( \frac{2t}{3} \right) + c§svg§600§FALSE§</svg:desc>
          <draw:polygon draw:style-name="gr2" draw:text-style-name="P6" draw:layer="layout" svg:width="6.468cm" svg:height="1.779cm" svg:x="6.246cm" svg:y="7.471cm" svg:viewBox="0 0 6469 1780" draw:points="3236,1780 0,1780 0,0 6469,0 6469,1780">
            <text:p/>
          </draw:polygon>
          <draw:path draw:style-name="gr3" draw:text-style-name="P7" draw:layer="layout" svg:width="0.515cm" svg:height="0.182cm" svg:x="6.251cm" svg:y="8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86cm" svg:y="7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116cm" svg:y="8.344cm" svg:viewBox="0 0 389 33" draw:points="194,33 0,33 0,0 389,0 389,33">
            <text:p/>
          </draw:polygon>
          <draw:path draw:style-name="gr3" draw:text-style-name="P7" draw:layer="layout" svg:width="0.321cm" svg:height="0.532cm" svg:x="7.14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7.631cm" svg:y="8.21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84cm" svg:height="0.344cm" svg:x="7.978cm" svg:y="7.895cm" svg:viewBox="0 0 185 345" svg:d="M111 125h56c11 0 18 0 18-12 0-7-7-7-16-7h-53l21-81c0-2 2-6 2-7 0-11-9-18-19-18-14 0-21 9-27 23-3 14 4-12-19 83h-56c-11 0-18 0-18 12 0 7 7 7 16 7h53l-34 128c-2 15-7 34-7 41 0 32 27 51 58 51 62 0 95-76 95-83s-7-7-8-7c-8 0-8 2-11 11-16 33-44 65-74 65-12 0-19-7-19-28 0-6 1-16 3-21z">
            <text:p/>
          </draw:path>
          <draw:path draw:style-name="gr3" draw:text-style-name="P7" draw:layer="layout" svg:width="0.173cm" svg:height="0.538cm" svg:x="8.383cm" svg:y="8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594cm" svg:y="8.206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8.98cm" svg:y="8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645cm" svg:y="7.432cm" svg:viewBox="0 0 382 1857" svg:d="M382 1850c0-4-2-5-4-7-28-30-81-81-132-166-125-198-181-450-181-748 0-209 27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7" draw:layer="layout" svg:width="0.309cm" svg:height="0.516cm" svg:x="10.186cm" svg:y="7.5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0.552cm" svg:y="7.546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0.147cm" svg:y="8.344cm" svg:viewBox="0 0 667 33" draw:points="334,33 0,33 0,0 667,0 667,33">
            <text:p/>
          </draw:polygon>
          <draw:path draw:style-name="gr3" draw:text-style-name="P7" draw:layer="layout" svg:width="0.321cm" svg:height="0.532cm" svg:x="10.319cm" svg:y="8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0.932cm" svg:y="7.43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1.691cm" svg:y="8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2.451cm" svg:y="8.21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1}{3} e^{3x} \log 2x + c§svg§600§FALSE§</svg:desc>
          <draw:polygon draw:style-name="gr2" draw:text-style-name="P6" draw:layer="layout" svg:width="5.731cm" svg:height="1.51cm" svg:x="6.247cm" svg:y="9.472cm" svg:viewBox="0 0 5732 1511" draw:points="2867,1511 0,1511 0,0 5732,0 5732,1511">
            <text:p/>
          </draw:polygon>
          <draw:path draw:style-name="gr3" draw:text-style-name="P7" draw:layer="layout" svg:width="0.515cm" svg:height="0.182cm" svg:x="6.252cm" svg:y="10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187cm" svg:y="9.4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16cm" svg:y="10.262cm" svg:viewBox="0 0 389 33" draw:points="194,33 0,33 0,0 389,0 389,33">
            <text:p/>
          </draw:polygon>
          <draw:path draw:style-name="gr3" draw:text-style-name="P7" draw:layer="layout" svg:width="0.321cm" svg:height="0.532cm" svg:x="7.15cm" svg:y="10.4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7.632cm" svg:y="10.13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9cm" svg:height="0.37cm" svg:x="7.986cm" svg:y="9.792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291cm" svg:height="0.245cm" svg:x="8.29cm" svg:y="9.914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73cm" svg:height="0.538cm" svg:x="8.808cm" svg:y="9.93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19cm" svg:y="10.12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06cm" svg:y="10.12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09cm" svg:height="0.517cm" svg:x="9.95cm" svg:y="9.9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32cm" svg:y="10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0.955cm" svg:y="10.0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1.715cm" svg:y="10.13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5cm" svg:y="10.053cm" svg:viewBox="0 0 198 494" draw:points="100,494 0,494 0,0 198,0 198,494">
            <text:p/>
          </draw:polygon>
          <draw:path draw:style-name="gr3" draw:text-style-name="P7" draw:layer="layout" svg:width="0.258cm" svg:height="0.577cm" svg:x="5.531cm" svg:y="10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908cm" svg:y="10.22cm" svg:viewBox="0 0 491 403" draw:points="246,403 0,403 0,0 491,0 491,403">
            <text:p/>
          </draw:polygon>
          <draw:path draw:style-name="gr3" draw:text-style-name="P7" draw:layer="layout" svg:width="0.555cm" svg:height="0.493cm" svg:x="3.889cm" svg:y="10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743cm" svg:y="11.953cm" svg:viewBox="0 0 1319 656" draw:points="659,656 0,656 0,0 1319,0 1319,656">
            <text:p/>
          </draw:polygon>
          <draw:path draw:style-name="gr3" draw:text-style-name="P7" draw:layer="layout" svg:width="0.464cm" svg:height="0.577cm" svg:x="3.728cm" svg:y="11.9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52cm" svg:y="12.1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9cm" svg:y="11.9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03cm" svg:y="12.3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549cm" svg:y="11.953cm" svg:viewBox="0 0 198 494" draw:points="100,494 0,494 0,0 198,0 198,494">
            <text:p/>
          </draw:polygon>
          <draw:path draw:style-name="gr3" draw:text-style-name="P7" draw:layer="layout" svg:width="0.258cm" svg:height="0.577cm" svg:x="5.53cm" svg:y="11.9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59cm" svg:x="2.028cm" svg:y="11.857cm" svg:viewBox="0 0 1333 760" draw:points="666,760 0,760 0,0 1333,0 1333,760">
            <text:p/>
          </draw:polygon>
          <draw:path draw:style-name="gr3" draw:text-style-name="P7" draw:layer="layout" svg:width="0.197cm" svg:height="0.844cm" svg:x="2.068cm" svg:y="11.81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2.389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812cm" svg:y="11.8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3.205cm" svg:y="11.8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\int \left[ \frac{ \log x - 1}{ 1 + ( \log x )^2 } \right]^2 dx§svg§600§FALSE§</svg:desc>
          <draw:polygon draw:style-name="gr2" draw:text-style-name="P6" draw:layer="layout" svg:width="7.072cm" svg:height="1.769cm" svg:x="6.245cm" svg:y="11.261cm" svg:viewBox="0 0 7073 1770" draw:points="3536,1770 0,1770 0,0 7073,0 7073,1770">
            <text:p/>
          </draw:polygon>
          <draw:path draw:style-name="gr3" draw:text-style-name="P7" draw:layer="layout" svg:width="0.468cm" svg:height="0.165cm" svg:x="6.25cm" svg:y="12.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1cm" svg:y="11.4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8cm" svg:y="11.38cm" svg:viewBox="0 0 187 1688" draw:points="0,1688 187,1688 187,1650 38,1650 38,38 187,38 187,0 0,0">
            <text:p/>
          </draw:polygon>
          <draw:path draw:style-name="gr3" draw:text-style-name="P7" draw:layer="layout" svg:width="0.157cm" svg:height="0.489cm" svg:x="8.682cm" svg:y="11.43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74cm" svg:y="11.60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9.225cm" svg:y="11.60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9.705cm" svg:y="11.6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29cm" svg:height="0.029cm" svg:x="10.3cm" svg:y="11.7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1.007cm" svg:y="11.4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3.5cm" svg:height="0.029cm" svg:x="8.228cm" svg:y="12.209cm" svg:viewBox="0 0 3501 30" draw:points="1751,30 0,30 0,0 3501,0 3501,30">
            <text:p/>
          </draw:polygon>
          <draw:path draw:style-name="gr3" draw:text-style-name="P7" draw:layer="layout" svg:width="0.233cm" svg:height="0.47cm" svg:x="8.29cm" svg:y="12.4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5cm" svg:y="12.4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164cm" svg:height="0.703cm" svg:x="9.508cm" svg:y="12.35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157cm" svg:height="0.489cm" svg:x="9.735cm" svg:y="12.39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927cm" svg:y="12.56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0.277cm" svg:y="12.56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0.758cm" svg:y="12.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1.178cm" svg:y="12.35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42cm" svg:y="12.3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1.822cm" svg:y="11.3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2.214cm" svg:y="11.2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2.644cm" svg:y="11.9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3.001cm" svg:y="12.0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>
          <svg:title>TexMaths</svg:title>
          <svg:desc>20§display§= \int \left[ \frac{ t - 1}{ 1 + t^2 } \right]^2\ e^t \ dx§svg§600§FALSE§</svg:desc>
          <draw:polygon draw:style-name="gr2" draw:text-style-name="P6" draw:layer="layout" svg:width="6.394cm" svg:height="1.769cm" svg:x="6.247cm" svg:y="13.361cm" svg:viewBox="0 0 6395 1770" draw:points="3198,1770 0,1770 0,0 6395,0 6395,1770">
            <text:p/>
          </draw:polygon>
          <draw:path draw:style-name="gr3" draw:text-style-name="P7" draw:layer="layout" svg:width="0.468cm" svg:height="0.165cm" svg:x="6.252cm" svg:y="14.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993cm" svg:y="13.542cm" svg:viewBox="0 0 626 1564" svg:d="M34 1532c22 0 35-16 35-34 0-24-18-35-34-35-17 0-35 11-35 35 0 37 35 66 78 66 108 0 148-165 197-369 55-222 101-448 139-673 26-149 52-290 76-381 8-35 32-125 60-125 21 0 39 13 42 16-24 2-35 16-35 34 0 24 17 35 33 35 18 0 36-11 36-35 0-39-39-66-77-66-55 0-93 77-133 221-2 6-98 360-174 821-20 107-40 225-63 323-13 51-45 184-102 184-26 0-42-17-43-17z">
            <text:p/>
          </draw:path>
          <draw:polygon draw:style-name="gr3" draw:text-style-name="P7" draw:layer="layout" svg:width="0.186cm" svg:height="1.687cm" svg:x="7.949cm" svg:y="13.48cm" svg:viewBox="0 0 187 1688" draw:points="0,1688 187,1688 187,1650 38,1650 38,38 187,38 187,0 0,0">
            <text:p/>
          </draw:polygon>
          <draw:path draw:style-name="gr3" draw:text-style-name="P7" draw:layer="layout" svg:width="0.217cm" svg:height="0.449cm" svg:x="8.404cm" svg:y="13.58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855cm" svg:y="13.83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9.562cm" svg:y="13.555cm" svg:viewBox="0 0 234 471" svg:d="M146 18c0-16 0-18-18-18-43 45-106 45-128 45v22c14 0 56 0 93-19v366c0 26-2 34-66 34h-22v23c24-4 86-4 113-4 29 0 90 0 116 4v-23h-23c-64 0-65-8-65-34z">
            <text:p/>
          </draw:path>
          <draw:polygon draw:style-name="gr3" draw:text-style-name="P7" draw:layer="layout" svg:width="1.78cm" svg:height="0.029cm" svg:x="8.229cm" svg:y="14.309cm" svg:viewBox="0 0 1781 30" draw:points="891,30 0,30 0,0 1781,0 1781,30">
            <text:p/>
          </draw:polygon>
          <draw:path draw:style-name="gr3" draw:text-style-name="P7" draw:layer="layout" svg:width="0.233cm" svg:height="0.47cm" svg:x="8.292cm" svg:y="14.51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68cm" svg:height="0.47cm" svg:x="8.777cm" svg:y="14.571cm" svg:viewBox="0 0 469 471" svg:d="M250 250h196c10 0 23 0 23-15 0-14-13-14-23-14h-196v-197c0-11 0-24-15-24-14 0-14 13-14 24v197h-197c-11 0-24 0-24 14 0 15 13 15 24 15h197v196c0 10 0 25 14 25 15 0 15-15 15-25z">
            <text:p/>
          </draw:path>
          <draw:path draw:style-name="gr3" draw:text-style-name="P7" draw:layer="layout" svg:width="0.217cm" svg:height="0.449cm" svg:x="9.457cm" svg:y="14.541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9.724cm" svg:y="14.45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0.103cm" svg:y="13.48cm" svg:viewBox="0 0 187 1688" draw:points="147,1650 0,1650 0,1688 187,1688 187,0 0,0 0,38 147,38">
            <text:p/>
          </draw:polygon>
          <draw:path draw:style-name="gr3" draw:text-style-name="P7" draw:layer="layout" svg:width="0.218cm" svg:height="0.327cm" svg:x="10.495cm" svg:y="13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11.164cm" svg:y="14.187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7" draw:layer="layout" svg:width="0.167cm" svg:height="0.313cm" svg:x="11.479cm" svg:y="13.90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" draw:text-style-name="P7" draw:layer="layout" svg:width="0.335cm" svg:height="0.497cm" svg:x="11.969cm" svg:y="14.011cm" svg:viewBox="0 0 336 498" svg:d="M336 8c0-2 0-8-10-8-9 0-76 6-89 8-5 0-10 3-10 13 0 9 7 9 18 9 33 0 35 5 35 12l-3 14-42 166c-13-25-33-44-65-44-82 0-170 104-170 206 0 67 38 114 94 114 15 0 50-3 92-53 6 29 30 53 64 53 25 0 41-16 52-40 12-24 21-68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2.327cm" svg:y="14.18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>
          <svg:title>TexMaths</svg:title>
          <svg:desc>20§display§\left[\ \text {Put, } \log x = t,  \therefore \ x = e^t§svg§600§FALSE§</svg:desc>
          <draw:polygon draw:style-name="gr2" draw:text-style-name="P6" draw:layer="layout" svg:width="7.828cm" svg:height="0.773cm" svg:x="16.829cm" svg:y="11.551cm" svg:viewBox="0 0 7829 774" draw:points="3915,774 0,774 0,0 7829,0 7829,774">
            <text:p/>
          </draw:polygon>
          <draw:polygon draw:style-name="gr3" draw:text-style-name="P7" draw:layer="layout" svg:width="0.135cm" svg:height="0.843cm" svg:x="16.936cm" svg:y="11.516cm" svg:viewBox="0 0 136 844" draw:points="0,844 136,844 136,815 29,815 29,29 136,29 136,0 0,0">
            <text:p/>
          </draw:polygon>
          <draw:path draw:style-name="gr3" draw:text-style-name="P7" draw:layer="layout" svg:width="0.415cm" svg:height="0.48cm" svg:x="17.346cm" svg:y="11.634cm" svg:viewBox="0 0 416 481" svg:d="M136 259h118c85 0 162-58 162-128 0-69-70-131-166-131h-250v22h18c54 0 54 8 54 32v373c0 25 0 32-54 32h-18v22c24-1 77-1 104-1s80 0 104 1v-22h-16c-54 0-56-7-56-32zM133 240v-190c0-23 1-28 35-28h62c112 0 112 74 112 109 0 34 0 109-112 109z">
            <text:p/>
          </draw:path>
          <draw:path draw:style-name="gr3" draw:text-style-name="P7" draw:layer="layout" svg:width="0.354cm" svg:height="0.319cm" svg:x="17.823cm" svg:y="11.802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203cm" svg:y="11.681cm" svg:viewBox="0 0 222 441" svg:d="M109 152h101v-23h-101v-129h-18c0 58-22 133-91 136v16h61v193c0 88 65 96 91 96 50 0 70-49 70-96v-40h-19v40c0 51-21 79-46 79-48 0-48-64-48-77z">
            <text:p/>
          </draw:path>
          <draw:path draw:style-name="gr3" draw:text-style-name="P7" draw:layer="layout" svg:width="0.082cm" svg:height="0.21cm" svg:x="18.523cm" svg:y="12.039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157cm" svg:height="0.488cm" svg:x="19.034cm" svg:y="11.6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3cm" svg:x="19.224cm" svg:y="11.799cm" svg:viewBox="0 0 314 324" svg:d="M314 165c0-90-72-165-157-165-88 0-157 77-157 165 0 91 74 159 157 159 85 0 157-70 157-159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576cm" svg:y="11.796cm" svg:viewBox="0 0 323 465" svg:d="M138 198c-63 0-63-70-63-86 0-19 2-42 11-59 7-10 23-29 52-29 60 0 60 70 60 86 0 19 0 42-11 59-6 10-22 29-49 29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7 157-91 0-26-12-61-47-81-38-20-78-20-121-20-18 0-48 0-53 0-23-3-39-25-39-48zM157 448c-72 0-120-36-120-72 0-34 27-59 57-61h42c61 0 141 0 141 61 0 36-51 72-120 72z">
            <text:p/>
          </draw:path>
          <draw:path draw:style-name="gr3" draw:text-style-name="P7" draw:layer="layout" svg:width="0.351cm" svg:height="0.319cm" svg:x="20.056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0.671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17cm" svg:height="0.448cm" svg:x="21.391cm" svg:y="11.6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ath draw:style-name="gr3" draw:text-style-name="P7" draw:layer="layout" svg:width="0.082cm" svg:height="0.21cm" svg:x="21.688cm" svg:y="12.039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79cm" svg:x="21.962cm" svg:y="11.788cm" svg:viewBox="0 0 427 380" svg:d="M251 37c0-19-17-37-37-37s-38 18-38 37c0 21 18 38 38 38s37-16 37-38zM427 342c0-19-16-37-37-37-20 0-38 18-38 37 0 21 18 38 38 38 21 0 37-17 37-38zM75 342c0-19-17-37-38-37-19 0-37 18-37 37 0 21 18 38 37 38 21 0 38-17 38-38z">
            <text:p/>
          </draw:path>
          <draw:path draw:style-name="gr3" draw:text-style-name="P7" draw:layer="layout" svg:width="0.351cm" svg:height="0.319cm" svg:x="22.859cm" svg:y="11.8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75cm" svg:y="11.8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21cm" svg:y="11.8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525cm" svg:y="11.516cm" svg:viewBox="0 0 168 313" svg:d="M101 113h51c10 0 16 0 16-11 0-6-6-6-14-6h-48l19-74c0-1 1-4 1-6 0-10-8-16-17-16-13 0-19 8-24 21-3 13 3-11-18 75h-51c-10 0-16 0-16 11 0 6 6 6 14 6h48l-30 117c-2 13-6 31-6 37 0 29 24 46 52 46 56 0 87-68 87-75 0-6-7-6-8-6-7 0-7 1-10 9-14 31-40 60-67 60-11 0-18-7-18-26 0-5 2-14 4-19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542cm" svg:y="12.55cm" svg:viewBox="0 0 4206 434" draw:points="2104,434 0,434 0,0 4206,0 4206,434">
            <text:p/>
          </draw:polygon>
          <draw:path draw:style-name="gr3" draw:text-style-name="P7" draw:layer="layout" svg:width="0.473cm" svg:height="0.481cm" svg:x="17.531cm" svg:y="12.5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8.067cm" svg:y="12.5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257cm" svg:y="12.5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904cm" svg:y="12.7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465cm" svg:y="12.9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856cm" svg:y="12.7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0.193cm" svg:y="12.9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579cm" svg:y="12.5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876cm" svg:y="12.9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265cm" svg:y="12.7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708cm" svg:y="12.936cm" svg:viewBox="0 0 77 77" svg:d="M77 38c0-20-18-38-39-38-20 0-38 18-38 38 0 21 18 39 38 39 21 0 39-18 39-39z">
            <text:p/>
          </draw:path>
        </draw:g>
        <draw:g>
          <svg:title>TexMaths</svg:title>
          <svg:desc>20§display§\left   dx = e^t dt \ \right]§svg§600§FALSE§</svg:desc>
          <draw:polygon draw:style-name="gr2" draw:text-style-name="P6" draw:layer="layout" svg:width="3.213cm" svg:height="0.773cm" svg:x="22.437cm" svg:y="12.451cm" svg:viewBox="0 0 3214 774" draw:points="1608,774 0,774 0,0 3214,0 3214,774">
            <text:p/>
          </draw:polygon>
          <draw:path draw:style-name="gr3" draw:text-style-name="P7" draw:layer="layout" svg:width="0.335cm" svg:height="0.496cm" svg:x="22.431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7 0 56 58 56 63 0 3-1 8-3 11z">
            <text:p/>
          </draw:path>
          <draw:path draw:style-name="gr3" draw:text-style-name="P7" draw:layer="layout" svg:width="0.351cm" svg:height="0.319cm" svg:x="22.788cm" svg:y="12.7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165cm" svg:x="23.404cm" svg:y="12.75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71cm" svg:height="0.319cm" svg:x="24.14cm" svg:y="12.702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7" draw:layer="layout" svg:width="0.167cm" svg:height="0.312cm" svg:x="24.455cm" svg:y="12.416cm" svg:viewBox="0 0 168 313" svg:d="M101 113h51c10 0 16 0 16-11 0-6-6-6-14-6h-48l19-74c0-1 1-4 1-6 0-10-8-16-17-16-13 0-19 8-24 21-3 13 3-11-18 75h-51c-10 0-16 0-16 11 0 6 6 6 14 6h48l-28 117c-4 13-8 31-8 37 0 29 24 46 52 46 56 0 87-68 87-75 0-6-7-6-8-6-7 0-7 1-10 9-14 31-40 60-67 60-11 0-18-7-18-26 0-5 2-14 4-19z">
            <text:p/>
          </draw:path>
          <draw:path draw:style-name="gr3" draw:text-style-name="P7" draw:layer="layout" svg:width="0.335cm" svg:height="0.496cm" svg:x="24.709cm" svg:y="12.526cm" svg:viewBox="0 0 336 497" svg:d="M336 8c0-2 0-8-10-8-9 0-76 6-89 8-5 0-10 3-10 13 0 9 7 9 18 9 33 0 35 5 35 12l-3 14-42 166c-13-25-33-45-65-45-82 0-170 104-170 207 0 67 38 113 94 113 15 0 50-3 92-53 6 29 30 53 64 53 25 0 41-16 52-40 12-24 21-67 21-69 0-8-6-8-8-8-8 0-8 4-9 13-13 47-26 88-55 88-19 0-21-17-21-32 0-17 2-22 5-33zM189 404c-3 13-3 15-15 28-30 38-59 49-78 49-35 0-46-38-46-65 0-36 22-123 40-155 20-42 52-68 81-68 45 0 56 58 56 63 0 3-1 8-3 11z">
            <text:p/>
          </draw:path>
          <draw:path draw:style-name="gr3" draw:text-style-name="P7" draw:layer="layout" svg:width="0.217cm" svg:height="0.448cm" svg:x="25.065cm" svg:y="12.574cm" svg:viewBox="0 0 218 449" svg:d="M130 160h67c13 0 21 0 21-15 0-8-8-8-21-8h-61c24-100 29-113 29-118 0-13-10-19-21-19-3 0-22 0-29 26l-27 111h-67c-15 0-21 0-21 13 0 10 6 10 19 10h63c-52 200-53 211-53 224 0 38 27 65 64 65 73 0 113-104 113-109 0-6-6-6-9-6-5 0-7 2-10 10-30 73-69 89-93 89-14 0-20-9-20-32 0-17 0-22 3-33z">
            <text:p/>
          </draw:path>
          <draw:polygon draw:style-name="gr3" draw:text-style-name="P7" draw:layer="layout" svg:width="0.135cm" svg:height="0.843cm" svg:x="25.551cm" svg:y="12.416cm" svg:viewBox="0 0 136 844" draw:points="136,844 136,0 0,0 0,29 109,29 109,815 0,815 0,84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 e^t  \left[ \frac{ t^2 - 2t  + 1}{ ( 1 + t^2 )^2 } \right]\ dt§svg§600§FALSE§</svg:desc>
          <draw:polygon draw:style-name="gr2" draw:text-style-name="P6" draw:layer="layout" svg:width="8.016cm" svg:height="1.821cm" svg:x="3.85cm" svg:y="0.779cm" svg:viewBox="0 0 8017 1822" draw:points="4009,1822 0,1822 0,0 8017,0 8017,1822">
            <text:p/>
          </draw:polygon>
          <draw:path draw:style-name="gr3" draw:text-style-name="P7" draw:layer="layout" svg:width="0.515cm" svg:height="0.182cm" svg:x="3.855cm" svg:y="1.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cm" svg:y="0.851cm" svg:viewBox="0 0 688 1719" svg:d="M37 1684c25 0 39-17 39-37 0-26-20-38-37-38-20 0-39 12-39 38 0 41 39 72 86 72 118 0 162-181 217-404 60-245 111-493 153-741 28-164 56-319 82-419 9-39 36-137 67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4cm" svg:y="1.5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2cm" svg:y="1.245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4cm" svg:y="0.782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6.808cm" svg:y="0.8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104cm" svg:y="0.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53cm" svg:y="1.1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01cm" svg:y="0.865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7 69-6 7-57 7-72 7z">
            <text:p/>
          </draw:path>
          <draw:path draw:style-name="gr3" draw:text-style-name="P7" draw:layer="layout" svg:width="0.238cm" svg:height="0.494cm" svg:x="8.767cm" svg:y="0.897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244cm" svg:y="0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041cm" svg:y="0.86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69cm" svg:height="0.032cm" svg:x="6.79cm" svg:y="1.694cm" svg:viewBox="0 0 3570 33" draw:points="1784,33 0,33 0,0 3570,0 3570,33">
            <text:p/>
          </draw:polygon>
          <draw:path draw:style-name="gr3" draw:text-style-name="P7" draw:layer="layout" svg:width="0.18cm" svg:height="0.773cm" svg:x="7.199cm" svg:y="1.8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493cm" svg:y="1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24cm" svg:y="1.9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772cm" svg:y="1.94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068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425cm" svg:y="1.854cm" svg:viewBox="0 0 181 774" svg:d="M181 387c0-60-9-153-51-241-47-95-114-146-123-146-3 0-7 4-7 7 0 4 0 5 14 19 78 76 121 199 121 361 0 132-28 269-124 366-11 11-11 13-11 14 0 6 4 7 7 7 9 0 79-52 125-151 40-84 49-171 49-236z">
            <text:p/>
          </draw:path>
          <draw:path draw:style-name="gr3" draw:text-style-name="P7" draw:layer="layout" svg:width="0.24cm" svg:height="0.36cm" svg:x="9.715cm" svg:y="1.8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0.463cm" svg:y="0.7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278cm" svg:y="1.3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1.667cm" svg:y="1.41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8cm" svg:y="1.446cm" svg:viewBox="0 0 198 494" draw:points="100,494 0,494 0,0 198,0 198,494">
            <text:p/>
          </draw:polygon>
          <draw:path draw:style-name="gr3" draw:text-style-name="P7" draw:layer="layout" svg:width="0.258cm" svg:height="0.577cm" svg:x="3.229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int  e^t  \left[ \frac{ ( 1 + t^2 ) - 2t }{ ( 1 + t^2 )^2 } \right]\ dt§svg§600§FALSE§</svg:desc>
          <draw:polygon draw:style-name="gr2" draw:text-style-name="P6" draw:layer="layout" svg:width="8.618cm" svg:height="1.821cm" svg:x="3.851cm" svg:y="3.081cm" svg:viewBox="0 0 8619 1822" draw:points="4310,1822 0,1822 0,0 8619,0 8619,1822">
            <text:p/>
          </draw:polygon>
          <draw:path draw:style-name="gr3" draw:text-style-name="P7" draw:layer="layout" svg:width="0.515cm" svg:height="0.182cm" svg:x="3.856cm" svg:y="3.9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1cm" svg:y="3.15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5cm" svg:y="3.86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4cm" svg:y="3.547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6cm" svg:y="3.084cm" svg:viewBox="0 0 206 1857" draw:points="0,1857 206,1857 206,1815 42,1815 42,42 206,42 206,0 0,0">
            <text:p/>
          </draw:polygon>
          <draw:path draw:style-name="gr3" draw:text-style-name="P7" draw:layer="layout" svg:width="0.18cm" svg:height="0.773cm" svg:x="6.869cm" svg:y="3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1cm" svg:y="3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5cm" svg:y="3.2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3cm" svg:y="3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8cm" svg:y="3.0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6cm" svg:y="3.1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587cm" svg:y="3.4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335cm" svg:y="3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701cm" svg:y="3.19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4.17cm" svg:height="0.032cm" svg:x="6.792cm" svg:y="3.996cm" svg:viewBox="0 0 4171 33" draw:points="2086,33 0,33 0,0 4171,0 4171,33">
            <text:p/>
          </draw:polygon>
          <draw:path draw:style-name="gr3" draw:text-style-name="P7" draw:layer="layout" svg:width="0.18cm" svg:height="0.773cm" svg:x="7.501cm" svg:y="4.15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793cm" svg:y="4.2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327cm" svg:y="4.2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075cm" svg:y="4.25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37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728cm" svg:y="4.15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018cm" svg:y="4.1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1.065cm" svg:y="3.084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1.88cm" svg:y="3.6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271cm" svg:y="3.72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\int  e^t  \left[ \frac{ 1 + t^2 }{ ( 1 + t^2 )^2 } - \frac{ 2t }{ ( 1 + t^2 )^2 } \right]\ dt§svg§600§FALSE§</svg:desc>
          <draw:polygon draw:style-name="gr2" draw:text-style-name="P6" draw:layer="layout" svg:width="11.391cm" svg:height="1.821cm" svg:x="3.852cm" svg:y="5.483cm" svg:viewBox="0 0 11392 1822" draw:points="5695,1822 0,1822 0,0 11392,0 11392,1822">
            <text:p/>
          </draw:polygon>
          <draw:path draw:style-name="gr3" draw:text-style-name="P7" draw:layer="layout" svg:width="0.515cm" svg:height="0.182cm" svg:x="3.857cm" svg:y="6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672cm" svg:y="5.5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98cm" svg:height="0.351cm" svg:x="5.566cm" svg:y="6.26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5cm" svg:y="5.94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7cm" svg:y="5.48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337cm" svg:y="5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87cm" svg:y="5.6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616cm" svg:y="5.6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12cm" svg:y="5.44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906cm" svg:height="0.032cm" svg:x="6.793cm" svg:y="6.398cm" svg:viewBox="0 0 2907 33" draw:points="1454,33 0,33 0,0 2907,0 2907,33">
            <text:p/>
          </draw:polygon>
          <draw:path draw:style-name="gr3" draw:text-style-name="P7" draw:layer="layout" svg:width="0.18cm" svg:height="0.773cm" svg:x="6.87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7.163cm" svg:y="6.6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96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444cm" svg:y="6.65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39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097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87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28cm" svg:y="6.3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88cm" svg:y="5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354cm" svg:y="5.60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0.83cm" svg:y="6.398cm" svg:viewBox="0 0 2907 33" draw:points="1454,33 0,33 0,0 2907,0 2907,33">
            <text:p/>
          </draw:polygon>
          <draw:path draw:style-name="gr3" draw:text-style-name="P7" draw:layer="layout" svg:width="0.18cm" svg:height="0.773cm" svg:x="10.906cm" svg:y="6.5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2cm" svg:y="6.6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733cm" svg:y="6.6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479cm" svg:y="6.65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2.775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132cm" svg:y="6.5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23cm" svg:y="6.5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3.84cm" svg:y="5.48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655cm" svg:y="6.0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5.044cm" svg:y="6.1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2§display§= \int  e^t  \left[ \frac{ 1 }{ 1 + t^2 } + \left( - \frac{ 2t }{ ( 1 + t^2 )^2 } \right) \right]\ dt§svg§600§FALSE§</svg:desc>
          <draw:polygon draw:style-name="gr2" draw:text-style-name="P6" draw:layer="layout" svg:width="12.182cm" svg:height="1.779cm" svg:x="3.853cm" svg:y="7.985cm" svg:viewBox="0 0 12183 1780" draw:points="6091,1780 0,1780 0,0 12183,0 12183,1780">
            <text:p/>
          </draw:polygon>
          <draw:path draw:style-name="gr3" draw:text-style-name="P7" draw:layer="layout" svg:width="0.515cm" svg:height="0.182cm" svg:x="3.858cm" svg:y="8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4.673cm" svg:y="8.01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98cm" svg:height="0.351cm" svg:x="5.567cm" svg:y="8.72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916cm" svg:y="8.409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6.488cm" svg:y="7.94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649cm" svg:y="8.0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6.794cm" svg:y="8.858cm" svg:viewBox="0 0 1959 33" draw:points="980,33 0,33 0,0 1959,0 1959,33">
            <text:p/>
          </draw:polygon>
          <draw:path draw:style-name="gr3" draw:text-style-name="P7" draw:layer="layout" svg:width="0.256cm" svg:height="0.516cm" svg:x="6.86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9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14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439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061cm" svg:y="8.6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9.951cm" svg:y="7.94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10.423cm" svg:y="8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213cm" svg:y="8.0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577cm" svg:y="8.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2.906cm" svg:height="0.032cm" svg:x="11.053cm" svg:y="8.858cm" svg:viewBox="0 0 2907 33" draw:points="1454,33 0,33 0,0 2907,0 2907,33">
            <text:p/>
          </draw:polygon>
          <draw:path draw:style-name="gr3" draw:text-style-name="P7" draw:layer="layout" svg:width="0.18cm" svg:height="0.773cm" svg:x="11.13cm" svg:y="9.0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423cm" svg:y="9.0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956cm" svg:y="9.1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2.704cm" svg:y="9.11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3.355cm" svg:y="9.01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647cm" svg:y="9.0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4.078cm" svg:y="7.94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7" draw:layer="layout" svg:width="0.205cm" svg:height="1.856cm" svg:x="14.633cm" svg:y="7.946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446cm" svg:y="8.5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5.837cm" svg:y="8.58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18§display§\left[\ \text {Here } f(t) = \frac{1}{1 + t^2} §svg§600§FALSE§</svg:desc>
          <draw:polygon draw:style-name="gr2" draw:text-style-name="P6" draw:layer="layout" svg:width="5.596cm" svg:height="1.455cm" svg:x="16.337cm" svg:y="8.252cm" svg:viewBox="0 0 5597 1456" draw:points="2799,1456 0,1456 0,0 5597,0 5597,1456">
            <text:p/>
          </draw:polygon>
          <draw:polygon draw:style-name="gr3" draw:text-style-name="P7" draw:layer="layout" svg:width="0.167cm" svg:height="1.518cm" svg:x="16.464cm" svg:y="8.22cm" svg:viewBox="0 0 168 1519" draw:points="0,1519 168,1519 168,1484 35,1484 35,35 168,35 168,0 0,0">
            <text:p/>
          </draw:polygon>
          <draw:path draw:style-name="gr3" draw:text-style-name="P7" draw:layer="layout" svg:width="0.432cm" svg:height="0.432cm" svg:x="16.871cm" svg:y="8.705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42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23cm" svg:y="8.858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871cm" svg:y="8.85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379cm" svg:y="8.69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8.786cm" svg:y="8.66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195cm" svg:height="0.404cm" svg:x="18.984cm" svg:y="8.741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3cm" svg:x="19.234cm" svg:y="8.66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655cm" svg:y="8.905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9cm" svg:height="0.422cm" svg:x="21.062cm" svg:y="8.288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1.602cm" svg:height="0.026cm" svg:x="20.363cm" svg:y="8.966cm" svg:viewBox="0 0 1603 27" draw:points="802,27 0,27 0,0 1603,0 1603,27">
            <text:p/>
          </draw:polygon>
          <draw:path draw:style-name="gr3" draw:text-style-name="P7" draw:layer="layout" svg:width="0.209cm" svg:height="0.422cm" svg:x="20.419cm" svg:y="9.15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421cm" svg:height="0.422cm" svg:x="20.856cm" svg:y="9.202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195cm" svg:height="0.404cm" svg:x="21.468cm" svg:y="9.175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96cm" svg:height="0.294cm" svg:x="21.71cm" svg:y="9.094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934cm" svg:y="11.85cm" svg:viewBox="0 0 10355 1076" draw:points="5178,1076 0,1076 0,0 10355,0 10355,1076">
            <text:p/>
          </draw:polygon>
          <draw:path draw:style-name="gr3" draw:text-style-name="P7" draw:layer="layout" svg:width="0.264cm" svg:height="0.589cm" svg:x="16.937cm" svg:y="12.093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37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657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8.03cm" svg:y="12.071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375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781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983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363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749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3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746cm" svg:y="12.037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964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166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545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98cm" svg:y="12.071cm" svg:viewBox="0 0 88 634" draw:points="88,0 0,0 0,26 62,26 62,609 0,609 0,634 88,634">
            <text:p/>
          </draw:polygon>
          <draw:path draw:style-name="gr3" draw:text-style-name="P7" draw:layer="layout" svg:width="0.301cm" svg:height="0.447cm" svg:x="22.377cm" svg:y="12.106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7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254cm" svg:y="12.31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915cm" svg:y="12.266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203cm" svg:y="12.089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554cm" svg:y="12.479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708cm" svg:y="12.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116cm" svg:y="12.0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318cm" svg:y="12.266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696cm" svg:y="12.0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6.082cm" svg:y="12.1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06cm" svg:y="12.26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177cm" svg:y="11.818cm" svg:viewBox="0 0 145 1139" draw:points="115,1110 0,1110 0,1139 145,1139 145,0 0,0 0,30 115,30">
            <text:p/>
          </draw:polygon>
        </draw:g>
        <draw:g>
          <svg:title>TexMaths</svg:title>
          <svg:desc>18§display§\ f'(t) = -  \frac{1}{ \left( 1 + t^2 \right)^2 } \times§svg§600§FALSE§</svg:desc>
          <draw:polygon draw:style-name="gr2" draw:text-style-name="P6" draw:layer="layout" svg:width="5.477cm" svg:height="1.479cm" svg:x="16.637cm" svg:y="10.053cm" svg:viewBox="0 0 5478 1480" draw:points="2739,1480 0,1480 0,0 5478,0 5478,1480">
            <text:p/>
          </draw:polygon>
          <draw:path draw:style-name="gr3" draw:text-style-name="P7" draw:layer="layout" svg:width="0.316cm" svg:height="0.577cm" svg:x="16.638cm" svg:y="10.424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3" draw:text-style-name="P7" draw:layer="layout" svg:width="0.111cm" svg:height="0.23cm" svg:x="17.004cm" svg:y="10.361cm" svg:viewBox="0 0 112 231" svg:d="M108 39c4-7 4-12 4-15 0-14-13-24-26-24-17 0-23 14-24 22l-59 193c-2 0-3 5-3 5 0 6 14 11 17 11s5 0 7-8z">
            <text:p/>
          </draw:path>
          <draw:path draw:style-name="gr3" draw:text-style-name="P7" draw:layer="layout" svg:width="0.147cm" svg:height="0.633cm" svg:x="17.223cm" svg:y="10.396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195cm" svg:height="0.404cm" svg:x="17.422cm" svg:y="10.475cm" svg:viewBox="0 0 196 405" svg:d="M117 144h60c12 0 19 0 19-13 0-7-7-7-19-7h-55c22-91 26-102 26-107 0-11-8-17-18-17-2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47cm" svg:height="0.633cm" svg:x="17.671cm" svg:y="10.396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421cm" svg:height="0.149cm" svg:x="18.093cm" svg:y="10.6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18.777cm" svg:y="10.7cm" svg:viewBox="0 0 387 27" svg:d="M366 27c10 0 21 0 21-14 0-13-11-13-21-13h-344c-10 0-22 0-22 13 0 14 12 14 22 14z">
            <text:p/>
          </draw:path>
          <draw:path draw:style-name="gr3" draw:text-style-name="P7" draw:layer="layout" svg:width="0.209cm" svg:height="0.423cm" svg:x="20.38cm" svg:y="10.021cm" svg:viewBox="0 0 210 424" svg:d="M131 16c0-15 0-16-16-16-39 40-95 40-115 40v21c13 0 50 0 84-18v330c0 23-2 30-60 30h-20v21c22-3 78-3 103-3s80 0 103 3v-21h-20c-58 0-59-7-59-30z">
            <text:p/>
          </draw:path>
          <draw:polygon draw:style-name="gr3" draw:text-style-name="P7" draw:layer="layout" svg:width="2.378cm" svg:height="0.026cm" svg:x="19.293cm" svg:y="10.7cm" svg:viewBox="0 0 2379 27" draw:points="1190,27 0,27 0,0 2379,0 2379,27">
            <text:p/>
          </draw:polygon>
          <draw:path draw:style-name="gr3" draw:text-style-name="P7" draw:layer="layout" svg:width="0.147cm" svg:height="0.633cm" svg:x="19.356cm" svg:y="10.93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09cm" svg:height="0.423cm" svg:x="19.595cm" svg:y="10.983cm" svg:viewBox="0 0 210 424" svg:d="M131 16c0-15 0-16-14-16-41 40-97 40-117 40v21c13 0 50 0 84-18v330c0 23-2 30-60 30h-20v21c22-3 78-3 103-3s80 0 103 3v-21h-20c-58 0-59-7-59-30z">
            <text:p/>
          </draw:path>
          <draw:path draw:style-name="gr3" draw:text-style-name="P7" draw:layer="layout" svg:width="0.421cm" svg:height="0.423cm" svg:x="20.031cm" svg:y="11.03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0.643cm" svg:y="11.009cm" svg:viewBox="0 0 196 405" svg:d="M117 144h60c12 0 19 0 19-13 0-7-7-7-19-7h-56c23-91 27-102 27-107 0-11-8-17-18-17-3 0-21 0-26 23l-25 101h-60c-13 0-19 0-19 11 0 9 6 9 17 9h56c-46 180-47 190-47 202 0 34 24 59 58 59 66 0 102-94 102-98 0-6-6-6-9-6-4 0-6 2-9 9-27 66-61 80-83 80-13 0-19-8-19-28 0-16 0-21 3-31z">
            <text:p/>
          </draw:path>
          <draw:path draw:style-name="gr3" draw:text-style-name="P7" draw:layer="layout" svg:width="0.196cm" svg:height="0.294cm" svg:x="20.885cm" svg:y="10.92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1.176cm" svg:y="10.93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1.415cm" svg:y="10.79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6cm" svg:height="0.306cm" svg:x="21.84cm" svg:y="10.56cm" svg:viewBox="0 0 307 307" svg:d="M154 135l-127-126c-8-8-10-9-14-9-7 0-13 6-13 13 0 4 1 6 9 13l126 127-126 128c-8 7-9 9-9 13 0 7 6 13 13 13 4 0 6-2 14-9l126-127 132 132c2 1 6 4 9 4 8 0 13-6 13-13 0-2 0-4-2-7-1-2-102-101-134-134l117-116c3-4 13-13 16-15 0-2 3-5 3-9 0-7-5-13-13-13-5 0-7 3-15 10z">
            <text:p/>
          </draw:path>
        </draw:g>
        <draw:g>
          <svg:title>TexMaths</svg:title>
          <svg:desc>18§display§(2t) = §svg§600§FALSE§</svg:desc>
          <draw:polygon draw:style-name="gr2" draw:text-style-name="P6" draw:layer="layout" svg:width="1.605cm" svg:height="0.57cm" svg:x="22.439cm" svg:y="10.352cm" svg:viewBox="0 0 1606 571" draw:points="803,571 0,571 0,0 1606,0 1606,571">
            <text:p/>
          </draw:polygon>
          <draw:path draw:style-name="gr3" draw:text-style-name="P7" draw:layer="layout" svg:width="0.147cm" svg:height="0.633cm" svg:x="22.469cm" svg:y="10.32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52cm" svg:height="0.423cm" svg:x="22.685cm" svg:y="10.373cm" svg:viewBox="0 0 253 424" svg:d="M49 375l68-67c99-88 136-121 136-184 0-74-56-124-134-124-72 0-119 59-119 115 0 35 32 35 33 35 12 0 33-7 33-33 0-16-11-33-33-33-6 0-6 0-9 1 15-42 49-65 87-65 57 0 85 51 85 104 0 50-32 101-66 140l-123 135c-7 7-7 9-7 25h236l17-111h-16c-2 18-7 47-12 56-6 6-48 6-61 6z">
            <text:p/>
          </draw:path>
          <draw:path draw:style-name="gr3" draw:text-style-name="P7" draw:layer="layout" svg:width="0.195cm" svg:height="0.404cm" svg:x="22.985cm" svg:y="10.398cm" svg:viewBox="0 0 196 405" svg:d="M117 144h60c12 0 19 0 19-13 0-7-7-7-19-7h-55c22-91 26-102 26-107 0-11-8-17-18-17-2 0-21 0-26 23l-25 101h-60c-13 0-19 0-19 11 0 9 6 9 17 9h56c-46 180-47 190-47 202 0 34 24 59 57 59 67 0 103-94 103-98 0-6-6-6-9-6-6 0-6 2-9 9-27 66-61 80-83 80-13 0-19-8-19-28 0-16 0-21 3-31z">
            <text:p/>
          </draw:path>
          <draw:path draw:style-name="gr3" draw:text-style-name="P7" draw:layer="layout" svg:width="0.147cm" svg:height="0.633cm" svg:x="23.234cm" svg:y="10.32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149cm" svg:x="23.655cm" svg:y="10.562cm" svg:viewBox="0 0 422 150" svg:d="M400 26c10 0 22 0 22-13s-12-13-20-13h-380c-10 0-22 0-22 13s12 13 22 13zM402 150c8 0 20 0 20-13s-12-13-22-13h-378c-10 0-22 0-22 13s12 13 22 13z">
            <text:p/>
          </draw:path>
        </draw:g>
        <draw:g>
          <svg:title>TexMaths</svg:title>
          <svg:desc>18§display§- \frac{2t}{ ( 1 + t^2 )^2 }§svg§600§FALSE§</svg:desc>
          <draw:polygon draw:style-name="gr2" draw:text-style-name="P6" draw:layer="layout" svg:width="2.881cm" svg:height="1.38cm" svg:x="24.239cm" svg:y="9.953cm" svg:viewBox="0 0 2882 1381" draw:points="1441,1381 0,1381 0,0 2882,0 2882,1381">
            <text:p/>
          </draw:polygon>
          <draw:path draw:style-name="gr3" draw:text-style-name="P7" draw:layer="layout" svg:width="0.386cm" svg:height="0.026cm" svg:x="24.259cm" svg:y="10.6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5.723cm" svg:y="9.921cm" svg:viewBox="0 0 253 424" svg:d="M49 375l68-67c99-88 136-121 136-184 0-74-56-124-134-124-71 0-119 59-119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195cm" svg:height="0.404cm" svg:x="26.023cm" svg:y="9.947cm" svg:viewBox="0 0 196 405" svg:d="M117 144h60c12 0 19 0 19-13 0-7-7-7-19-7h-55c22-91 26-102 26-107 0-11-8-17-18-17-2 0-21 0-26 23l-25 101h-60c-13 0-19 0-19 11 0 9 6 9 17 9h56c-46 180-47 190-47 202 0 34 24 59 58 59 66 0 102-94 102-98 0-6-6-6-9-6-4 0-6 2-9 9-27 66-61 81-83 81-13 0-19-9-19-29 0-16 0-20 3-31z">
            <text:p/>
          </draw:path>
          <draw:polygon draw:style-name="gr3" draw:text-style-name="P7" draw:layer="layout" svg:width="2.377cm" svg:height="0.026cm" svg:x="24.775cm" svg:y="10.6cm" svg:viewBox="0 0 2378 27" draw:points="1189,27 0,27 0,0 2378,0 2378,27">
            <text:p/>
          </draw:polygon>
          <draw:path draw:style-name="gr3" draw:text-style-name="P7" draw:layer="layout" svg:width="0.147cm" svg:height="0.633cm" svg:x="24.838cm" svg:y="10.731cm" svg:viewBox="0 0 148 634" svg:d="M148 628c0-1 0-3-11-14-79-79-100-199-100-297 0-109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09cm" svg:height="0.423cm" svg:x="25.077cm" svg:y="10.784cm" svg:viewBox="0 0 210 424" svg:d="M131 16c0-15 0-16-14-16-41 40-97 40-117 40v21c13 0 50 0 84-18v330c0 23-2 31-60 31h-20v20c22-3 78-3 103-3s80 0 103 3v-20h-20c-58 0-59-8-59-31z">
            <text:p/>
          </draw:path>
          <draw:path draw:style-name="gr3" draw:text-style-name="P7" draw:layer="layout" svg:width="0.421cm" svg:height="0.423cm" svg:x="25.513cm" svg:y="10.8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195cm" svg:height="0.404cm" svg:x="26.125cm" svg:y="10.809cm" svg:viewBox="0 0 196 405" svg:d="M117 144h60c12 0 19 0 19-13 0-7-7-7-19-7h-55c22-91 26-102 26-107 0-11-8-17-18-17-3 0-21 0-26 23l-25 101h-60c-13 0-19 0-19 11 0 9 6 9 17 9h56c-46 180-47 190-47 202 0 34 24 59 58 59 66 0 102-94 102-98 0-6-6-6-9-6-4 0-6 2-9 9-27 66-61 81-83 81-13 0-19-9-19-29 0-16 0-20 3-31z">
            <text:p/>
          </draw:path>
          <draw:path draw:style-name="gr3" draw:text-style-name="P7" draw:layer="layout" svg:width="0.196cm" svg:height="0.294cm" svg:x="26.36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147cm" svg:height="0.633cm" svg:x="26.659cm" svg:y="10.731cm" svg:viewBox="0 0 148 634" svg:d="M148 317c0-49-7-125-41-197-39-78-94-120-101-120-3 0-6 3-6 6s0 4 12 16c63 62 99 162 99 295 0 108-23 221-102 300-9 8-9 10-9 11 0 5 3 6 6 6 7 0 65-43 102-124 33-69 40-140 40-193z">
            <text:p/>
          </draw:path>
          <draw:path draw:style-name="gr3" draw:text-style-name="P7" draw:layer="layout" svg:width="0.196cm" svg:height="0.294cm" svg:x="26.897cm" svg:y="10.72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22§display§= e^t  \left[ \frac{ 1 }{ 1 + t^2 } \right]\ + \ c§svg§600§FALSE§</svg:desc>
          <draw:polygon draw:style-name="gr2" draw:text-style-name="P6" draw:layer="layout" svg:width="6.253cm" svg:height="1.779cm" svg:x="3.853cm" svg:y="10.587cm" svg:viewBox="0 0 6254 1780" draw:points="3128,1780 0,1780 0,0 6254,0 6254,1780">
            <text:p/>
          </draw:polygon>
          <draw:path draw:style-name="gr3" draw:text-style-name="P7" draw:layer="layout" svg:width="0.515cm" svg:height="0.182cm" svg:x="3.858cm" svg:y="1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4.666cm" svg:y="11.32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184cm" svg:height="0.344cm" svg:x="5.013cm" svg:y="11.01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olygon draw:style-name="gr3" draw:text-style-name="P7" draw:layer="layout" svg:width="0.205cm" svg:height="1.856cm" svg:x="5.585cm" svg:y="10.54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747cm" svg:y="1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5.893cm" svg:y="11.46cm" svg:viewBox="0 0 1959 33" draw:points="980,33 0,33 0,0 1959,0 1959,33">
            <text:p/>
          </draw:polygon>
          <draw:path draw:style-name="gr3" draw:text-style-name="P7" draw:layer="layout" svg:width="0.256cm" svg:height="0.516cm" svg:x="5.962cm" svg:y="11.6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495cm" svg:y="11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241cm" svg:y="11.7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7.537cm" svg:y="11.6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7.954cm" svg:y="10.548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8.823cm" svg:y="1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9.844cm" svg:y="11.32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= \frac{ x }{ 1 + ( \log x)^2 } \ + \ c§svg§600§FALSE§</svg:desc>
          <draw:polygon draw:style-name="gr2" draw:text-style-name="P6" draw:layer="layout" svg:width="6.567cm" svg:height="1.51cm" svg:x="3.854cm" svg:y="12.788cm" svg:viewBox="0 0 6568 1511" draw:points="3284,1511 0,1511 0,0 6568,0 6568,1511">
            <text:p/>
          </draw:polygon>
          <draw:path draw:style-name="gr3" draw:text-style-name="P7" draw:layer="layout" svg:width="0.515cm" svg:height="0.182cm" svg:x="3.859cm" svg:y="13.3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45cm" svg:y="12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9 102-104 102-30 0-42-24-42-51 0-17 5-33 14-68z">
            <text:p/>
          </draw:path>
          <draw:polygon draw:style-name="gr3" draw:text-style-name="P7" draw:layer="layout" svg:width="3.85cm" svg:height="0.032cm" svg:x="4.723cm" svg:y="13.405cm" svg:viewBox="0 0 3851 33" draw:points="1925,33 0,33 0,0 3851,0 3851,33">
            <text:p/>
          </draw:polygon>
          <draw:path draw:style-name="gr3" draw:text-style-name="P7" draw:layer="layout" svg:width="0.256cm" svg:height="0.516cm" svg:x="4.794cm" svg:y="13.628cm" svg:viewBox="0 0 257 517" svg:d="M160 19c0-17 0-19-17-19-50 49-118 49-143 49v25c16 0 62 0 102-21v402c0 29-2 37-72 37h-25v25c27-3 95-3 125-3 32 0 99 0 127 3v-25h-25c-70 0-72-8-72-37z">
            <text:p/>
          </draw:path>
          <draw:path draw:style-name="gr3" draw:text-style-name="P7" draw:layer="layout" svg:width="0.515cm" svg:height="0.516cm" svg:x="5.325cm" svg:y="13.6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6.133cm" svg:y="13.5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6.381cm" svg:y="13.607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6.593cm" svg:y="13.79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6.98cm" svg:y="13.79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7.506cm" svg:y="13.8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7.971cm" svg:y="13.5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261cm" svg:y="13.561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139cm" svg:y="13.1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0.158cm" svg:y="13.271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249cm" svg:y="13.246cm" svg:viewBox="0 0 198 494" draw:points="100,494 0,494 0,0 198,0 198,494">
            <text:p/>
          </draw:polygon>
          <draw:path draw:style-name="gr3" draw:text-style-name="P7" draw:layer="layout" svg:width="0.258cm" svg:height="0.577cm" svg:x="3.23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943cm" svg:y="1.553cm" svg:viewBox="0 0 1319 656" draw:points="659,656 0,656 0,0 1319,0 1319,656">
            <text:p/>
          </draw:polygon>
          <draw:path draw:style-name="gr3" draw:text-style-name="P7" draw:layer="layout" svg:width="0.464cm" svg:height="0.577cm" svg:x="3.928cm" svg:y="1.5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52cm" svg:y="1.7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9cm" svg:y="1.5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03cm" svg:y="1.9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49cm" svg:y="1.553cm" svg:viewBox="0 0 198 494" draw:points="100,494 0,494 0,0 198,0 198,494">
            <text:p/>
          </draw:polygon>
          <draw:path draw:style-name="gr3" draw:text-style-name="P7" draw:layer="layout" svg:width="0.258cm" svg:height="0.577cm" svg:x="5.73cm" svg:y="1.5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2.129cm" svg:y="1.458cm" svg:viewBox="0 0 1333 761" draw:points="666,761 0,761 0,0 1333,0 1333,761">
            <text:p/>
          </draw:polygon>
          <draw:path draw:style-name="gr3" draw:text-style-name="P7" draw:layer="layout" svg:width="0.197cm" svg:height="0.844cm" svg:x="2.169cm" svg:y="1.41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49cm" svg:y="1.4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878cm" svg:y="1.4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306cm" svg:y="1.4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e^{\sin^{-1}x} \left[  \frac{ x + \sqrt{ 1 - x^2}}{\sqrt{ 1 - x^2}} \right] dx§svg§600§FALSE§</svg:desc>
          <draw:polygon draw:style-name="gr2" draw:text-style-name="P6" draw:layer="layout" svg:width="10.287cm" svg:height="2.241cm" svg:x="6.441cm" svg:y="0.667cm" svg:viewBox="0 0 10288 2242" draw:points="5143,2242 0,2242 0,0 10288,0 10288,2242">
            <text:p/>
          </draw:polygon>
          <draw:path draw:style-name="gr3" draw:text-style-name="P7" draw:layer="layout" svg:width="0.515cm" svg:height="0.182cm" svg:x="6.446cm" svg:y="1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261cm" svg:y="0.929cm" svg:viewBox="0 0 688 1719" svg:d="M37 1684c25 0 39-18 39-37 0-26-20-39-37-39-20 0-39 13-39 39 0 41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98cm" svg:height="0.351cm" svg:x="8.155cm" svg:y="1.64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506cm" svg:y="1.42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7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6cm" svg:y="1.297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3cm" svg:y="1.423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5cm" svg:y="1.321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7cm" svg:y="1.172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1.423cm" svg:viewBox="0 0 292 246" svg:d="M109 183c-5 18-23 48-51 48-2 0-18 0-30-8 23-7 25-26 25-29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23cm" svg:height="2.32cm" svg:x="10.799cm" svg:y="0.628cm" svg:viewBox="0 0 231 2321" draw:points="0,2321 231,2321 231,2272 48,2272 48,48 231,48 231,0 0,0">
            <text:p/>
          </draw:polygon>
          <draw:path draw:style-name="gr3" draw:text-style-name="P7" draw:layer="layout" svg:width="0.386cm" svg:height="0.351cm" svg:x="11.153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88cm" svg:y="1.0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5cm" svg:height="0.773cm" svg:x="12.573cm" svg:y="0.783cm" svg:viewBox="0 0 606 774" svg:d="M245 693l-136-301c-5-12-10-12-12-12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3.163cm" svg:y="0.783cm" svg:viewBox="0 0 2123 33" draw:points="1061,33 0,33 0,0 2123,0 2123,33">
            <text:p/>
          </draw:polygon>
          <draw:path draw:style-name="gr3" draw:text-style-name="P7" draw:layer="layout" svg:width="0.256cm" svg:height="0.516cm" svg:x="13.232cm" svg:y="0.9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784cm" svg:y="1.2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517cm" svg:y="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971cm" svg:y="0.87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153cm" svg:height="0.032cm" svg:x="11.13cm" svg:y="1.772cm" svg:viewBox="0 0 4154 33" draw:points="2077,33 0,33 0,0 4154,0 4154,33">
            <text:p/>
          </draw:polygon>
          <draw:path draw:style-name="gr3" draw:text-style-name="P7" draw:layer="layout" svg:width="0.605cm" svg:height="0.773cm" svg:x="11.88cm" svg:y="1.927cm" svg:viewBox="0 0 606 774" svg:d="M245 693l-136-301c-5-12-10-12-12-12 0 0-5 0-13 5l-73 57c-11 7-11 10-11 12 0 4 2 9 7 9s19-11 26-18c6-3 18-12 27-17l151 334c6 12 11 12 18 12 10 0 12-3 19-14l352-728c6-13 6-14 6-16 0-9-8-16-16-16-7 0-13 4-18 16z">
            <text:p/>
          </draw:path>
          <draw:polygon draw:style-name="gr3" draw:text-style-name="P7" draw:layer="layout" svg:width="2.122cm" svg:height="0.032cm" svg:x="12.468cm" svg:y="1.927cm" svg:viewBox="0 0 2123 33" draw:points="1061,33 0,33 0,0 2123,0 2123,33">
            <text:p/>
          </draw:polygon>
          <draw:path draw:style-name="gr3" draw:text-style-name="P7" draw:layer="layout" svg:width="0.256cm" svg:height="0.516cm" svg:x="12.538cm" svg:y="2.0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091cm" svg:y="2.39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23cm" svg:y="2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7cm" svg:y="2.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3cm" svg:height="2.32cm" svg:x="15.384cm" svg:y="0.628cm" svg:viewBox="0 0 231 2321" draw:points="183,2272 0,2272 0,2321 231,2321 231,0 0,0 0,48 183,48">
            <text:p/>
          </draw:polygon>
          <draw:path draw:style-name="gr3" draw:text-style-name="P7" draw:layer="layout" svg:width="0.369cm" svg:height="0.546cm" svg:x="15.986cm" svg:y="1.44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6.381cm" svg:y="1.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int e^{\sin^{-1}x} \left[ x + \sqrt{ 1 - x^2 \right] \frac{1}{\sqrt{ 1 - x^2}} dx§svg§600§FALSE§</svg:desc>
          <draw:polygon draw:style-name="gr2" draw:text-style-name="P6" draw:layer="layout" svg:width="13.006cm" svg:height="1.695cm" svg:x="6.441cm" svg:y="3.269cm" svg:viewBox="0 0 13007 1696" draw:points="6505,1696 0,1696 0,0 13007,0 13007,1696">
            <text:p/>
          </draw:polygon>
          <draw:path draw:style-name="gr3" draw:text-style-name="P7" draw:layer="layout" svg:width="0.515cm" svg:height="0.182cm" svg:x="6.446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61cm" svg:y="3.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155cm" svg:y="3.941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196cm" svg:height="0.247cm" svg:x="8.505cm" svg:y="3.721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755cm" svg:y="3.598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929cm" svg:y="3.725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6cm" svg:height="0.022cm" svg:x="9.304cm" svg:y="3.623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716cm" svg:y="3.4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7" draw:layer="layout" svg:width="0.291cm" svg:height="0.245cm" svg:x="10.095cm" svg:y="3.725cm" svg:viewBox="0 0 292 246" svg:d="M109 183c-5 18-23 48-51 48-2 0-18 0-30-7 23-7 25-27 25-30 0-13-9-21-21-21-16 0-32 14-32 33 0 28 30 40 58 40 25 0 46-15 60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177cm" svg:height="1.392cm" svg:x="10.762cm" svg:y="3.394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0.974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1.608cm" svg:y="3.8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423cm" svg:y="3.49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121cm" svg:height="0.032cm" svg:x="13.111cm" svg:y="3.492cm" svg:viewBox="0 0 2122 33" draw:points="1061,33 0,33 0,0 2122,0 2122,33">
            <text:p/>
          </draw:polygon>
          <draw:path draw:style-name="gr3" draw:text-style-name="P7" draw:layer="layout" svg:width="0.256cm" svg:height="0.517cm" svg:x="13.18cm" svg:y="3.7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734cm" svg:y="4.07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466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4.918cm" svg:y="3.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5.246cm" svg:y="3.394cm" svg:viewBox="0 0 178 1393" draw:points="141,1357 0,1357 0,1393 178,1393 178,0 0,0 0,37 141,37">
            <text:p/>
          </draw:polygon>
          <draw:path draw:style-name="gr3" draw:text-style-name="P7" draw:layer="layout" svg:width="0.256cm" svg:height="0.517cm" svg:x="17.076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15.818cm" svg:y="4.073cm" svg:viewBox="0 0 2767 33" draw:points="1383,33 0,33 0,0 2767,0 2767,33">
            <text:p/>
          </draw:polygon>
          <draw:path draw:style-name="gr3" draw:text-style-name="P7" draw:layer="layout" svg:width="0.604cm" svg:height="0.774cm" svg:x="15.874cm" svg:y="4.228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7" draw:layer="layout" svg:width="2.121cm" svg:height="0.032cm" svg:x="16.462cm" svg:y="4.228cm" svg:viewBox="0 0 2122 33" draw:points="1061,33 0,33 0,0 2122,0 2122,33">
            <text:p/>
          </draw:polygon>
          <draw:path draw:style-name="gr3" draw:text-style-name="P7" draw:layer="layout" svg:width="0.256cm" svg:height="0.517cm" svg:x="16.532cm" svg:y="4.3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85cm" svg:y="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817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8.271cm" svg:y="4.3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8.707cm" svg:y="3.74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9.1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>
          <svg:title>TexMaths</svg:title>
          <svg:desc>20§display§\left[\ \text {Put, } \sin^{-1} x = t,  \therefore \ x = \sin t§svg§600§FALSE§</svg:desc>
          <draw:polygon draw:style-name="gr2" draw:text-style-name="P6" draw:layer="layout" svg:width="9.236cm" svg:height="0.797cm" svg:x="16.729cm" svg:y="5.451cm" svg:viewBox="0 0 9237 798" draw:points="4618,798 0,798 0,0 9237,0 9237,798">
            <text:p/>
          </draw:polygon>
          <draw:polygon draw:style-name="gr3" draw:text-style-name="P7" draw:layer="layout" svg:width="0.135cm" svg:height="0.843cm" svg:x="16.836cm" svg:y="5.442cm" svg:viewBox="0 0 136 844" draw:points="0,844 136,844 136,816 29,816 29,29 136,29 136,0 0,0">
            <text:p/>
          </draw:polygon>
          <draw:path draw:style-name="gr3" draw:text-style-name="P7" draw:layer="layout" svg:width="0.415cm" svg:height="0.48cm" svg:x="17.246cm" svg:y="5.558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723cm" svg:y="5.72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8.103cm" svg:y="5.606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082cm" svg:height="0.21cm" svg:x="18.423cm" svg:y="5.96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18.934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211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404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19.827cm" svg:y="5.60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267cm" svg:y="5.41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51cm" svg:height="0.319cm" svg:x="20.665cm" svg:y="5.72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2-50 75-55 8 28 33 55 75 55 74 0 114-91 114-109 0-6-7-6-8-6-7 0-8 1-10 6-24 77-72 93-94 93-28 0-39-23-39-47 0-16 5-30 13-62z">
            <text:p/>
          </draw:path>
          <draw:path draw:style-name="gr3" draw:text-style-name="P7" draw:layer="layout" svg:width="0.468cm" svg:height="0.165cm" svg:x="21.281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999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2.299cm" svg:y="5.96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571cm" svg:y="5.712cm" svg:viewBox="0 0 427 381" svg:d="M251 37c0-19-17-37-37-37s-38 18-38 37c0 21 18 38 38 38s37-16 37-38zM427 342c0-19-16-37-37-37-20 0-36 18-36 37 0 21 16 39 36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3.468cm" svg:y="5.7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165cm" svg:x="24.084cm" svg:y="5.7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24.811cm" svg:y="5.723cm" svg:viewBox="0 0 232 325" svg:d="M123 179c16 3 74 15 74 66 0 35-24 64-80 64-59 0-85-40-98-101-1-8-3-11-9-11-10 0-10 5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5.087cm" svg:y="5.568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5.283cm" svg:y="5.72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7cm" svg:height="0.448cm" svg:x="25.783cm" svg:y="5.59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>
          <svg:title>TexMaths</svg:title>
          <svg:desc>20§display§\text {Diff } w.\ r.\ t.\ x.§svg§600§FALSE§</svg:desc>
          <draw:polygon draw:style-name="gr2" draw:text-style-name="P6" draw:layer="layout" svg:width="4.205cm" svg:height="0.433cm" svg:x="17.342cm" svg:y="6.85cm" svg:viewBox="0 0 4206 434" draw:points="2104,434 0,434 0,0 4206,0 4206,434">
            <text:p/>
          </draw:polygon>
          <draw:path draw:style-name="gr3" draw:text-style-name="P7" draw:layer="layout" svg:width="0.473cm" svg:height="0.481cm" svg:x="17.331cm" svg:y="6.831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17.867cm" svg:y="6.841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18.057cm" svg:y="6.815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18.704cm" svg:y="7.001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19.265cm" svg:y="7.236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19.656cm" svg:y="7.001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19.993cm" svg:y="7.236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0.379cm" svg:y="6.871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0.676cm" svg:y="7.236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1.065cm" svg:y="7.00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1.508cm" svg:y="7.236cm" svg:viewBox="0 0 77 77" svg:d="M77 38c0-20-18-38-39-38-20 0-38 18-38 38 0 21 18 39 38 39 21 0 39-18 39-39z">
            <text:p/>
          </draw:path>
        </draw:g>
        <draw:g>
          <svg:title>TexMaths</svg:title>
          <svg:desc>20§display§\left   \frac{1}{\sqrt{1 - x^2}} dx =  dt \ \right]§svg§600§FALSE§</svg:desc>
          <draw:polygon draw:style-name="gr2" draw:text-style-name="P6" draw:layer="layout" svg:width="5.281cm" svg:height="1.617cm" svg:x="22.066cm" svg:y="6.351cm" svg:viewBox="0 0 5282 1618" draw:points="2642,1618 0,1618 0,0 5282,0 5282,1618">
            <text:p/>
          </draw:polygon>
          <draw:path draw:style-name="gr3" draw:text-style-name="P7" draw:layer="layout" svg:width="0.233cm" svg:height="0.469cm" svg:x="23.175cm" svg:y="6.39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22.031cm" svg:y="7.145cm" svg:viewBox="0 0 2515 30" draw:points="1258,30 0,30 0,0 2515,0 2515,30">
            <text:p/>
          </draw:polygon>
          <draw:path draw:style-name="gr3" draw:text-style-name="P7" draw:layer="layout" svg:width="0.549cm" svg:height="0.703cm" svg:x="22.082cm" svg:y="7.28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22.617cm" svg:y="7.286cm" svg:viewBox="0 0 1930 30" draw:points="965,30 0,30 0,0 1930,0 1930,30">
            <text:p/>
          </draw:polygon>
          <draw:path draw:style-name="gr3" draw:text-style-name="P7" draw:layer="layout" svg:width="0.233cm" svg:height="0.469cm" svg:x="22.679cm" svg:y="7.43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183cm" svg:y="7.71cm" svg:viewBox="0 0 430 30" svg:d="M406 30c13 0 24 0 24-16 0-14-11-14-24-14h-382c-11 0-24 0-24 14 0 16 13 16 24 16z">
            <text:p/>
          </draw:path>
          <draw:path draw:style-name="gr3" draw:text-style-name="P7" draw:layer="layout" svg:width="0.351cm" svg:height="0.319cm" svg:x="23.847cm" svg:y="7.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24.26cm" svg:y="7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4.657cm" svg:y="6.84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5.015cm" svg:y="7.02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5.631cm" svg:y="7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6.363cm" svg:y="6.847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7" draw:layer="layout" svg:width="0.217cm" svg:height="0.449cm" svg:x="26.716cm" svg:y="6.89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olygon draw:style-name="gr3" draw:text-style-name="P7" draw:layer="layout" svg:width="0.186cm" svg:height="1.687cm" svg:x="27.198cm" svg:y="6.316cm" svg:viewBox="0 0 187 1688" draw:points="147,1650 0,1650 0,1688 187,1688 187,0 0,0 0,38 147,38">
            <text:p/>
          </draw:polygon>
        </draw:g>
        <draw:g>
          <svg:title>TexMaths</svg:title>
          <svg:desc>22§display§= \smallint e^t \left[ \sin t + \sqrt{ 1 - \sin^2 t \right] \ dt§svg§600§FALSE§</svg:desc>
          <draw:polygon draw:style-name="gr2" draw:text-style-name="P6" draw:layer="layout" svg:width="9.924cm" svg:height="1.315cm" svg:x="6.442cm" svg:y="5.372cm" svg:viewBox="0 0 9925 1316" draw:points="4962,1316 0,1316 0,0 9925,0 9925,1316">
            <text:p/>
          </draw:polygon>
          <draw:path draw:style-name="gr3" draw:text-style-name="P7" draw:layer="layout" svg:width="0.515cm" svg:height="0.182cm" svg:x="6.447cm" svg:y="5.9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2cm" svg:y="5.669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2cm" svg:y="5.881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39cm" svg:y="5.56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3cm" svg:y="5.333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8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4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7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8cm" svg:y="5.738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5cm" svg:y="5.7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27cm" svg:y="5.3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037cm" svg:height="0.032cm" svg:x="11.958cm" svg:y="5.381cm" svg:viewBox="0 0 3038 33" draw:points="1519,33 0,33 0,0 3038,0 3038,33">
            <text:p/>
          </draw:polygon>
          <draw:path draw:style-name="gr3" draw:text-style-name="P7" draw:layer="layout" svg:width="0.256cm" svg:height="0.517cm" svg:x="12.027cm" svg:y="5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581cm" svg:y="6.01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3.315cm" svg:y="5.87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3.622cm" svg:y="5.70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834cm" svg:y="5.8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4.275cm" svg:y="5.5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4.734cm" svg:y="5.738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5.008cm" svg:y="5.333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5.778cm" svg:y="5.685cm" svg:viewBox="0 0 370 548" svg:d="M370 9c0-2 0-9-11-9-10 0-84 7-99 9-5 0-10 3-10 14 0 10 7 10 19 10 37 0 39 6 39 13l-4 16-45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167cm" svg:y="5.738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 \sin t + \sqrt{ \cos^2 t \right] \ dt§svg§600§FALSE§</svg:desc>
          <draw:polygon draw:style-name="gr2" draw:text-style-name="P6" draw:layer="layout" svg:width="8.549cm" svg:height="1.315cm" svg:x="6.443cm" svg:y="7.074cm" svg:viewBox="0 0 8550 1316" draw:points="4275,1316 0,1316 0,0 8550,0 8550,1316">
            <text:p/>
          </draw:polygon>
          <draw:path draw:style-name="gr3" draw:text-style-name="P7" draw:layer="layout" svg:width="0.515cm" svg:height="0.182cm" svg:x="6.448cm" svg:y="7.6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7.263cm" svg:y="7.371cm" svg:viewBox="0 0 324 722" svg:d="M294 32c-26 1-34 21-34 31 0 20 16 32 32 32s32-10 32-33c0-30-25-62-62-62-65 0-79 85-91 144-21 117-37 215-50 351-3 40-8 84-14 121-7 58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298cm" svg:height="0.351cm" svg:x="7.793cm" svg:y="7.583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7" draw:layer="layout" svg:width="0.184cm" svg:height="0.344cm" svg:x="8.14cm" svg:y="7.267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olygon draw:style-name="gr3" draw:text-style-name="P7" draw:layer="layout" svg:width="0.177cm" svg:height="1.392cm" svg:x="8.694cm" svg:y="7.035cm" svg:viewBox="0 0 178 1393" draw:points="0,1393 178,1393 178,1358 37,1358 37,37 178,37 178,0 0,0">
            <text:p/>
          </draw:polygon>
          <draw:path draw:style-name="gr3" draw:text-style-name="P7" draw:layer="layout" svg:width="0.254cm" svg:height="0.356cm" svg:x="8.909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215cm" svg:y="7.4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28cm" svg:y="7.5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979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456cm" svg:y="7.4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04cm" svg:height="0.774cm" svg:x="11.243cm" svg:y="7.179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1.791cm" svg:height="0.032cm" svg:x="11.83cm" svg:y="7.179cm" svg:viewBox="0 0 1792 33" draw:points="896,33 0,33 0,0 1792,0 1792,33">
            <text:p/>
          </draw:polygon>
          <draw:path draw:style-name="gr3" draw:text-style-name="P7" draw:layer="layout" svg:width="0.295cm" svg:height="0.356cm" svg:x="11.857cm" svg:y="7.577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12.197cm" svg:y="7.577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12.586cm" svg:y="7.57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901cm" svg:y="7.34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13.36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0.177cm" svg:height="1.392cm" svg:x="13.635cm" svg:y="7.035cm" svg:viewBox="0 0 178 1393" draw:points="141,1358 0,1358 0,1393 178,1393 178,0 0,0 0,37 141,37">
            <text:p/>
          </draw:polygon>
          <draw:path draw:style-name="gr3" draw:text-style-name="P7" draw:layer="layout" svg:width="0.369cm" svg:height="0.547cm" svg:x="14.404cm" svg:y="7.38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4.793cm" svg:y="7.4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e^t \left[\  \sin t + \cos t \ \right] \ dt§svg§600§FALSE§</svg:desc>
          <draw:polygon draw:style-name="gr2" draw:text-style-name="P6" draw:layer="layout" svg:width="7.772cm" svg:height="0.773cm" svg:x="6.444cm" svg:y="8.877cm" svg:viewBox="0 0 7773 774" draw:points="3886,774 0,774 0,0 7773,0 7773,774">
            <text:p/>
          </draw:polygon>
          <draw:path draw:style-name="gr3" draw:text-style-name="P7" draw:layer="layout" svg:width="0.515cm" svg:height="0.182cm" svg:x="6.449cm" svg:y="9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7.264cm" svg:y="8.942cm" svg:viewBox="0 0 324 721" svg:d="M294 32c-27 1-34 21-34 31 0 20 16 32 32 32s32-11 32-33c0-30-25-62-62-62-65 0-79 84-91 144-21 116-37 215-50 350-3 41-8 84-14 121-7 58-19 90-47 90-12 0-25-9-30-16 26 0 33-19 33-31 0-18-15-30-31-30s-32 8-32 31c0 30 25 62 62 62 65 0 79-83 91-146 21-111 37-209 49-346 4-43 9-87 14-124 8-58 20-87 48-87 14 0 25 7 30 14z">
            <text:p/>
          </draw:path>
          <draw:path draw:style-name="gr3" draw:text-style-name="P7" draw:layer="layout" svg:width="0.298cm" svg:height="0.351cm" svg:x="7.794cm" svg:y="9.153cm" svg:viewBox="0 0 299 352" svg:d="M109 164c23 0 81-2 120-18 54-23 58-69 58-79 0-35-30-67-83-67-86 0-204 76-204 211 0 79 46 141 121 141 113 0 178-83 178-92 0-5-5-10-10-10-4 0-6 1-9 8-62 76-146 76-157 76-60 0-67-65-67-90 0-8 0-33 13-80zM74 146c30-118 109-128 130-128 37 0 56 22 56 49 0 79-123 79-154 79z">
            <text:p/>
          </draw:path>
          <draw:path draw:style-name="gr3" draw:text-style-name="P7" draw:layer="layout" svg:width="0.184cm" svg:height="0.344cm" svg:x="8.141cm" svg:y="8.83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3" draw:text-style-name="P7" draw:layer="layout" svg:width="0.106cm" svg:height="0.773cm" svg:x="8.61cm" svg:y="8.915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9.017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323cm" svg:y="8.9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536cm" svg:y="9.153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38cm" svg:height="0.493cm" svg:x="10.08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ath draw:style-name="gr3" draw:text-style-name="P7" draw:layer="layout" svg:width="0.515cm" svg:height="0.516cm" svg:x="10.564cm" svg:y="9.044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295cm" svg:height="0.356cm" svg:x="11.321cm" svg:y="9.149cm" svg:viewBox="0 0 296 357" svg:d="M65 179c0-126 63-160 104-160 7 0 56 0 84 28-31 4-37 27-37 37 0 20 15 36 36 36s37-15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1.66cm" svg:y="9.149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49cm" svg:y="9.14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38cm" svg:height="0.493cm" svg:x="12.475cm" svg:y="9.012cm" svg:viewBox="0 0 239 494" svg:d="M143 176h73c15 0 23 0 23-16 0-9-8-9-23-9h-66c26-111 31-125 31-130 0-14-10-21-23-21-1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7" draw:layer="layout" svg:width="0.106cm" svg:height="0.773cm" svg:x="13.012cm" svg:y="8.915cm" svg:viewBox="0 0 107 774" draw:points="107,0 0,0 0,32 76,32 76,744 0,744 0,774 107,774">
            <text:p/>
          </draw:polygon>
          <draw:path draw:style-name="gr3" draw:text-style-name="P7" draw:layer="layout" svg:width="0.369cm" svg:height="0.546cm" svg:x="13.628cm" svg:y="8.959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5-14 51-28 96-60 96-21 0-23-19-23-35 0-19 2-25 6-37zM208 445c-4 14-4 16-16 30-34 42-65 54-86 54-41 0-51-42-51-72 0-39 24-135 44-170 22-46 58-74 89-74 50 0 62 63 62 68 0 4-2 9-4 13z">
            <text:p/>
          </draw:path>
          <draw:path draw:style-name="gr3" draw:text-style-name="P7" draw:layer="layout" svg:width="0.238cm" svg:height="0.493cm" svg:x="14.017cm" svg:y="9.012cm" svg:viewBox="0 0 239 494" svg:d="M143 176h73c15 0 23 0 23-16 0-9-8-9-23-9h-68c28-111 33-125 33-130 0-14-10-21-23-21-3 0-24 0-31 28l-30 123h-74c-16 0-23 0-23 14 0 11 7 11 21 11h69c-57 220-58 232-58 246 0 42 30 72 70 72 81 0 125-114 125-119 0-8-7-8-11-8-5 0-7 2-10 11-34 81-76 98-102 98-16 0-23-10-23-35 0-19 0-24 3-37z">
            <text:p/>
          </draw:path>
        </draw:g>
        <draw:g>
          <svg:title>TexMaths</svg:title>
          <svg:desc>22§display§= e^t  \sin t + \ c §svg§600§FALSE§</svg:desc>
          <draw:polygon draw:style-name="gr2" draw:text-style-name="P6" draw:layer="layout" svg:width="4.393cm" svg:height="0.645cm" svg:x="6.446cm" svg:y="10.078cm" svg:viewBox="0 0 4394 646" draw:points="2196,646 0,646 0,0 4394,0 4394,646">
            <text:p/>
          </draw:polygon>
          <draw:path draw:style-name="gr3" draw:text-style-name="P7" draw:layer="layout" svg:width="0.515cm" svg:height="0.182cm" svg:x="6.451cm" svg:y="10.4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59cm" svg:y="10.354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7" draw:layer="layout" svg:width="0.184cm" svg:height="0.344cm" svg:x="7.606cm" svg:y="10.039cm" svg:viewBox="0 0 185 345" svg:d="M111 125h56c11 0 18 0 18-12 0-7-7-7-16-7h-53l21-81c0-2 2-6 2-7 0-11-9-18-19-18-14 0-21 9-27 23-3 14 4-12-19 83h-56c-11 0-18 0-18 12 0 7 7 7 16 7h53l-34 129c-2 14-7 33-7 40 0 32 27 51 58 51 62 0 95-75 95-83 0-7-7-7-9-7-7 0-7 2-10 11-16 33-44 65-74 65-12 0-19-7-19-28 0-5 1-16 3-21z">
            <text:p/>
          </draw:path>
          <draw:path draw:style-name="gr3" draw:text-style-name="P7" draw:layer="layout" svg:width="0.254cm" svg:height="0.357cm" svg:x="8.01cm" svg:y="10.35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8.315cm" svg:y="10.18cm" svg:viewBox="0 0 167 520" svg:d="M113 176l-109 9v25c51 0 58 3 58 42v208c0 35-9 35-62 35v25c25-2 67-2 86-2 27 0 55 0 81 2v-25c-51 0-54-4-54-33zM116 41c0-25-19-41-42-41-25 0-41 21-41 41 0 21 16 42 41 42 23 0 42-18 42-42z">
            <text:p/>
          </draw:path>
          <draw:path draw:style-name="gr3" draw:text-style-name="P7" draw:layer="layout" svg:width="0.39cm" svg:height="0.343cm" svg:x="8.53cm" svg:y="10.35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9.08cm" svg:y="10.213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557cm" svg:y="10.2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0.576cm" svg:y="10.354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e^{\sin^{-1} x} \  x + \ c §svg§600§FALSE§</svg:desc>
          <draw:polygon draw:style-name="gr2" draw:text-style-name="P6" draw:layer="layout" svg:width="5.312cm" svg:height="0.798cm" svg:x="6.447cm" svg:y="11.378cm" svg:viewBox="0 0 5313 799" draw:points="2656,799 0,799 0,0 5313,0 5313,799">
            <text:p/>
          </draw:polygon>
          <draw:path draw:style-name="gr3" draw:text-style-name="P7" draw:layer="layout" svg:width="0.515cm" svg:height="0.182cm" svg:x="6.452cm" svg:y="11.8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8cm" svg:height="0.351cm" svg:x="7.26cm" svg:y="11.8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7.609cm" svg:y="11.5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7.861cm" svg:y="11.4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035cm" svg:y="11.591cm" svg:viewBox="0 0 292 241" svg:d="M252 76c0-48-25-76-83-76-44 0-74 25-88 53h-2v-53l-79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8.408cm" svg:y="11.4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8.82cm" svg:y="11.3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198cm" svg:y="11.591cm" svg:viewBox="0 0 292 246" svg:d="M109 183c-5 18-23 47-51 47-2 0-18 0-30-7 23-7 25-26 25-30 0-12-9-21-21-21-16 0-32 14-32 34 0 28 30 40 58 40 25 0 46-16 60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386cm" svg:height="0.351cm" svg:x="9.843cm" svg:y="11.8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76cm" svg:y="11.6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497cm" svg:y="11.8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= x \ e^{\sin^{-1} x} \ + \ c §svg§600§FALSE§</svg:desc>
          <draw:polygon draw:style-name="gr2" draw:text-style-name="P6" draw:layer="layout" svg:width="5.57cm" svg:height="0.798cm" svg:x="6.45cm" svg:y="12.678cm" svg:viewBox="0 0 5571 799" draw:points="2785,799 0,799 0,0 5571,0 5571,799">
            <text:p/>
          </draw:polygon>
          <draw:path draw:style-name="gr3" draw:text-style-name="P7" draw:layer="layout" svg:width="0.515cm" svg:height="0.182cm" svg:x="6.455cm" svg:y="13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7.249cm" svg:y="13.1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8cm" svg:height="0.351cm" svg:x="7.962cm" svg:y="13.10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196cm" svg:height="0.247cm" svg:x="8.312cm" svg:y="12.889cm" svg:viewBox="0 0 197 248" svg:d="M183 14c0-9 0-14-9-14-1 0-3 0-10 7-2 0-7 5-9 7-18-10-39-14-58-14-78 0-97 40-97 69 0 17 7 31 21 42 21 17 41 21 76 26 26 5 70 13 70 49 0 22-14 48-67 48-52 0-72-35-81-72-1-7-1-9-10-9s-9 4-9 14v67c0 9 0 14 7 14 5 0 16-11 26-23 25 23 55 23 67 23 71 0 97-37 97-76 0-21-9-37-23-51-21-19-45-22-65-26-44-7-79-14-79-44 0-16 14-39 67-39 63 0 65 46 67 62 0 5 7 5 9 5 10 0 10-3 10-14z">
            <text:p/>
          </draw:path>
          <draw:path draw:style-name="gr3" draw:text-style-name="P7" draw:layer="layout" svg:width="0.119cm" svg:height="0.365cm" svg:x="8.562cm" svg:y="12.766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737cm" svg:y="12.891cm" svg:viewBox="0 0 292 241" svg:d="M252 76c0-48-25-76-83-76-44 0-74 25-88 53v-53l-81 5v21c37 0 40 4 40 30v141c0 23-5 23-40 23v21c2 0 39-4 62-4 21 0 58 2 63 4v-21c-35 0-41 0-41-23v-98c0-57 45-83 81-83 37 0 43 30 43 58v123c0 23-6 23-41 23v21c2 0 39-4 62-4 21 0 58 2 63 4v-21c-35 0-40 0-40-23z">
            <text:p/>
          </draw:path>
          <draw:path draw:style-name="gr3" draw:text-style-name="P7" draw:layer="layout" svg:width="0.296cm" svg:height="0.022cm" svg:x="9.112cm" svg:y="12.789cm" svg:viewBox="0 0 297 23" svg:d="M280 23c7 0 17 0 17-11 0-12-10-12-17-12h-264c-5 0-16 0-16 12 0 11 11 11 16 11z">
            <text:p/>
          </draw:path>
          <draw:path draw:style-name="gr3" draw:text-style-name="P7" draw:layer="layout" svg:width="0.159cm" svg:height="0.258cm" svg:x="9.523cm" svg:y="12.639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7" draw:layer="layout" svg:width="0.291cm" svg:height="0.245cm" svg:x="9.902cm" svg:y="12.891cm" svg:viewBox="0 0 292 246" svg:d="M109 183c-5 18-23 47-51 47-2 0-18 0-30-7 23-7 25-26 25-30 0-12-9-21-21-21-16 0-32 14-32 34 0 28 30 40 56 40 27 0 48-16 62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  <draw:path draw:style-name="gr3" draw:text-style-name="P7" draw:layer="layout" svg:width="0.515cm" svg:height="0.516cm" svg:x="10.738cm" svg:y="12.9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57cm" svg:y="13.10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18§display§\left[\ \text {Here } f(t) = \sin t, \ f'(t) =  \cos t§svg§600§FALSE§</svg:desc>
          <draw:polygon draw:style-name="gr2" draw:text-style-name="P6" draw:layer="layout" svg:width="8.644cm" svg:height="0.604cm" svg:x="16.534cm" svg:y="9.15cm" svg:viewBox="0 0 8645 605" draw:points="4323,605 0,605 0,0 8645,0 8645,605">
            <text:p/>
          </draw:polygon>
          <draw:polygon draw:style-name="gr3" draw:text-style-name="P7" draw:layer="layout" svg:width="0.087cm" svg:height="0.632cm" svg:x="16.577cm" svg:y="9.153cm" svg:viewBox="0 0 88 633" draw:points="88,633 88,609 26,609 26,26 88,26 88,0 0,0 0,633">
            <text:p/>
          </draw:polygon>
          <draw:path draw:style-name="gr3" draw:text-style-name="P7" draw:layer="layout" svg:width="0.432cm" svg:height="0.432cm" svg:x="16.91cm" svg:y="9.194cm" svg:viewBox="0 0 433 433" svg:d="M369 49c0-22 1-29 49-29h15v-20c-21 1-69 1-93 1-23 0-72 0-94-1v20h16c49 0 49 7 49 29v150h-189v-150c0-22 2-29 49-29h16v-20c-21 1-69 1-93 1-25 0-72 0-94-1v20h16c49 0 49 7 49 29v335c0 23 0 29-49 29h-16v20c22-1 69-1 94-1 24 0 72 0 93 1v-20h-16c-47 0-49-6-49-29v-167h189v167c0 23 0 29-49 29h-16v20c22-1 69-1 94-1 24 0 72 0 93 1v-20h-15c-48 0-49-6-49-29z">
            <text:p/>
          </draw:path>
          <draw:path draw:style-name="gr3" draw:text-style-name="P7" draw:layer="layout" svg:width="0.245cm" svg:height="0.291cm" svg:x="17.38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14cm" svg:height="0.28cm" svg:x="17.663cm" svg:y="9.34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1cm" svg:x="17.911cm" svg:y="9.34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316cm" svg:height="0.576cm" svg:x="18.418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8.825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19.022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19.273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19.694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20.347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597cm" svg:y="9.203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772cm" svg:y="9.34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95cm" svg:height="0.404cm" svg:x="21.223cm" svg:y="9.23cm" svg:viewBox="0 0 196 405" svg:d="M117 144h60c12 0 19 0 19-13 0-7-7-7-19-7h-55c22-91 26-102 26-107 0-11-8-17-18-17-2 0-21 0-26 23l-25 101h-60c-13 0-19 0-19 11 0 9 6 9 17 9h56c-44 180-47 190-47 202 0 34 24 59 58 59 66 0 102-94 102-98 0-6-6-6-9-6-4 0-6 1-9 9-27 66-61 80-83 80-13 0-19-8-19-29 0-15 0-20 3-30z">
            <text:p/>
          </draw:path>
          <draw:path draw:style-name="gr3" draw:text-style-name="P7" draw:layer="layout" svg:width="0.074cm" svg:height="0.189cm" svg:x="21.492cm" svg:y="9.56cm" svg:viewBox="0 0 75 190" svg:d="M75 66c0-42-16-66-40-66-22 0-35 16-35 33s13 35 35 35c7 0 15-3 21-9 3-1 3-1 4-1 0 0 2 0 2 8 0 48-23 87-45 107-7 7-7 8-7 10 0 6 3 7 7 7 7 0 58-49 58-124z">
            <text:p/>
          </draw:path>
          <draw:path draw:style-name="gr3" draw:text-style-name="P7" draw:layer="layout" svg:width="0.316cm" svg:height="0.576cm" svg:x="21.963cm" svg:y="9.181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11cm" svg:height="0.229cm" svg:x="22.329cm" svg:y="9.118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2cm" svg:x="22.548cm" svg:y="9.153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195cm" svg:height="0.404cm" svg:x="22.745cm" svg:y="9.23cm" svg:viewBox="0 0 196 405" svg:d="M117 144h60c12 0 19 0 19-13 0-7-7-7-19-7h-55c22-91 26-102 26-107 0-11-8-17-18-17-2 0-21 0-26 23l-25 101h-60c-13 0-19 0-19 11 0 9 6 9 17 9h56c-46 180-47 190-47 202 0 34 24 59 58 59 66 0 102-94 102-98 0-6-6-6-9-6-4 0-6 1-9 9-27 66-61 80-83 80-13 0-19-8-19-29 0-15 0-20 3-30z">
            <text:p/>
          </draw:path>
          <draw:path draw:style-name="gr3" draw:text-style-name="P7" draw:layer="layout" svg:width="0.147cm" svg:height="0.632cm" svg:x="22.996cm" svg:y="9.153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421cm" svg:height="0.149cm" svg:x="23.416cm" svg:y="9.3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24.07cm" svg:y="9.343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4.348cm" svg:y="9.343cm" svg:viewBox="0 0 282 292" svg:d="M282 148c0-80-65-148-141-148-79 0-141 69-141 148 0 82 66 144 141 144 76 0 141-63 141-144zM141 276c-27 0-55-14-72-43-16-27-16-66-16-89 0-25 0-59 15-88 17-29 47-42 73-42 27 0 55 13 72 41 16 27 16 64 16 89 0 23 0 58-14 85-13 29-42 47-74 47z">
            <text:p/>
          </draw:path>
          <draw:path draw:style-name="gr3" draw:text-style-name="P7" draw:layer="layout" svg:width="0.208cm" svg:height="0.291cm" svg:x="24.668cm" svg:y="9.34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95cm" svg:height="0.404cm" svg:x="25.016cm" svg:y="9.23cm" svg:viewBox="0 0 196 405" svg:d="M117 144h60c12 0 19 0 19-13 0-7-7-7-19-7h-55c22-91 26-102 26-107 0-11-8-17-18-17-3 0-21 0-26 23l-25 101h-60c-13 0-19 0-19 11 0 9 6 9 17 9h56c-46 180-47 190-47 202 0 34 24 59 58 59 66 0 102-94 102-98 0-6-6-6-9-6-4 0-6 1-9 9-27 66-61 80-83 80-13 0-19-8-19-29 0-15 0-20 3-30z">
            <text:p/>
          </draw:path>
        </draw:g>
        <draw:g>
          <svg:title>TexMaths</svg:title>
          <svg:desc>18§display§\left \frac{   }{   } \smallint e^x [\ f(x) + f'(x)\ ]\ dx = e^x.f(x) + c \ \right]§svg§600§FALSE§</svg:desc>
          <draw:polygon draw:style-name="gr2" draw:text-style-name="P6" draw:layer="layout" svg:width="10.354cm" svg:height="1.075cm" svg:x="16.834cm" svg:y="10.049cm" svg:viewBox="0 0 10355 1076" draw:points="5178,1076 0,1076 0,0 10355,0 10355,1076">
            <text:p/>
          </draw:polygon>
          <draw:path draw:style-name="gr3" draw:text-style-name="P7" draw:layer="layout" svg:width="0.264cm" svg:height="0.589cm" svg:x="16.837cm" svg:y="10.292cm" svg:viewBox="0 0 265 590" svg:d="M240 26c-21 1-27 17-27 26 0 16 13 26 26 26s26-9 26-28c0-24-20-50-50-50-54 0-65 69-75 118-18 95-31 176-41 287-3 33-7 69-11 99-6 48-16 73-39 73-10 0-20-7-25-13 22 0 28-15 28-25 0-15-13-25-26-25s-26 7-26 26c0 24 20 50 50 50 54 0 65-67 75-119 18-91 31-171 41-284 4-34 7-70 11-101 6-47 16-72 39-72 12 0 20 6 24 12z">
            <text:p/>
          </draw:path>
          <draw:path draw:style-name="gr3" draw:text-style-name="P7" draw:layer="layout" svg:width="0.244cm" svg:height="0.287cm" svg:x="17.27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17.557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39 14-49 32-9-19-29-32-54-32-50 0-79 55-79 68 0 5 6 5 7 5 6 0 7-1 9-7 11-34 39-53 62-53 14 0 26 7 26 29 0 8-6 31-9 46z">
            <text:p/>
          </draw:path>
          <draw:polygon draw:style-name="gr3" draw:text-style-name="P7" draw:layer="layout" svg:width="0.087cm" svg:height="0.633cm" svg:x="17.93cm" svg:y="10.27cm" svg:viewBox="0 0 88 634" draw:points="88,634 88,609 26,609 26,26 88,26 88,0 0,0 0,634">
            <text:p/>
          </draw:polygon>
          <draw:path draw:style-name="gr3" draw:text-style-name="P7" draw:layer="layout" svg:width="0.316cm" svg:height="0.576cm" svg:x="18.275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18.681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18.883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263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19.649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576cm" svg:x="20.2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11cm" svg:height="0.229cm" svg:x="20.646cm" svg:y="10.236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0.864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1.06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445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1.88cm" svg:y="10.27cm" svg:viewBox="0 0 88 634" draw:points="88,0 0,0 0,26 62,26 62,609 0,609 0,634 88,634">
            <text:p/>
          </draw:polygon>
          <draw:path draw:style-name="gr3" draw:text-style-name="P7" draw:layer="layout" svg:width="0.301cm" svg:height="0.447cm" svg:x="22.277cm" svg:y="10.305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0 36-139 18-38 47-61 73-61 42 0 50 52 50 56 0 3-1 8-2 10z">
            <text:p/>
          </draw:path>
          <draw:path draw:style-name="gr3" draw:text-style-name="P7" draw:layer="layout" svg:width="0.316cm" svg:height="0.287cm" svg:x="22.6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3.154cm" svg:y="10.51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4cm" svg:height="0.287cm" svg:x="23.815cm" svg:y="10.465cm" svg:viewBox="0 0 245 288" svg:d="M89 134c19 0 67-2 98-14 45-19 48-57 48-65 0-29-25-55-68-55-71 0-167 62-167 173 0 65 37 115 99 115 93 0 146-68 146-75 0-4-5-9-9-9-3 0-4 2-7 8-50 62-120 62-128 62-49 0-55-54-55-74 0-7 0-27 10-66zM60 120c25-97 90-106 107-106 30 0 46 19 46 41 0 65-101 65-127 65z">
            <text:p/>
          </draw:path>
          <draw:path draw:style-name="gr3" draw:text-style-name="P7" draw:layer="layout" svg:width="0.238cm" svg:height="0.201cm" svg:x="24.103cm" svg:y="10.288cm" svg:viewBox="0 0 239 202" svg:d="M89 150c-4 14-18 39-41 39-2 0-15 0-25-6 19-6 20-22 20-25 0-10-7-17-17-17-13 0-26 12-26 27 0 24 24 34 46 34s39-13 50-32c12 23 36 32 54 32 52 0 78-57 78-70 0-5-6-5-8-5-5 0-5 3-7 8-10 31-36 54-62 54-17 0-27-12-27-29 0-12 11-52 23-102 10-35 30-45 45-45 0 0 14 0 23 6-13 4-19 16-19 24 0 10 7 17 17 17s26-8 26-27c0-26-29-33-47-33-22 0-41 14-49 32-9-19-29-32-54-32-50 0-79 55-79 68 0 5 6 5 7 5 6 0 7-1 9-7 11-34 39-53 62-53 14 0 26 7 26 29 0 8-5 31-9 46z">
            <text:p/>
          </draw:path>
          <draw:path draw:style-name="gr3" draw:text-style-name="P7" draw:layer="layout" svg:width="0.068cm" svg:height="0.068cm" svg:x="24.454cm" svg:y="10.678cm" svg:viewBox="0 0 69 69" svg:d="M69 35c0-19-16-35-34-35-19 0-35 16-35 35 0 18 16 34 35 34 18 0 34-16 34-34z">
            <text:p/>
          </draw:path>
          <draw:path draw:style-name="gr3" draw:text-style-name="P7" draw:layer="layout" svg:width="0.316cm" svg:height="0.576cm" svg:x="24.608cm" svg:y="10.2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1c-11 61-23 119-54 119-3 0-19 0-32-11 30-2 36-25 36-35 0-14-11-22-24-22-16 0-35 15-35 38 0 29 27 44 55 44 34 0 59-37 70-61 20-41 36-117 36-121z">
            <text:p/>
          </draw:path>
          <draw:path draw:style-name="gr3" draw:text-style-name="P7" draw:layer="layout" svg:width="0.147cm" svg:height="0.633cm" svg:x="25.016cm" svg:y="10.27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316cm" svg:height="0.287cm" svg:x="25.218cm" svg:y="10.46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596cm" svg:y="10.27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422cm" svg:x="25.982cm" svg:y="10.3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606cm" svg:y="10.46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44cm" svg:height="1.138cm" svg:x="27.077cm" svg:y="10.017cm" svg:viewBox="0 0 145 1139" draw:points="115,1110 0,1110 0,1139 145,1139 145,0 0,0 0,30 115,30">
            <text:p/>
          </draw:polygon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75cm" svg:y="13.053cm" svg:viewBox="0 0 198 494" draw:points="100,494 0,494 0,0 198,0 198,494">
            <text:p/>
          </draw:polygon>
          <draw:path draw:style-name="gr3" draw:text-style-name="P7" draw:layer="layout" svg:width="0.258cm" svg:height="0.577cm" svg:x="5.731cm" svg:y="13.0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4.108cm" svg:y="13.12cm" svg:viewBox="0 0 491 403" draw:points="246,403 0,403 0,0 491,0 491,403">
            <text:p/>
          </draw:polygon>
          <draw:path draw:style-name="gr3" draw:text-style-name="P7" draw:layer="layout" svg:width="0.555cm" svg:height="0.493cm" svg:x="4.089cm" svg:y="13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office:forms form:automatic-focus="false" form:apply-design-mode="false"/>
        <draw:frame presentation:style-name="pr13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189" text:id="id18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  <anim:animate smil:dur="2s" smil:fill="hold" smil:targetElement="id189" anim:sub-item="text" smil:attributeName="rotate" smil:values="720;0" smil:keyTimes="0;1"/>
                  <anim:animate smil:dur="2s" smil:fill="hold" smil:targetElement="id189" anim:sub-item="text" smil:attributeName="height" smil:values="0;height" smil:keyTimes="0;1"/>
                  <anim:animate smil:dur="2s" smil:fill="hold" smil:targetElement="id18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190" text:id="id190"><text:span text:style-name="T13">This is a presentation in</text:span><text:span text:style-name="T13"><text:line-break/></text:span><text:span text:style-name="T14">LI</text:span><text:span text:style-name="T14"><text:tab/></text:span><text:span text:style-name="T14">BRE OFFICE – IMPRESS</text:span><text:span text:style-name="T13"><text:line-break/></text:span><text:span text:style-name="T13">By</text:span><text:span text:style-name="T13"><text:line-break/></text:span><text:span text:style-name="T1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90" anim:sub-item="text" smil:attributeName="visibility" smil:to="visible"/>
                  <anim:transitionFilter smil:dur="0.8s" smil:decelerate="1" smil:targetElement="id190" anim:sub-item="text" smil:type="fade" smil:subtype="crossfade"/>
                  <anim:animate smil:dur="0.8s" smil:fill="hold" smil:decelerate="1" smil:targetElement="id190" anim:sub-item="text" smil:attributeName="rotate" smil:values="-90;0" smil:keyTimes="0;1"/>
                  <anim:animate smil:dur="0.8s" smil:fill="hold" smil:decelerate="1" smil:targetElement="id190" anim:sub-item="text" smil:attributeName="x" smil:values="x+0.4;x-0.05" smil:keyTimes="0;1"/>
                  <anim:animate smil:dur="0.8s" smil:fill="hold" smil:decelerate="1" smil:targetElement="id190" anim:sub-item="text" smil:attributeName="y" smil:values="y-0.4;y+0.1" smil:keyTimes="0;1"/>
                  <anim:animate smil:begin="0.8s" smil:dur="0.2s" smil:fill="hold" smil:accelerate="1" smil:targetElement="id190" anim:sub-item="text" smil:attributeName="x" smil:values="x-0.05;x" smil:keyTimes="0;1"/>
                  <anim:animate smil:begin="0.8s" smil:dur="0.2s" smil:fill="hold" smil:accelerate="1" smil:targetElement="id190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5:40.346689586</dc:date>
    <meta:editing-duration>P5DT12H42M9S</meta:editing-duration>
    <meta:editing-cycles>2571</meta:editing-cycles>
    <meta:generator>LibreOffice/6.0.7.3$Linux_X86_64 LibreOffice_project/00m0$Build-3</meta:generator>
    <meta:document-statistic meta:object-count="5112"/>
  </office:meta>
</office:document-meta>
</file>